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12.51pt"/>
    </style:style>
    <style:style style:family="table-column" style:name="co2">
      <style:table-column-properties fo:break-before="auto" style:column-width="90.74pt"/>
    </style:style>
    <style:style style:family="table-column" style:name="co3">
      <style:table-column-properties fo:break-before="auto" style:column-width="108.74pt"/>
    </style:style>
    <style:style style:family="table-column" style:name="co4">
      <style:table-column-properties fo:break-before="auto" style:column-width="47.25pt"/>
    </style:style>
    <style:style style:family="table-column" style:name="co5">
      <style:table-column-properties fo:break-before="auto" style:column-width="47.99pt"/>
    </style:style>
    <style:style style:family="table-row" style:name="ro1">
      <style:table-row-properties fo:break-before="auto" style:use-optimal-row-height="true" style:row-height="13.8pt"/>
    </style:style>
    <style:style style:family="table-row" style:name="ro2">
      <style:table-row-properties fo:break-before="auto" style:use-optimal-row-height="true" style:row-height="15pt"/>
    </style:style>
    <style:style style:family="table-row" style:name="ro3">
      <style:table-row-properties fo:break-before="auto" style:use-optimal-row-height="false" style:row-height="17.46pt"/>
    </style:style>
    <style:style style:family="table-row" style:name="ro4">
      <style:table-row-properties fo:break-before="auto" style:use-optimal-row-height="true" style:row-height="13.89pt"/>
    </style:style>
    <style:style style:family="table" style:name="ta1" style:master-page-name="mp1">
      <style:table-properties style:writing-mode="lr-tb" table:display="true"/>
    </style:style>
    <style:style style:data-style-name="N0" style:family="table-cell" style:parent-style-name="TL_20_RowProperty" style:name="ce1">
      <style:table-cell-properties style:text-align-source="fix" fo:border="0.06pt solid #000000" style:repeat-content="false" fo:background-color="#fa69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2">
      <style:table-cell-properties style:vertical-align="automatic" style:repeat-content="false" style:text-align-source="fix"/>
      <style:paragraph-properties fo:margin-left="0pt" fo:text-align="start"/>
    </style:style>
    <style:style style:data-style-name="N0" style:family="table-cell" style:parent-style-name="TL_20_RowHeader" style:name="ce3">
      <style:table-cell-properties fo:border-left="0.06pt solid #000000" style:text-align-source="fix" fo:border-top="0.06pt solid #000000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4">
      <style:table-cell-properties fo:border-left="0.06pt solid #000000" style:text-align-source="fix" fo:border-top="none" style:repeat-content="false" fo:background-color="#fae600" fo:border-right="none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5">
      <style:table-cell-properties fo:border-left="0.06pt solid #000000" style:text-align-source="fix" fo:border-top="none" style:repeat-content="false" fo:background-color="#fae600" fo:border-right="none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Default" style:name="ce6"/>
    <style:style style:data-style-name="N0" style:family="table-cell" style:parent-style-name="TL_20_ColHeader" style:name="ce7">
      <style:table-cell-properties style:text-align-source="fix" fo:border="0.06pt solid #000000" style:repeat-content="false" fo:background-color="#69d2e7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8">
      <style:table-cell-properties fo:border-left="none" style:text-align-source="fix" fo:border-top="0.06pt solid #000000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9">
      <style:table-cell-properties fo:border-left="none" style:text-align-source="fix" fo:border-top="none" style:repeat-content="false" fo:background-color="#fae600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RowHeader" style:name="ce10">
      <style:table-cell-properties fo:border-left="none" style:text-align-source="fix" fo:border-top="none" style:repeat-content="false" fo:background-color="#fae600" fo:border-right="0.06pt solid #000000" fo:border-bottom="0.06pt solid #000000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1">
      <style:table-cell-properties fo:border-left="0.06pt solid #000000" style:text-align-source="fix" fo:border-top="0.06pt solid #000000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2">
      <style:table-cell-properties fo:border-left="0.06pt solid #000000" style:text-align-source="fix" fo:border-top="none" style:repeat-content="false" fo:background-color="#c8c8a9" fo:border-right="0.06pt solid #000000" fo:border-bottom="none" style:print-content="true" style:cell-protect="protected" style:vertical-align="automatic"/>
      <style:paragraph-properties fo:margin-left="0pt" fo:text-align="start"/>
    </style:style>
    <style:style style:data-style-name="N0" style:family="table-cell" style:parent-style-name="TL_20_Data" style:name="ce13">
      <style:table-cell-properties fo:border-left="0.06pt solid #000000" style:text-align-source="fix" fo:border-top="none" style:repeat-content="false" fo:background-color="#c8c8a9" fo:border-right="0.06pt solid #000000" fo:border-bottom="0.06pt solid #000000" style:print-content="true" style:cell-protect="protected" style:vertical-align="automatic"/>
      <style:paragraph-properties fo:margin-left="0pt" fo:text-align="start"/>
    </style:style>
  </office:automatic-styles>
  <office:body>
    <office:spreadsheet>
      <table:calculation-settings table:use-regular-expressions="false" table:case-sensitive="false" table:automatic-find-labels="false">
        <table:iteration table:maximum-difference="0.0001"/>
      </table:calculation-settings>
      <table:table table:style-name="ta1" table:name="Sheet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 table:number-columns-repeated="1020"/>
        <table:table-column table:style-name="co5" table:default-cell-style-name="ce6"/>
        <table:table-row table:style-name="ro1">
          <table:table-cell ns42:value-type="string" table:style-name="ce1" office:value-type="string">
            <text:p>Gemeente</text:p>
          </table:table-cell>
          <table:table-cell ns42:value-type="string" table:style-name="ce7" office:value-type="string">
            <text:p>Geslacht</text:p>
          </table:table-cell>
          <table:table-cell ns42:value-type="string" table:style-name="ce7" office:value-type="string">
            <text:p>PopulatieCBS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table-cell table:number-columns-repeated="1021"/>
        </table:table-row>
        <table:table-row table:style-name="ro2">
          <table:table-cell table:style-name="ce2" table:number-columns-repeated="3"/>
          <table:table-cell table:number-columns-repeated="1021"/>
        </table:table-row>
        <table:table-row table:style-name="ro2">
          <table:table-cell ns42:value-type="string" table:style-name="ce3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8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1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3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85" office:value-type="float">
            <text:p>101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9" office:value-type="float">
            <text:p>4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6" office:value-type="float">
            <text:p>1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8" office:value-type="float">
            <text:p>2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" office:value-type="float">
            <text:p>4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88" office:value-type="float">
            <text:p>1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" office:value-type="float">
            <text:p>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2" office:value-type="float">
            <text:p>25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5" office:value-type="float">
            <text:p>8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97" office:value-type="float">
            <text:p>6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35" office:value-type="float">
            <text:p>36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235" office:value-type="float">
            <text:p>31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143" office:value-type="float">
            <text:p>261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04" office:value-type="float">
            <text:p>3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4" office:value-type="float">
            <text:p>29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8" office:value-type="float">
            <text:p>1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1" office:value-type="float">
            <text:p>32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853" office:value-type="float">
            <text:p>428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" office:value-type="float">
            <text:p>7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8" office:value-type="float">
            <text:p>1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0" office:value-type="float">
            <text:p>33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7" office:value-type="float">
            <text:p>1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588" office:value-type="float">
            <text:p>34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2" office:value-type="float">
            <text:p>2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7" office:value-type="float">
            <text:p>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7" office:value-type="float">
            <text:p>5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336" office:value-type="float">
            <text:p>69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7" office:value-type="float">
            <text:p>6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3" office:value-type="float">
            <text:p>1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44" office:value-type="float">
            <text:p>61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39" office:value-type="float">
            <text:p>1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51" office:value-type="float">
            <text:p>2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9" office:value-type="float">
            <text:p>70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45" office:value-type="float">
            <text:p>7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5" office:value-type="float">
            <text:p>6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94" office:value-type="float">
            <text:p>2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6" office:value-type="float">
            <text:p>3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19" office:value-type="float">
            <text:p>11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8" office:value-type="float">
            <text:p>1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1" office:value-type="float">
            <text:p>15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68" office:value-type="float">
            <text:p>3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1" office:value-type="float">
            <text:p>86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04" office:value-type="float">
            <text:p>18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90" office:value-type="float">
            <text:p>3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23" office:value-type="float">
            <text:p>1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" office:value-type="float">
            <text:p>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1" office:value-type="float">
            <text:p>2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28" office:value-type="float">
            <text:p>5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2" office:value-type="float">
            <text:p>6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0" office:value-type="float">
            <text:p>4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9" office:value-type="float">
            <text:p>1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16" office:value-type="float">
            <text:p>58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96" office:value-type="float">
            <text:p>67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8" office:value-type="float">
            <text:p>2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2" office:value-type="float">
            <text:p>4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" office:value-type="float">
            <text:p>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67" office:value-type="float">
            <text:p>7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0" office:value-type="float">
            <text:p>2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67" office:value-type="float">
            <text:p>15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5" office:value-type="float">
            <text:p>2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2" office:value-type="float">
            <text:p>2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38" office:value-type="float">
            <text:p>6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04" office:value-type="float">
            <text:p>67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88" office:value-type="float">
            <text:p>21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2" office:value-type="float">
            <text:p>4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43" office:value-type="float">
            <text:p>93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" office:value-type="float">
            <text:p>1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46" office:value-type="float">
            <text:p>2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37" office:value-type="float">
            <text:p>3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29" office:value-type="float">
            <text:p>7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5" office:value-type="float">
            <text:p>4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3" office:value-type="float">
            <text:p>4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26" office:value-type="float">
            <text:p>6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03" office:value-type="float">
            <text:p>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12" office:value-type="float">
            <text:p>176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72" office:value-type="float">
            <text:p>2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4" office:value-type="float">
            <text:p>42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55" office:value-type="float">
            <text:p>15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" office:value-type="float">
            <text:p>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84" office:value-type="float">
            <text:p>4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4" office:value-type="float">
            <text:p>5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1" office:value-type="float">
            <text:p>40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38" office:value-type="float">
            <text:p>81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93" office:value-type="float">
            <text:p>26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2" office:value-type="float">
            <text:p>84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0" office:value-type="float">
            <text:p>3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2" office:value-type="float">
            <text:p>4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73" office:value-type="float">
            <text:p>5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85" office:value-type="float">
            <text:p>6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6" office:value-type="float">
            <text:p>9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18" office:value-type="float">
            <text:p>9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13" office:value-type="float">
            <text:p>6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3" office:value-type="float">
            <text:p>12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9" office:value-type="float">
            <text:p>3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958" office:value-type="float">
            <text:p>5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20" office:value-type="float">
            <text:p>59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21" office:value-type="float">
            <text:p>5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78" office:value-type="float">
            <text:p>7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51" office:value-type="float">
            <text:p>1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2" office:value-type="float">
            <text:p>9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9" office:value-type="float">
            <text:p>102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87" office:value-type="float">
            <text:p>12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98" office:value-type="float">
            <text:p>5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4" office:value-type="float">
            <text:p>2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57" office:value-type="float">
            <text:p>6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38" office:value-type="float">
            <text:p>8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5" office:value-type="float">
            <text:p>4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65" office:value-type="float">
            <text:p>16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3" office:value-type="float">
            <text:p>1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87" office:value-type="float">
            <text:p>2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5" office:value-type="float">
            <text:p>11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7" office:value-type="float">
            <text:p>1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774" office:value-type="float">
            <text:p>6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5" office:value-type="float">
            <text:p>1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35" office:value-type="float">
            <text:p>8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23" office:value-type="float">
            <text:p>9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0" office:value-type="float">
            <text:p>28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24" office:value-type="float">
            <text:p>7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4" office:value-type="float">
            <text:p>9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964" office:value-type="float">
            <text:p>42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043" office:value-type="float">
            <text:p>13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0" office:value-type="float">
            <text:p>5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14" office:value-type="float">
            <text:p>1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88" office:value-type="float">
            <text:p>31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67" office:value-type="float">
            <text:p>76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7" office:value-type="float">
            <text:p>7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1" office:value-type="float">
            <text:p>5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07" office:value-type="float">
            <text:p>18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0" office:value-type="float">
            <text:p>17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9" office:value-type="float">
            <text:p>2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3" office:value-type="float">
            <text:p>3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95" office:value-type="float">
            <text:p>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11" office:value-type="float">
            <text:p>5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446" office:value-type="float">
            <text:p>18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51" office:value-type="float">
            <text:p>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9" office:value-type="float">
            <text:p>1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1" office:value-type="float">
            <text:p>10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83" office:value-type="float">
            <text:p>3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3" office:value-type="float">
            <text:p>50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123" office:value-type="float">
            <text:p>53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5" office:value-type="float">
            <text:p>43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93" office:value-type="float">
            <text:p>8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0" office:value-type="float">
            <text:p>22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08" office:value-type="float">
            <text:p>106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50" office:value-type="float">
            <text:p>7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2" office:value-type="float">
            <text:p>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0" office:value-type="float">
            <text:p>2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3" office:value-type="float">
            <text:p>5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12" office:value-type="float">
            <text:p>20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33" office:value-type="float">
            <text:p>1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36" office:value-type="float">
            <text:p>8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77" office:value-type="float">
            <text:p>30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786" office:value-type="float">
            <text:p>11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321" office:value-type="float">
            <text:p>4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66" office:value-type="float">
            <text:p>4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51" office:value-type="float">
            <text:p>3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68" office:value-type="float">
            <text:p>58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06" office:value-type="float">
            <text:p>56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4" office:value-type="float">
            <text:p>8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5" office:value-type="float">
            <text:p>2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7" office:value-type="float">
            <text:p>3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34" office:value-type="float">
            <text:p>97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25" office:value-type="float">
            <text:p>9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3" office:value-type="float">
            <text:p>4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84" office:value-type="float">
            <text:p>83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55" office:value-type="float">
            <text:p>45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1" office:value-type="float">
            <text:p>7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210" office:value-type="float">
            <text:p>7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4" office:value-type="float">
            <text:p>1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96" office:value-type="float">
            <text:p>11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54" office:value-type="float">
            <text:p>29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09" office:value-type="float">
            <text:p>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5" office:value-type="float">
            <text:p>14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7" office:value-type="float">
            <text:p>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3" office:value-type="float">
            <text:p>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78" office:value-type="float">
            <text:p>4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2" office:value-type="float">
            <text:p>1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77" office:value-type="float">
            <text:p>6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1" office:value-type="float">
            <text:p>2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1" office:value-type="float">
            <text:p>20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2" office:value-type="float">
            <text:p>3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6" office:value-type="float">
            <text:p>2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96" office:value-type="float">
            <text:p>10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66" office:value-type="float">
            <text:p>13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603" office:value-type="float">
            <text:p>17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48" office:value-type="float">
            <text:p>8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22" office:value-type="float">
            <text:p>10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4" office:value-type="float">
            <text:p>3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3" office:value-type="float">
            <text:p>3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87" office:value-type="float">
            <text:p>7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07" office:value-type="float">
            <text:p>1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4" office:value-type="float">
            <text:p>23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51" office:value-type="float">
            <text:p>28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656" office:value-type="float">
            <text:p>106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2" office:value-type="float">
            <text:p>5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7" office:value-type="float">
            <text:p>14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1" office:value-type="float">
            <text:p>8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18" office:value-type="float">
            <text:p>5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33" office:value-type="float">
            <text:p>14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33" office:value-type="float">
            <text:p>29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5" office:value-type="float">
            <text:p>1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" office:value-type="float">
            <text:p>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78" office:value-type="float">
            <text:p>2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0" office:value-type="float">
            <text:p>2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3" office:value-type="float">
            <text:p>14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3" office:value-type="float">
            <text:p>50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6" office:value-type="float">
            <text:p>45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5" office:value-type="float">
            <text:p>3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23" office:value-type="float">
            <text:p>21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7" office:value-type="float">
            <text:p>10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84" office:value-type="float">
            <text:p>85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" office:value-type="float">
            <text:p>21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71" office:value-type="float">
            <text:p>4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418" office:value-type="float">
            <text:p>79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3" office:value-type="float">
            <text:p>1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30" office:value-type="float">
            <text:p>1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6" office:value-type="float">
            <text:p>4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4" office:value-type="float">
            <text:p>34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3" office:value-type="float">
            <text:p>2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83" office:value-type="float">
            <text:p>11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572" office:value-type="float">
            <text:p>7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2" office:value-type="float">
            <text:p>2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01" office:value-type="float">
            <text:p>401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4" office:value-type="float">
            <text:p>2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0" office:value-type="float">
            <text:p>2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90" office:value-type="float">
            <text:p>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90" office:value-type="float">
            <text:p>6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98" office:value-type="float">
            <text:p>7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2" office:value-type="float">
            <text:p>1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51" office:value-type="float">
            <text:p>15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26" office:value-type="float">
            <text:p>15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30" office:value-type="float">
            <text:p>7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8" office:value-type="float">
            <text:p>9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39" office:value-type="float">
            <text:p>3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12" office:value-type="float">
            <text:p>78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84" office:value-type="float">
            <text:p>36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85" office:value-type="float">
            <text:p>7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8" office:value-type="float">
            <text:p>32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0" office:value-type="float">
            <text:p>5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83" office:value-type="float">
            <text:p>2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9" office:value-type="float">
            <text:p>1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1" office:value-type="float">
            <text:p>21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87" office:value-type="float">
            <text:p>162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76" office:value-type="float">
            <text:p>123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87" office:value-type="float">
            <text:p>8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14" office:value-type="float">
            <text:p>18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538" office:value-type="float">
            <text:p>165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29" office:value-type="float">
            <text:p>1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1" office:value-type="float">
            <text:p>35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81" office:value-type="float">
            <text:p>4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1" office:value-type="float">
            <text:p>4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22" office:value-type="float">
            <text:p>5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8" office:value-type="float">
            <text:p>5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7" office:value-type="float">
            <text:p>1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9" office:value-type="float">
            <text:p>1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67" office:value-type="float">
            <text:p>3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72" office:value-type="float">
            <text:p>3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90" office:value-type="float">
            <text:p>167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28" office:value-type="float">
            <text:p>11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5" office:value-type="float">
            <text:p>294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3" office:value-type="float">
            <text:p>2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50" office:value-type="float">
            <text:p>8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408" office:value-type="float">
            <text:p>37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21" office:value-type="float">
            <text:p>16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253" office:value-type="float">
            <text:p>432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" office:value-type="float">
            <text:p>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8" office:value-type="float">
            <text:p>4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3" office:value-type="float">
            <text:p>1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85" office:value-type="float">
            <text:p>5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35" office:value-type="float">
            <text:p>28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54" office:value-type="float">
            <text:p>2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156" office:value-type="float">
            <text:p>9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59" office:value-type="float">
            <text:p>4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14" office:value-type="float">
            <text:p>44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" office:value-type="float">
            <text:p>4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88" office:value-type="float">
            <text:p>1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46" office:value-type="float">
            <text:p>3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9" office:value-type="float">
            <text:p>3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69" office:value-type="float">
            <text:p>4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5" office:value-type="float">
            <text:p>39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3" office:value-type="float">
            <text:p>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91" office:value-type="float">
            <text:p>2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0" office:value-type="float">
            <text:p>40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995" office:value-type="float">
            <text:p>21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37" office:value-type="float">
            <text:p>17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22" office:value-type="float">
            <text:p>20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3" office:value-type="float">
            <text:p>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85" office:value-type="float">
            <text:p>2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9" office:value-type="float">
            <text:p>7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00" office:value-type="float">
            <text:p>87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23" office:value-type="float">
            <text:p>4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4" office:value-type="float">
            <text:p>1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13" office:value-type="float">
            <text:p>7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258" office:value-type="float">
            <text:p>15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09" office:value-type="float">
            <text:p>23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42" office:value-type="float">
            <text:p>9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5" office:value-type="float">
            <text:p>2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6" office:value-type="float">
            <text:p>2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9" office:value-type="float">
            <text:p>4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19" office:value-type="float">
            <text:p>1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62" office:value-type="float">
            <text:p>59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12" office:value-type="float">
            <text:p>8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83" office:value-type="float">
            <text:p>15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0" office:value-type="float">
            <text:p>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3" office:value-type="float">
            <text:p>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0" office:value-type="float">
            <text:p>149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4" office:value-type="float">
            <text:p>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72" office:value-type="float">
            <text:p>46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014" office:value-type="float">
            <text:p>19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" office:value-type="float">
            <text:p>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" office:value-type="float">
            <text:p>6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24" office:value-type="float">
            <text:p>231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9" office:value-type="float">
            <text:p>29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66" office:value-type="float">
            <text:p>4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" office:value-type="float">
            <text:p>18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1" office:value-type="float">
            <text:p>2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3" office:value-type="float">
            <text:p>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0" office:value-type="float">
            <text:p>3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5" office:value-type="float">
            <text:p>1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2" office:value-type="float">
            <text:p>6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66" office:value-type="float">
            <text:p>2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55" office:value-type="float">
            <text:p>3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87" office:value-type="float">
            <text:p>13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1" office:value-type="float">
            <text:p>41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3" office:value-type="float">
            <text:p>10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3" office:value-type="float">
            <text:p>66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978" office:value-type="float">
            <text:p>5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21" office:value-type="float">
            <text:p>2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83" office:value-type="float">
            <text:p>1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5" office:value-type="float">
            <text:p>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56" office:value-type="float">
            <text:p>80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42" office:value-type="float">
            <text:p>3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440" office:value-type="float">
            <text:p>40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29" office:value-type="float">
            <text:p>50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353" office:value-type="float">
            <text:p>10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646" office:value-type="float">
            <text:p>146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30" office:value-type="float">
            <text:p>2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4" office:value-type="float">
            <text:p>3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801" office:value-type="float">
            <text:p>21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02" office:value-type="float">
            <text:p>5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21" office:value-type="float">
            <text:p>10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2" office:value-type="float">
            <text:p>8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6" office:value-type="float">
            <text:p>2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37" office:value-type="float">
            <text:p>3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12" office:value-type="float">
            <text:p>4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63" office:value-type="float">
            <text:p>28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22" office:value-type="float">
            <text:p>2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65" office:value-type="float">
            <text:p>2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40" office:value-type="float">
            <text:p>19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24" office:value-type="float">
            <text:p>2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14" office:value-type="float">
            <text:p>9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41" office:value-type="float">
            <text:p>29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59" office:value-type="float">
            <text:p>8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8" office:value-type="float">
            <text:p>34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766" office:value-type="float">
            <text:p>97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9" office:value-type="float">
            <text:p>41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75" office:value-type="float">
            <text:p>4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22" office:value-type="float">
            <text:p>10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44" office:value-type="float">
            <text:p>1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8" office:value-type="float">
            <text:p>4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9" office:value-type="float">
            <text:p>2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31" office:value-type="float">
            <text:p>1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28" office:value-type="float">
            <text:p>45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50" office:value-type="float">
            <text:p>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533" office:value-type="float">
            <text:p>5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56" office:value-type="float">
            <text:p>1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7" office:value-type="float">
            <text:p>4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37" office:value-type="float">
            <text:p>2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09" office:value-type="float">
            <text:p>166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676" office:value-type="float">
            <text:p>5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22" office:value-type="float">
            <text:p>5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8" office:value-type="float">
            <text:p>1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6" office:value-type="float">
            <text:p>1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97" office:value-type="float">
            <text:p>35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40" office:value-type="float">
            <text:p>1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9" office:value-type="float">
            <text:p>4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26" office:value-type="float">
            <text:p>29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95" office:value-type="float">
            <text:p>34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2" office:value-type="float">
            <text:p>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4" office:value-type="float">
            <text:p>15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73" office:value-type="float">
            <text:p>3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29" office:value-type="float">
            <text:p>4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69" office:value-type="float">
            <text:p>26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2" office:value-type="float">
            <text:p>34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79" office:value-type="float">
            <text:p>66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18" office:value-type="float">
            <text:p>10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2" office:value-type="float">
            <text:p>9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8" office:value-type="float">
            <text:p>186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55" office:value-type="float">
            <text:p>72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8" office:value-type="float">
            <text:p>1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1" office:value-type="float">
            <text:p>1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10" office:value-type="float">
            <text:p>21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4" office:value-type="float">
            <text:p>4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45" office:value-type="float">
            <text:p>6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30" office:value-type="float">
            <text:p>2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66" office:value-type="float">
            <text:p>51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82" office:value-type="float">
            <text:p>2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8" office:value-type="float">
            <text:p>1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7" office:value-type="float">
            <text:p>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25" office:value-type="float">
            <text:p>4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400" office:value-type="float">
            <text:p>9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77" office:value-type="float">
            <text:p>31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9" office:value-type="float">
            <text:p>14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6" office:value-type="float">
            <text:p>3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18" office:value-type="float">
            <text:p>3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4" office:value-type="float">
            <text:p>2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79" office:value-type="float">
            <text:p>12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96" office:value-type="float">
            <text:p>7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97" office:value-type="float">
            <text:p>2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60" office:value-type="float">
            <text:p>74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38" office:value-type="float">
            <text:p>5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77" office:value-type="float">
            <text:p>18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48" office:value-type="float">
            <text:p>51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15" office:value-type="float">
            <text:p>4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79" office:value-type="float">
            <text:p>1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31" office:value-type="float">
            <text:p>2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14" office:value-type="float">
            <text:p>50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8" office:value-type="float">
            <text:p>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18" office:value-type="float">
            <text:p>54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39" office:value-type="float">
            <text:p>4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6" office:value-type="float">
            <text:p>4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00" office:value-type="float">
            <text:p>4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95" office:value-type="float">
            <text:p>3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5" office:value-type="float">
            <text:p>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" office:value-type="float">
            <text:p>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4" office:value-type="float">
            <text:p>16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7" office:value-type="float">
            <text:p>1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50" office:value-type="float">
            <text:p>1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1" office:value-type="float">
            <text:p>6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6" office:value-type="float">
            <text:p>1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4" office:value-type="float">
            <text:p>1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92" office:value-type="float">
            <text:p>71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10" office:value-type="float">
            <text:p>3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9" office:value-type="float">
            <text:p>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0" office:value-type="float">
            <text:p>4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164" office:value-type="float">
            <text:p>19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522" office:value-type="float">
            <text:p>7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14" office:value-type="float">
            <text:p>3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52" office:value-type="float">
            <text:p>3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86" office:value-type="float">
            <text:p>89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30" office:value-type="float">
            <text:p>1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0" office:value-type="float">
            <text:p>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96" office:value-type="float">
            <text:p>112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1" office:value-type="float">
            <text:p>1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13" office:value-type="float">
            <text:p>2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23" office:value-type="float">
            <text:p>6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65" office:value-type="float">
            <text:p>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36" office:value-type="float">
            <text:p>72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" office:value-type="float">
            <text:p>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7" office:value-type="float">
            <text:p>2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48" office:value-type="float">
            <text:p>5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95" office:value-type="float">
            <text:p>8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33" office:value-type="float">
            <text:p>100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0" office:value-type="float">
            <text:p>12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6" office:value-type="float">
            <text:p>11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38" office:value-type="float">
            <text:p>14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68" office:value-type="float">
            <text:p>45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671" office:value-type="float">
            <text:p>8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17" office:value-type="float">
            <text:p>2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6" office:value-type="float">
            <text:p>9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1" office:value-type="float">
            <text:p>3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64" office:value-type="float">
            <text:p>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79" office:value-type="float">
            <text:p>24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09" office:value-type="float">
            <text:p>221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23" office:value-type="float">
            <text:p>46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147" office:value-type="float">
            <text:p>1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9" office:value-type="float">
            <text:p>3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99" office:value-type="float">
            <text:p>20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63" office:value-type="float">
            <text:p>6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2" office:value-type="float">
            <text:p>3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55" office:value-type="float">
            <text:p>5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38" office:value-type="float">
            <text:p>12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938" office:value-type="float">
            <text:p>23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605" office:value-type="float">
            <text:p>26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" office:value-type="float">
            <text:p>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93" office:value-type="float">
            <text:p>40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" office:value-type="float">
            <text:p>1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8" office:value-type="float">
            <text:p>7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87" office:value-type="float">
            <text:p>6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53" office:value-type="float">
            <text:p>5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8" office:value-type="float">
            <text:p>2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26" office:value-type="float">
            <text:p>35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80" office:value-type="float">
            <text:p>11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89" office:value-type="float">
            <text:p>12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54" office:value-type="float">
            <text:p>24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6" office:value-type="float">
            <text:p>7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73" office:value-type="float">
            <text:p>8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7" office:value-type="float">
            <text:p>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03" office:value-type="float">
            <text:p>10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45" office:value-type="float">
            <text:p>2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6" office:value-type="float">
            <text:p>50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64" office:value-type="float">
            <text:p>186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96" office:value-type="float">
            <text:p>1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36" office:value-type="float">
            <text:p>9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9" office:value-type="float">
            <text:p>28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64" office:value-type="float">
            <text:p>125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03" office:value-type="float">
            <text:p>6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30" office:value-type="float">
            <text:p>3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36" office:value-type="float">
            <text:p>45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581" office:value-type="float">
            <text:p>9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078" office:value-type="float">
            <text:p>160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61" office:value-type="float">
            <text:p>1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59" office:value-type="float">
            <text:p>37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42" office:value-type="float">
            <text:p>23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79" office:value-type="float">
            <text:p>8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8" office:value-type="float">
            <text:p>35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680" office:value-type="float">
            <text:p>236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7" office:value-type="float">
            <text:p>1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" office:value-type="float">
            <text:p>6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839" office:value-type="float">
            <text:p>5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9" office:value-type="float">
            <text:p>10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46" office:value-type="float">
            <text:p>24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59" office:value-type="float">
            <text:p>185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86" office:value-type="float">
            <text:p>2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26" office:value-type="float">
            <text:p>3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04" office:value-type="float">
            <text:p>27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6" office:value-type="float">
            <text:p>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263" office:value-type="float">
            <text:p>11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5" office:value-type="float">
            <text:p>1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9864" office:value-type="float">
            <text:p>2798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96" office:value-type="float">
            <text:p>7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5" office:value-type="float">
            <text:p>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215" office:value-type="float">
            <text:p>10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04" office:value-type="float">
            <text:p>3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73" office:value-type="float">
            <text:p>1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65" office:value-type="float">
            <text:p>4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233" office:value-type="float">
            <text:p>6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1" office:value-type="float">
            <text:p>8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493" office:value-type="float">
            <text:p>8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25" office:value-type="float">
            <text:p>3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04" office:value-type="float">
            <text:p>3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1" office:value-type="float">
            <text:p>5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57" office:value-type="float">
            <text:p>39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69" office:value-type="float">
            <text:p>3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0" office:value-type="float">
            <text:p>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13" office:value-type="float">
            <text:p>99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98" office:value-type="float">
            <text:p>17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55" office:value-type="float">
            <text:p>3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6" office:value-type="float">
            <text:p>2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97" office:value-type="float">
            <text:p>3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31" office:value-type="float">
            <text:p>3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291" office:value-type="float">
            <text:p>52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27" office:value-type="float">
            <text:p>7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93" office:value-type="float">
            <text:p>3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4" office:value-type="float">
            <text:p>35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6" office:value-type="float">
            <text:p>3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9" office:value-type="float">
            <text:p>7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4" office:value-type="float">
            <text:p>1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47" office:value-type="float">
            <text:p>16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21" office:value-type="float">
            <text:p>25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2" office:value-type="float">
            <text:p>1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37" office:value-type="float">
            <text:p>6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09" office:value-type="float">
            <text:p>8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42" office:value-type="float">
            <text:p>16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44" office:value-type="float">
            <text:p>43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0" office:value-type="float">
            <text:p>3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199" office:value-type="float">
            <text:p>111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36" office:value-type="float">
            <text:p>7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7" office:value-type="float">
            <text:p>3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7" office:value-type="float">
            <text:p>1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172" office:value-type="float">
            <text:p>241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83" office:value-type="float">
            <text:p>4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930" office:value-type="float">
            <text:p>13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6" office:value-type="float">
            <text:p>4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57" office:value-type="float">
            <text:p>19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83" office:value-type="float">
            <text:p>8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478" office:value-type="float">
            <text:p>74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57" office:value-type="float">
            <text:p>18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791" office:value-type="float">
            <text:p>20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50" office:value-type="float">
            <text:p>41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49" office:value-type="float">
            <text:p>34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912" office:value-type="float">
            <text:p>169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62" office:value-type="float">
            <text:p>13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89" office:value-type="float">
            <text:p>6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7" office:value-type="float">
            <text:p>5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352" office:value-type="float">
            <text:p>9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80" office:value-type="float">
            <text:p>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76" office:value-type="float">
            <text:p>68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93" office:value-type="float">
            <text:p>107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625" office:value-type="float">
            <text:p>66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91" office:value-type="float">
            <text:p>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62" office:value-type="float">
            <text:p>21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00" office:value-type="float">
            <text:p>25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0" office:value-type="float">
            <text:p>1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6" office:value-type="float">
            <text:p>3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05" office:value-type="float">
            <text:p>44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78" office:value-type="float">
            <text:p>88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41" office:value-type="float">
            <text:p>2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829" office:value-type="float">
            <text:p>178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31" office:value-type="float">
            <text:p>2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89" office:value-type="float">
            <text:p>2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306" office:value-type="float">
            <text:p>6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263" office:value-type="float">
            <text:p>92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74" office:value-type="float">
            <text:p>12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425" office:value-type="float">
            <text:p>1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2" office:value-type="float">
            <text:p>2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838" office:value-type="float">
            <text:p>14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6283" office:value-type="float">
            <text:p>762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929" office:value-type="float">
            <text:p>89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22" office:value-type="float">
            <text:p>60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152" office:value-type="float">
            <text:p>5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55" office:value-type="float">
            <text:p>16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25" office:value-type="float">
            <text:p>4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927" office:value-type="float">
            <text:p>4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98" office:value-type="float">
            <text:p>11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80" office:value-type="float">
            <text:p>19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7" office:value-type="float">
            <text:p>18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5" office:value-type="float">
            <text:p>53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544" office:value-type="float">
            <text:p>25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24" office:value-type="float">
            <text:p>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31" office:value-type="float">
            <text:p>2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692" office:value-type="float">
            <text:p>1146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36" office:value-type="float">
            <text:p>5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12" office:value-type="float">
            <text:p>1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32" office:value-type="float">
            <text:p>61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66" office:value-type="float">
            <text:p>29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844" office:value-type="float">
            <text:p>13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069" office:value-type="float">
            <text:p>14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092" office:value-type="float">
            <text:p>200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98" office:value-type="float">
            <text:p>22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37" office:value-type="float">
            <text:p>122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41" office:value-type="float">
            <text:p>17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728" office:value-type="float">
            <text:p>29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89" office:value-type="float">
            <text:p>3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965" office:value-type="float">
            <text:p>309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728" office:value-type="float">
            <text:p>16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42" office:value-type="float">
            <text:p>2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386" office:value-type="float">
            <text:p>73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21" office:value-type="float">
            <text:p>41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57" office:value-type="float">
            <text:p>4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102" office:value-type="float">
            <text:p>391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8" office:value-type="float">
            <text:p>8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33" office:value-type="float">
            <text:p>17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149" office:value-type="float">
            <text:p>8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5" office:value-type="float">
            <text:p>5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03" office:value-type="float">
            <text:p>7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221" office:value-type="float">
            <text:p>23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0" office:value-type="float">
            <text:p>3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30" office:value-type="float">
            <text:p>1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387" office:value-type="float">
            <text:p>4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0652" office:value-type="float">
            <text:p>206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510" office:value-type="float">
            <text:p>3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519" office:value-type="float">
            <text:p>10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33" office:value-type="float">
            <text:p>119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75" office:value-type="float">
            <text:p>3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804" office:value-type="float">
            <text:p>4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98" office:value-type="float">
            <text:p>8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481" office:value-type="float">
            <text:p>1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52" office:value-type="float">
            <text:p>14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160" office:value-type="float">
            <text:p>7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4326" office:value-type="float">
            <text:p>14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978" office:value-type="float">
            <text:p>10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713" office:value-type="float">
            <text:p>15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760" office:value-type="float">
            <text:p>4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2" office:value-type="float">
            <text:p>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09" office:value-type="float">
            <text:p>12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25" office:value-type="float">
            <text:p>21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03" office:value-type="float">
            <text:p>2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1" office:value-type="float">
            <text:p>3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950" office:value-type="float">
            <text:p>129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057" office:value-type="float">
            <text:p>7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435" office:value-type="float">
            <text:p>4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79" office:value-type="float">
            <text:p>19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339" office:value-type="float">
            <text:p>83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527" office:value-type="float">
            <text:p>8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67" office:value-type="float">
            <text:p>3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5" office:value-type="float">
            <text:p>11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72" office:value-type="float">
            <text:p>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74" office:value-type="float">
            <text:p>6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87" office:value-type="float">
            <text:p>24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964" office:value-type="float">
            <text:p>3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22" office:value-type="float">
            <text:p>13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00" office:value-type="float">
            <text:p>1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10" office:value-type="float">
            <text:p>12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69" office:value-type="float">
            <text:p>64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785" office:value-type="float">
            <text:p>10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84" office:value-type="float">
            <text:p>40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149" office:value-type="float">
            <text:p>6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273" office:value-type="float">
            <text:p>122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788" office:value-type="float">
            <text:p>3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435" office:value-type="float">
            <text:p>2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477" office:value-type="float">
            <text:p>5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860" office:value-type="float">
            <text:p>18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81" office:value-type="float">
            <text:p>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6" office:value-type="float">
            <text:p>3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636" office:value-type="float">
            <text:p>16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30" office:value-type="float">
            <text:p>5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18" office:value-type="float">
            <text:p>28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160" office:value-type="float">
            <text:p>10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81" office:value-type="float">
            <text:p>2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68" office:value-type="float">
            <text:p>13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9959" office:value-type="float">
            <text:p>99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96" office:value-type="float">
            <text:p>15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640" office:value-type="float">
            <text:p>3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043" office:value-type="float">
            <text:p>50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1901" office:value-type="float">
            <text:p>119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80" office:value-type="float">
            <text:p>60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211" office:value-type="float">
            <text:p>2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676" office:value-type="float">
            <text:p>56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381" office:value-type="float">
            <text:p>23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49" office:value-type="float">
            <text:p>45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28" office:value-type="float">
            <text:p>64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179" office:value-type="float">
            <text:p>4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051" office:value-type="float">
            <text:p>60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4948" office:value-type="float">
            <text:p>64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260" office:value-type="float">
            <text:p>42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59" office:value-type="float">
            <text:p>1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757" office:value-type="float">
            <text:p>77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006" office:value-type="float">
            <text:p>1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9006" office:value-type="float">
            <text:p>290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5708" office:value-type="float">
            <text:p>5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785" office:value-type="float">
            <text:p>137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7801" office:value-type="float">
            <text:p>7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231" office:value-type="float">
            <text:p>1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010" office:value-type="float">
            <text:p>30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14" office:value-type="float">
            <text:p>4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3666" office:value-type="float">
            <text:p>33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889" office:value-type="float">
            <text:p>38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748" office:value-type="float">
            <text:p>17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3485" office:value-type="float">
            <text:p>3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581" office:value-type="float">
            <text:p>4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659" office:value-type="float">
            <text:p>4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6557" office:value-type="float">
            <text:p>6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5485" office:value-type="float">
            <text:p>15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2155" office:value-type="float">
            <text:p>21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319" office:value-type="float">
            <text:p>13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19545" office:value-type="float">
            <text:p>195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40537" office:value-type="float">
            <text:p>405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entraal persoonsregister (CPR)</text:p>
          </table:table-cell>
          <table:table-cell ns42:value-type="string" table:style-name="ce9" office:value-type="string">
            <text:p>Mannen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float" table:style-name="ce12" office:value="801" office:value-type="float">
            <text:p>8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 en Hunze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gtekerke</text:p>
            <office:annotation>
              <text:p>http://purl.org/linked-data/sdmx/2009/dimension#refArea=http://www.gemeentegeschiedenis.nl/amco/105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43" office:value-type="float">
            <text:p>49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smeer</text:p>
            <office:annotation>
              <text:p>http://purl.org/linked-data/sdmx/2009/dimension#refArea=http://www.gemeentegeschiedenis.nl/amco/112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50" office:value-type="float">
            <text:p>102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lten</text:p>
            <office:annotation>
              <text:p>http://purl.org/linked-data/sdmx/2009/dimension#refArea=http://www.gemeentegeschiedenis.nl/amco/11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70" office:value-type="float">
            <text:p>88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 Aar</text:p>
            <office:annotation>
              <text:p>http://purl.org/linked-data/sdmx/2009/dimension#refArea=http://www.gemeentegeschiedenis.nl/amco/11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arle-Rixtel</text:p>
            <office:annotation>
              <text:p>http://purl.org/linked-data/sdmx/2009/dimension#refArea=http://www.gemeentegeschiedenis.nl/amco/107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2" office:value-type="float">
            <text:p>2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bbekerk</text:p>
            <office:annotation>
              <text:p>http://purl.org/linked-data/sdmx/2009/dimension#refArea=http://www.gemeentegeschiedenis.nl/amco/104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benbroek</text:p>
            <office:annotation>
              <text:p>http://purl.org/linked-data/sdmx/2009/dimension#refArea=http://www.gemeentegeschiedenis.nl/amco/110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bcoude</text:p>
            <office:annotation>
              <text:p>http://purl.org/linked-data/sdmx/2009/dimension#refArea=http://www.gemeentegeschiedenis.nl/amco/107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chtkarspelen</text:p>
            <office:annotation>
              <text:p>http://purl.org/linked-data/sdmx/2009/dimension#refArea=http://www.gemeentegeschiedenis.nl/amco/10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2" office:value-type="float">
            <text:p>13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orp</text:p>
            <office:annotation>
              <text:p>http://purl.org/linked-data/sdmx/2009/dimension#refArea=http://www.gemeentegeschiedenis.nl/amco/109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1" office:value-type="float">
            <text:p>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duard</text:p>
            <office:annotation>
              <text:p>http://purl.org/linked-data/sdmx/2009/dimension#refArea=http://www.gemeentegeschiedenis.nl/amco/109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97" office:value-type="float">
            <text:p>13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kersloot</text:p>
            <office:annotation>
              <text:p>http://purl.org/linked-data/sdmx/2009/dimension#refArea=http://www.gemeentegeschiedenis.nl/amco/10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13" office:value-type="float">
            <text:p>24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lasserdam</text:p>
            <office:annotation>
              <text:p>http://purl.org/linked-data/sdmx/2009/dimension#refArea=http://www.gemeentegeschiedenis.nl/amco/11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5" office:value-type="float">
            <text:p>8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brandswaard</text:p>
            <office:annotation>
              <text:p>http://purl.org/linked-data/sdmx/2009/dimension#refArea=http://www.gemeentegeschiedenis.nl/amco/10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kemade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0" office:value-type="float">
            <text:p>62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kmaar</text:p>
            <office:annotation>
              <text:p>http://purl.org/linked-data/sdmx/2009/dimension#refArea=http://www.gemeentegeschiedenis.nl/amco/105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31" office:value-type="float">
            <text:p>37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38" office:value-type="float">
            <text:p>324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mere</text:p>
            <office:annotation>
              <text:p>http://purl.org/linked-data/sdmx/2009/dimension#refArea=http://www.gemeentegeschiedenis.nl/amco/100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mkerk</text:p>
            <office:annotation>
              <text:p>http://purl.org/linked-data/sdmx/2009/dimension#refArea=http://www.gemeentegeschiedenis.nl/amco/107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lphen aan den Rijn</text:p>
            <office:annotation>
              <text:p>http://purl.org/linked-data/sdmx/2009/dimension#refArea=http://www.gemeentegeschiedenis.nl/amco/105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63" office:value-type="float">
            <text:p>263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 en Riel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3" office:value-type="float">
            <text:p>27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lphen-Chaam</text:p>
            <office:annotation>
              <text:p>http://purl.org/linked-data/sdmx/2009/dimension#refArea=http://www.gemeentegeschiedenis.nl/amco/107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t Delden</text:p>
            <office:annotation>
              <text:p>http://purl.org/linked-data/sdmx/2009/dimension#refArea=http://www.gemeentegeschiedenis.nl/amco/11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5" office:value-type="float">
            <text:p>2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bt Montfor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by</text:p>
            <office:annotation>
              <text:p>http://purl.org/linked-data/sdmx/2009/dimension#refArea=http://www.gemeentegeschiedenis.nl/amco/109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meide</text:p>
            <office:annotation>
              <text:p>http://purl.org/linked-data/sdmx/2009/dimension#refArea=http://www.gemeentegeschiedenis.nl/amco/11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land</text:p>
            <office:annotation>
              <text:p>http://purl.org/linked-data/sdmx/2009/dimension#refArea=http://www.gemeentegeschiedenis.nl/amco/11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9" office:value-type="float">
            <text:p>15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ongen</text:p>
            <office:annotation>
              <text:p>http://purl.org/linked-data/sdmx/2009/dimension#refArea=http://www.gemeentegeschiedenis.nl/amco/11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4" office:value-type="float">
            <text:p>3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ersfoort</text:p>
            <office:annotation>
              <text:p>http://purl.org/linked-data/sdmx/2009/dimension#refArea=http://www.gemeentegeschiedenis.nl/amco/109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12" office:value-type="float">
            <text:p>455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stol</text:p>
            <office:annotation>
              <text:p>http://purl.org/linked-data/sdmx/2009/dimension#refArea=http://www.gemeentegeschiedenis.nl/amco/108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merzoden</text:p>
            <office:annotation>
              <text:p>http://purl.org/linked-data/sdmx/2009/dimension#refArea=http://www.gemeentegeschiedenis.nl/amco/101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5" office:value-type="float">
            <text:p>19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lveen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73" office:value-type="float">
            <text:p>3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nrade</text:p>
            <office:annotation>
              <text:p>http://purl.org/linked-data/sdmx/2009/dimension#refArea=http://www.gemeentegeschiedenis.nl/amco/10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msterdam</text:p>
            <office:annotation>
              <text:p>http://purl.org/linked-data/sdmx/2009/dimension#refArea=http://www.gemeentegeschiedenis.nl/amco/111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7706" office:value-type="float">
            <text:p>3677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del</text:p>
            <office:annotation>
              <text:p>http://purl.org/linked-data/sdmx/2009/dimension#refArea=http://www.gemeentegeschiedenis.nl/amco/108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dijk</text:p>
            <office:annotation>
              <text:p>http://purl.org/linked-data/sdmx/2009/dimension#refArea=http://www.gemeentegeschiedenis.nl/amco/108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5" office:value-type="float">
            <text:p>27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gerlo</text:p>
            <office:annotation>
              <text:p>http://purl.org/linked-data/sdmx/2009/dimension#refArea=http://www.gemeentegeschiedenis.nl/amco/11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7" office:value-type="float">
            <text:p>2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keveen</text:p>
            <office:annotation>
              <text:p>http://purl.org/linked-data/sdmx/2009/dimension#refArea=http://www.gemeentegeschiedenis.nl/amco/109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nlo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6" office:value-type="float">
            <text:p>3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nna Paulowna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2" office:value-type="float">
            <text:p>4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eldoorn</text:p>
            <office:annotation>
              <text:p>http://purl.org/linked-data/sdmx/2009/dimension#refArea=http://www.gemeentegeschiedenis.nl/amco/110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433" office:value-type="float">
            <text:p>714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eltern</text:p>
            <office:annotation>
              <text:p>http://purl.org/linked-data/sdmx/2009/dimension#refArea=http://www.gemeentegeschiedenis.nl/amco/11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48" office:value-type="float">
            <text:p>1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ppingedam</text:p>
            <office:annotation>
              <text:p>http://purl.org/linked-data/sdmx/2009/dimension#refArea=http://www.gemeentegeschiedenis.nl/amco/108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7" office:value-type="float">
            <text:p>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cen en Velden</text:p>
            <office:annotation>
              <text:p>http://purl.org/linked-data/sdmx/2009/dimension#refArea=http://www.gemeentegeschiedenis.nl/amco/10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" office:value-type="float">
            <text:p>39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kel</text:p>
            <office:annotation>
              <text:p>http://purl.org/linked-data/sdmx/2009/dimension#refArea=http://www.gemeentegeschiedenis.nl/amco/10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2" office:value-type="float">
            <text:p>1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emuiden</text:p>
            <office:annotation>
              <text:p>http://purl.org/linked-data/sdmx/2009/dimension#refArea=http://www.gemeentegeschiedenis.nl/amco/11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5" office:value-type="float">
            <text:p>1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rnhem</text:p>
            <office:annotation>
              <text:p>http://purl.org/linked-data/sdmx/2009/dimension#refArea=http://www.gemeentegeschiedenis.nl/amco/107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873" office:value-type="float">
            <text:p>66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peren</text:p>
            <office:annotation>
              <text:p>http://purl.org/linked-data/sdmx/2009/dimension#refArea=http://www.gemeentegeschiedenis.nl/amco/11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6" office:value-type="float">
            <text:p>13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19" office:value-type="float">
            <text:p>234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ssendelft</text:p>
            <office:annotation>
              <text:p>http://purl.org/linked-data/sdmx/2009/dimension#refArea=http://www.gemeentegeschiedenis.nl/amco/11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sten</text:p>
            <office:annotation>
              <text:p>http://purl.org/linked-data/sdmx/2009/dimension#refArea=http://www.gemeentegeschiedenis.nl/amco/104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0" office:value-type="float">
            <text:p>69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venhorn</text:p>
            <office:annotation>
              <text:p>http://purl.org/linked-data/sdmx/2009/dimension#refArea=http://www.gemeentegeschiedenis.nl/amco/11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Avereest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9" office:value-type="float">
            <text:p>67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Axel</text:p>
            <office:annotation>
              <text:p>http://purl.org/linked-data/sdmx/2009/dimension#refArea=http://www.gemeentegeschiedenis.nl/amco/11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40" office:value-type="float">
            <text:p>5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d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53" office:value-type="float">
            <text:p>2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land</text:p>
            <office:annotation>
              <text:p>http://purl.org/linked-data/sdmx/2009/dimension#refArea=http://www.gemeentegeschiedenis.nl/amco/106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arle-Nassau</text:p>
            <office:annotation>
              <text:p>http://purl.org/linked-data/sdmx/2009/dimension#refArea=http://www.gemeentegeschiedenis.nl/amco/100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" office:value-type="float">
            <text:p>27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arn</text:p>
            <office:annotation>
              <text:p>http://purl.org/linked-data/sdmx/2009/dimension#refArea=http://www.gemeentegeschiedenis.nl/amco/114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52" office:value-type="float">
            <text:p>12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exem</text:p>
            <office:annotation>
              <text:p>http://purl.org/linked-data/sdmx/2009/dimension#refArea=http://www.gemeentegeschiedenis.nl/amco/11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8" office:value-type="float">
            <text:p>11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flo</text:p>
            <office:annotation>
              <text:p>http://purl.org/linked-data/sdmx/2009/dimension#refArea=http://www.gemeentegeschiedenis.nl/amco/105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" office:value-type="float">
            <text:p>14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kel en Milheeze</text:p>
            <office:annotation>
              <text:p>http://purl.org/linked-data/sdmx/2009/dimension#refArea=http://www.gemeentegeschiedenis.nl/amco/107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85" office:value-type="float">
            <text:p>36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ngert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rendrecht</text:p>
            <office:annotation>
              <text:p>http://purl.org/linked-data/sdmx/2009/dimension#refArea=http://www.gemeentegeschiedenis.nl/amco/109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neveld</text:p>
            <office:annotation>
              <text:p>http://purl.org/linked-data/sdmx/2009/dimension#refArea=http://www.gemeentegeschiedenis.nl/amco/109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40" office:value-type="float">
            <text:p>18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radeel</text:p>
            <office:annotation>
              <text:p>http://purl.org/linked-data/sdmx/2009/dimension#refArea=http://www.gemeentegeschiedenis.nl/amco/101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1" office:value-type="float">
            <text:p>33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singerhorn</text:p>
            <office:annotation>
              <text:p>http://purl.org/linked-data/sdmx/2009/dimension#refArea=http://www.gemeentegeschiedenis.nl/amco/109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41" office:value-type="float">
            <text:p>18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rwoutswaarder</text:p>
            <office:annotation>
              <text:p>http://purl.org/linked-data/sdmx/2009/dimension#refArea=http://www.gemeentegeschiedenis.nl/amco/10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atenburg</text:p>
            <office:annotation>
              <text:p>http://purl.org/linked-data/sdmx/2009/dimension#refArea=http://www.gemeentegeschiedenis.nl/amco/109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" office:value-type="float">
            <text:p>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89" office:value-type="float">
            <text:p>24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dum</text:p>
            <office:annotation>
              <text:p>http://purl.org/linked-data/sdmx/2009/dimension#refArea=http://www.gemeentegeschiedenis.nl/amco/104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85" office:value-type="float">
            <text:p>4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gden</text:p>
            <office:annotation>
              <text:p>http://purl.org/linked-data/sdmx/2009/dimension#refArea=http://www.gemeentegeschiedenis.nl/amco/110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2" office:value-type="float">
            <text:p>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(L.)</text:p>
            <office:annotation>
              <text:p>http://purl.org/linked-data/sdmx/2009/dimension#refArea=http://www.gemeentegeschiedenis.nl/amco/11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08" office:value-type="float">
            <text:p>63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k en Don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5" office:value-type="float">
            <text:p>42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mster</text:p>
            <office:annotation>
              <text:p>http://purl.org/linked-data/sdmx/2009/dimension#refArea=http://www.gemeentegeschiedenis.nl/amco/108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2" office:value-type="float">
            <text:p>3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s</text:p>
            <office:annotation>
              <text:p>http://purl.org/linked-data/sdmx/2009/dimension#refArea=http://www.gemeentegeschiedenis.nl/amco/11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0" office:value-type="float">
            <text:p>1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rta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5" office:value-type="float">
            <text:p>1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sd</text:p>
            <office:annotation>
              <text:p>http://purl.org/linked-data/sdmx/2009/dimension#refArea=http://www.gemeentegeschiedenis.nl/amco/10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esel</text:p>
            <office:annotation>
              <text:p>http://purl.org/linked-data/sdmx/2009/dimension#refArea=http://www.gemeentegeschiedenis.nl/amco/10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40" office:value-type="float">
            <text:p>56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ets</text:p>
            <office:annotation>
              <text:p>http://purl.org/linked-data/sdmx/2009/dimension#refArea=http://www.gemeentegeschiedenis.nl/amco/105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25" office:value-type="float">
            <text:p>65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feld</text:p>
            <office:annotation>
              <text:p>http://purl.org/linked-data/sdmx/2009/dimension#refArea=http://www.gemeentegeschiedenis.nl/amco/10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47" office:value-type="float">
            <text:p>23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ed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4" office:value-type="float">
            <text:p>47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llingwolde</text:p>
            <office:annotation>
              <text:p>http://purl.org/linked-data/sdmx/2009/dimension#refArea=http://www.gemeentegeschiedenis.nl/amco/10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melen</text:p>
            <office:annotation>
              <text:p>http://purl.org/linked-data/sdmx/2009/dimension#refArea=http://www.gemeentegeschiedenis.nl/amco/108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" office:value-type="float">
            <text:p>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mmel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3" office:value-type="float">
            <text:p>72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nebroek</text:p>
            <office:annotation>
              <text:p>http://purl.org/linked-data/sdmx/2009/dimension#refArea=http://www.gemeentegeschiedenis.nl/amco/107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2" office:value-type="float">
            <text:p>29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schop</text:p>
            <office:annotation>
              <text:p>http://purl.org/linked-data/sdmx/2009/dimension#refArea=http://www.gemeentegeschiedenis.nl/amco/11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9" office:value-type="float">
            <text:p>1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nthuizen</text:p>
            <office:annotation>
              <text:p>http://purl.org/linked-data/sdmx/2009/dimension#refArea=http://www.gemeentegeschiedenis.nl/amco/10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 en Dal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 en Terblijt</text:p>
            <office:annotation>
              <text:p>http://purl.org/linked-data/sdmx/2009/dimension#refArea=http://www.gemeentegeschiedenis.nl/amco/107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7" office:value-type="float">
            <text:p>20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ambacht</text:p>
            <office:annotation>
              <text:p>http://purl.org/linked-data/sdmx/2009/dimension#refArea=http://www.gemeentegeschiedenis.nl/amco/109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1" office:value-type="float">
            <text:p>27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ij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gen (L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29" office:value-type="float">
            <text:p>6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(NH.)</text:p>
            <office:annotation>
              <text:p>http://purl.org/linked-data/sdmx/2009/dimension#refArea=http://www.gemeentegeschiedenis.nl/amco/11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91" office:value-type="float">
            <text:p>7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n op Zoom</text:p>
            <office:annotation>
              <text:p>http://purl.org/linked-data/sdmx/2009/dimension#refArea=http://www.gemeentegeschiedenis.nl/amco/110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34" office:value-type="float">
            <text:p>22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eyk</text:p>
            <office:annotation>
              <text:p>http://purl.org/linked-data/sdmx/2009/dimension#refArea=http://www.gemeentegeschiedenis.nl/amco/11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0" office:value-type="float">
            <text:p>46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76" office:value-type="float">
            <text:p>9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aren</text:p>
            <office:annotation>
              <text:p>http://purl.org/linked-data/sdmx/2009/dimension#refArea=http://www.gemeentegeschiedenis.nl/amco/108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7" office:value-type="float">
            <text:p>11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hem</text:p>
            <office:annotation>
              <text:p>http://purl.org/linked-data/sdmx/2009/dimension#refArea=http://www.gemeentegeschiedenis.nl/amco/107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3" office:value-type="float">
            <text:p>2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gschenhoek</text:p>
            <office:annotation>
              <text:p>http://purl.org/linked-data/sdmx/2009/dimension#refArea=http://www.gemeentegeschiedenis.nl/amco/104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1" office:value-type="float">
            <text:p>3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 en Rodenrijs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31" office:value-type="float">
            <text:p>7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-Enschot</text:p>
            <office:annotation>
              <text:p>http://purl.org/linked-data/sdmx/2009/dimension#refArea=http://www.gemeentegeschiedenis.nl/amco/11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3" office:value-type="float">
            <text:p>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elland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kenwoude</text:p>
            <office:annotation>
              <text:p>http://purl.org/linked-data/sdmx/2009/dimension#refArea=http://www.gemeentegeschiedenis.nl/amco/107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2" office:value-type="float">
            <text:p>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licum</text:p>
            <office:annotation>
              <text:p>http://purl.org/linked-data/sdmx/2009/dimension#refArea=http://www.gemeentegeschiedenis.nl/amco/10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9" office:value-type="float">
            <text:p>4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rnheze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rnisse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36" office:value-type="float">
            <text:p>60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st</text:p>
            <office:annotation>
              <text:p>http://purl.org/linked-data/sdmx/2009/dimension#refArea=http://www.gemeentegeschiedenis.nl/amco/104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7" office:value-type="float">
            <text:p>9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ningen</text:p>
            <office:annotation>
              <text:p>http://purl.org/linked-data/sdmx/2009/dimension#refArea=http://www.gemeentegeschiedenis.nl/amco/10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27" office:value-type="float">
            <text:p>7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eusichem</text:p>
            <office:annotation>
              <text:p>http://purl.org/linked-data/sdmx/2009/dimension#refArea=http://www.gemeentegeschiedenis.nl/amco/11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021" office:value-type="float">
            <text:p>180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um</text:p>
            <office:annotation>
              <text:p>http://purl.org/linked-data/sdmx/2009/dimension#refArea=http://www.gemeentegeschiedenis.nl/amco/112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3" office:value-type="float">
            <text:p>21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ervliet</text:p>
            <office:annotation>
              <text:p>http://purl.org/linked-data/sdmx/2009/dimension#refArea=http://www.gemeentegeschiedenis.nl/amco/10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iggekerke</text:p>
            <office:annotation>
              <text:p>http://purl.org/linked-data/sdmx/2009/dimension#refArea=http://www.gemeentegeschiedenis.nl/amco/11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t Bildt</text:p>
            <office:annotation>
              <text:p>http://purl.org/linked-data/sdmx/2009/dimension#refArea=http://www.gemeentegeschiedenis.nl/amco/101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12" office:value-type="float">
            <text:p>4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Bilt</text:p>
            <office:annotation>
              <text:p>http://purl.org/linked-data/sdmx/2009/dimension#refArea=http://www.gemeentegeschiedenis.nl/amco/101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67" office:value-type="float">
            <text:p>17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gelrade</text:p>
            <office:annotation>
              <text:p>http://purl.org/linked-data/sdmx/2009/dimension#refArea=http://www.gemeentegeschiedenis.nl/amco/109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" office:value-type="float">
            <text:p>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innenmaas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del en Netersel</text:p>
            <office:annotation>
              <text:p>http://purl.org/linked-data/sdmx/2009/dimension#refArea=http://www.gemeentegeschiedenis.nl/amco/110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7" office:value-type="float">
            <text:p>4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ankenham</text:p>
            <office:annotation>
              <text:p>http://purl.org/linked-data/sdmx/2009/dimension#refArea=http://www.gemeentegeschiedenis.nl/amco/10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iswijk</text:p>
            <office:annotation>
              <text:p>http://purl.org/linked-data/sdmx/2009/dimension#refArea=http://www.gemeentegeschiedenis.nl/amco/109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32" office:value-type="float">
            <text:p>39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eskensgraaf en Hofwege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" office:value-type="float">
            <text:p>1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66" office:value-type="float">
            <text:p>96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arnsterhi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choltz</text:p>
            <office:annotation>
              <text:p>http://purl.org/linked-data/sdmx/2009/dimension#refArea=http://www.gemeentegeschiedenis.nl/amco/109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14" office:value-type="float">
            <text:p>2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89" office:value-type="float">
            <text:p>83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degraven-Reeuwijk</text:p>
            <office:annotation>
              <text:p>http://purl.org/linked-data/sdmx/2009/dimension#refArea=http://www.gemeentegeschiedenis.nl/amco/11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ekel</text:p>
            <office:annotation>
              <text:p>http://purl.org/linked-data/sdmx/2009/dimension#refArea=http://www.gemeentegeschiedenis.nl/amco/104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44" office:value-type="float">
            <text:p>4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n Boer</text:p>
            <office:annotation>
              <text:p>http://purl.org/linked-data/sdmx/2009/dimension#refArea=http://www.gemeentegeschiedenis.nl/amco/108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7" office:value-type="float">
            <text:p>33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lsward</text:p>
            <office:annotation>
              <text:p>http://purl.org/linked-data/sdmx/2009/dimension#refArea=http://www.gemeentegeschiedenis.nl/amco/108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39" office:value-type="float">
            <text:p>50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Bommel</text:p>
            <office:annotation>
              <text:p>http://purl.org/linked-data/sdmx/2009/dimension#refArea=http://www.gemeentegeschiedenis.nl/amco/10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ornsterhem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culo</text:p>
            <office:annotation>
              <text:p>http://purl.org/linked-data/sdmx/2009/dimension#refArea=http://www.gemeentegeschiedenis.nl/amco/113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31" office:value-type="float">
            <text:p>49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9" office:value-type="float">
            <text:p>6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ger-Odoorn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gharen</text:p>
            <office:annotation>
              <text:p>http://purl.org/linked-data/sdmx/2009/dimension#refArea=http://www.gemeentegeschiedenis.nl/amco/11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rn</text:p>
            <office:annotation>
              <text:p>http://purl.org/linked-data/sdmx/2009/dimension#refArea=http://www.gemeentegeschiedenis.nl/amco/109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6" office:value-type="float">
            <text:p>40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0" office:value-type="float">
            <text:p>9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196" office:value-type="float">
            <text:p>91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rssele</text:p>
            <office:annotation>
              <text:p>http://purl.org/linked-data/sdmx/2009/dimension#refArea=http://www.gemeentegeschiedenis.nl/amco/10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skoop</text:p>
            <office:annotation>
              <text:p>http://purl.org/linked-data/sdmx/2009/dimension#refArea=http://www.gemeentegeschiedenis.nl/amco/104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88" office:value-type="float">
            <text:p>6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venkarspel</text:p>
            <office:annotation>
              <text:p>http://purl.org/linked-data/sdmx/2009/dimension#refArea=http://www.gemeentegeschiedenis.nl/amco/109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oxmeer</text:p>
            <office:annotation>
              <text:p>http://purl.org/linked-data/sdmx/2009/dimension#refArea=http://www.gemeentegeschiedenis.nl/amco/112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6" office:value-type="float">
            <text:p>7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oxtel</text:p>
            <office:annotation>
              <text:p>http://purl.org/linked-data/sdmx/2009/dimension#refArea=http://www.gemeentegeschiedenis.nl/amco/100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52" office:value-type="float">
            <text:p>11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kel</text:p>
            <office:annotation>
              <text:p>http://purl.org/linked-data/sdmx/2009/dimension#refArea=http://www.gemeentegeschiedenis.nl/amco/11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0" office:value-type="float">
            <text:p>29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andwijk</text:p>
            <office:annotation>
              <text:p>http://purl.org/linked-data/sdmx/2009/dimension#refArea=http://www.gemeentegeschiedenis.nl/amco/101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0" office:value-type="float">
            <text:p>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a</text:p>
            <office:annotation>
              <text:p>http://purl.org/linked-data/sdmx/2009/dimension#refArea=http://www.gemeentegeschiedenis.nl/amco/10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149" office:value-type="float">
            <text:p>60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derwied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8" office:value-type="float">
            <text:p>5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eskens</text:p>
            <office:annotation>
              <text:p>http://purl.org/linked-data/sdmx/2009/dimension#refArea=http://www.gemeentegeschiedenis.nl/amco/10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eukelen</text:p>
            <office:annotation>
              <text:p>http://purl.org/linked-data/sdmx/2009/dimension#refArea=http://www.gemeentegeschiedenis.nl/amco/108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37" office:value-type="float">
            <text:p>51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ielle</text:p>
            <office:annotation>
              <text:p>http://purl.org/linked-data/sdmx/2009/dimension#refArea=http://www.gemeentegeschiedenis.nl/amco/10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11" office:value-type="float">
            <text:p>7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6" office:value-type="float">
            <text:p>1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ekhuizen</text:p>
            <office:annotation>
              <text:p>http://purl.org/linked-data/sdmx/2009/dimension#refArea=http://www.gemeentegeschiedenis.nl/amco/108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3" office:value-type="float">
            <text:p>8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onckhorst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rouwershaven</text:p>
            <office:annotation>
              <text:p>http://purl.org/linked-data/sdmx/2009/dimension#refArea=http://www.gemeentegeschiedenis.nl/amco/100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6" office:value-type="float">
            <text:p>1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inisse</text:p>
            <office:annotation>
              <text:p>http://purl.org/linked-data/sdmx/2009/dimension#refArea=http://www.gemeentegeschiedenis.nl/amco/11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1" office:value-type="float">
            <text:p>1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mmen</text:p>
            <office:annotation>
              <text:p>http://purl.org/linked-data/sdmx/2009/dimension#refArea=http://www.gemeentegeschiedenis.nl/amco/107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61" office:value-type="float">
            <text:p>101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runssum</text:p>
            <office:annotation>
              <text:p>http://purl.org/linked-data/sdmx/2009/dimension#refArea=http://www.gemeentegeschiedenis.nl/amco/105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71" office:value-type="float">
            <text:p>132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del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7" office:value-type="float">
            <text:p>5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de</text:p>
            <office:annotation>
              <text:p>http://purl.org/linked-data/sdmx/2009/dimension#refArea=http://www.gemeentegeschiedenis.nl/amco/108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34" office:value-type="float">
            <text:p>23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nik</text:p>
            <office:annotation>
              <text:p>http://purl.org/linked-data/sdmx/2009/dimension#refArea=http://www.gemeentegeschiedenis.nl/amco/108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32" office:value-type="float">
            <text:p>68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nschoten</text:p>
            <office:annotation>
              <text:p>http://purl.org/linked-data/sdmx/2009/dimension#refArea=http://www.gemeentegeschiedenis.nl/amco/113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95" office:value-type="float">
            <text:p>85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en</text:p>
            <office:annotation>
              <text:p>http://purl.org/linked-data/sdmx/2009/dimension#refArea=http://www.gemeentegeschiedenis.nl/amco/112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39" office:value-type="float">
            <text:p>44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rgh</text:p>
            <office:annotation>
              <text:p>http://purl.org/linked-data/sdmx/2009/dimension#refArea=http://www.gemeentegeschiedenis.nl/amco/110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Bussum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551" office:value-type="float">
            <text:p>18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Buurmalsen</text:p>
            <office:annotation>
              <text:p>http://purl.org/linked-data/sdmx/2009/dimension#refArea=http://www.gemeentegeschiedenis.nl/amco/104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dier en Keer</text:p>
            <office:annotation>
              <text:p>http://purl.org/linked-data/sdmx/2009/dimension#refArea=http://www.gemeentegeschiedenis.nl/amco/114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dzand</text:p>
            <office:annotation>
              <text:p>http://purl.org/linked-data/sdmx/2009/dimension#refArea=http://www.gemeentegeschiedenis.nl/amco/11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allantsoog</text:p>
            <office:annotation>
              <text:p>http://purl.org/linked-data/sdmx/2009/dimension#refArea=http://www.gemeentegeschiedenis.nl/amco/105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57" office:value-type="float">
            <text:p>1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pelle aan den IJssel</text:p>
            <office:annotation>
              <text:p>http://purl.org/linked-data/sdmx/2009/dimension#refArea=http://www.gemeentegeschiedenis.nl/amco/11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357" office:value-type="float">
            <text:p>223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22" office:value-type="float">
            <text:p>11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haam</text:p>
            <office:annotation>
              <text:p>http://purl.org/linked-data/sdmx/2009/dimension#refArea=http://www.gemeentegeschiedenis.nl/amco/11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3" office:value-type="float">
            <text:p>1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linge</text:p>
            <office:annotation>
              <text:p>http://purl.org/linked-data/sdmx/2009/dimension#refArea=http://www.gemeentegeschiedenis.nl/amco/109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58" office:value-type="float">
            <text:p>69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othen</text:p>
            <office:annotation>
              <text:p>http://purl.org/linked-data/sdmx/2009/dimension#refArea=http://www.gemeentegeschiedenis.nl/amco/11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3" office:value-type="float">
            <text:p>11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ranendonck</text:p>
            <office:annotation>
              <text:p>http://purl.org/linked-data/sdmx/2009/dimension#refArea=http://www.gemeentegeschiedenis.nl/amco/10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romstrijen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Cuijk en Sint Agatha</text:p>
            <office:annotation>
              <text:p>http://purl.org/linked-data/sdmx/2009/dimension#refArea=http://www.gemeentegeschiedenis.nl/amco/10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4" office:value-type="float">
            <text:p>8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Culemborg</text:p>
            <office:annotation>
              <text:p>http://purl.org/linked-data/sdmx/2009/dimension#refArea=http://www.gemeentegeschiedenis.nl/amco/103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57" office:value-type="float">
            <text:p>95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61" office:value-type="float">
            <text:p>26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65" office:value-type="float">
            <text:p>7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e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85" office:value-type="float">
            <text:p>9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antumadiel</text:p>
            <office:annotation>
              <text:p>http://purl.org/linked-data/sdmx/2009/dimension#refArea=http://www.gemeentegeschiedenis.nl/amco/106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il</text:p>
            <office:annotation>
              <text:p>http://purl.org/linked-data/sdmx/2009/dimension#refArea=http://www.gemeentegeschiedenis.nl/amco/100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lft</text:p>
            <office:annotation>
              <text:p>http://purl.org/linked-data/sdmx/2009/dimension#refArea=http://www.gemeentegeschiedenis.nl/amco/109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165" office:value-type="float">
            <text:p>41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lfzijl</text:p>
            <office:annotation>
              <text:p>http://purl.org/linked-data/sdmx/2009/dimension#refArea=http://www.gemeentegeschiedenis.nl/amco/109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19" office:value-type="float">
            <text:p>126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6" office:value-type="float">
            <text:p>5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urne</text:p>
            <office:annotation>
              <text:p>http://purl.org/linked-data/sdmx/2009/dimension#refArea=http://www.gemeentegeschiedenis.nl/amco/10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98" office:value-type="float">
            <text:p>136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336" office:value-type="float">
            <text:p>333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dam</text:p>
            <office:annotation>
              <text:p>http://purl.org/linked-data/sdmx/2009/dimension#refArea=http://www.gemeentegeschiedenis.nl/amco/101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442" office:value-type="float">
            <text:p>74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74" office:value-type="float">
            <text:p>7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94" office:value-type="float">
            <text:p>12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ssen</text:p>
            <office:annotation>
              <text:p>http://purl.org/linked-data/sdmx/2009/dimension#refArea=http://www.gemeentegeschiedenis.nl/amco/111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7" office:value-type="float">
            <text:p>17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65" office:value-type="float">
            <text:p>16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kelland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teloord en Prinsenland</text:p>
            <office:annotation>
              <text:p>http://purl.org/linked-data/sdmx/2009/dimension#refArea=http://www.gemeentegeschiedenis.nl/amco/11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30" office:value-type="float">
            <text:p>27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inxperlo</text:p>
            <office:annotation>
              <text:p>http://purl.org/linked-data/sdmx/2009/dimension#refArea=http://www.gemeentegeschiedenis.nl/amco/111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8" office:value-type="float">
            <text:p>3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irksland</text:p>
            <office:annotation>
              <text:p>http://purl.org/linked-data/sdmx/2009/dimension#refArea=http://www.gemeentegeschiedenis.nl/amco/11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2" office:value-type="float">
            <text:p>3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dewaard</text:p>
            <office:annotation>
              <text:p>http://purl.org/linked-data/sdmx/2009/dimension#refArea=http://www.gemeentegeschiedenis.nl/amco/106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60" office:value-type="float">
            <text:p>1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sburg</text:p>
            <office:annotation>
              <text:p>http://purl.org/linked-data/sdmx/2009/dimension#refArea=http://www.gemeentegeschiedenis.nl/amco/103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35" office:value-type="float">
            <text:p>52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etinchem</text:p>
            <office:annotation>
              <text:p>http://purl.org/linked-data/sdmx/2009/dimension#refArea=http://www.gemeentegeschiedenis.nl/amco/10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041" office:value-type="float">
            <text:p>190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kkum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20" office:value-type="float">
            <text:p>6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mburg</text:p>
            <office:annotation>
              <text:p>http://purl.org/linked-data/sdmx/2009/dimension#refArea=http://www.gemeentegeschiedenis.nl/amco/10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28" office:value-type="float">
            <text:p>2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n</text:p>
            <office:annotation>
              <text:p>http://purl.org/linked-data/sdmx/2009/dimension#refArea=http://www.gemeentegeschiedenis.nl/amco/11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058" office:value-type="float">
            <text:p>10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ngeradeel</text:p>
            <office:annotation>
              <text:p>http://purl.org/linked-data/sdmx/2009/dimension#refArea=http://www.gemeentegeschiedenis.nl/amco/101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niawerstal</text:p>
            <office:annotation>
              <text:p>http://purl.org/linked-data/sdmx/2009/dimension#refArea=http://www.gemeentegeschiedenis.nl/amco/10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8" office:value-type="float">
            <text:p>30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</text:p>
            <office:annotation>
              <text:p>http://purl.org/linked-data/sdmx/2009/dimension#refArea=http://www.gemeentegeschiedenis.nl/amco/102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62" office:value-type="float">
            <text:p>57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oornspijk</text:p>
            <office:annotation>
              <text:p>http://purl.org/linked-data/sdmx/2009/dimension#refArea=http://www.gemeentegeschiedenis.nl/amco/10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ordrecht</text:p>
            <office:annotation>
              <text:p>http://purl.org/linked-data/sdmx/2009/dimension#refArea=http://www.gemeentegeschiedenis.nl/amco/111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918" office:value-type="float">
            <text:p>54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chterland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4" office:value-type="float">
            <text:p>4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eischor</text:p>
            <office:annotation>
              <text:p>http://purl.org/linked-data/sdmx/2009/dimension#refArea=http://www.gemeentegeschiedenis.nl/amco/108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eumel</text:p>
            <office:annotation>
              <text:p>http://purl.org/linked-data/sdmx/2009/dimension#refArea=http://www.gemeentegeschiedenis.nl/amco/112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ergen-Rijsenbur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85" office:value-type="float">
            <text:p>88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bruggen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8" office:value-type="float">
            <text:p>21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iewegen</text:p>
            <office:annotation>
              <text:p>http://purl.org/linked-data/sdmx/2009/dimension#refArea=http://www.gemeentegeschiedenis.nl/amco/11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ronten</text:p>
            <office:annotation>
              <text:p>http://purl.org/linked-data/sdmx/2009/dimension#refArea=http://www.gemeentegeschiedenis.nl/amco/10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5" office:value-type="float">
            <text:p>9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nen</text:p>
            <office:annotation>
              <text:p>http://purl.org/linked-data/sdmx/2009/dimension#refArea=http://www.gemeentegeschiedenis.nl/amco/10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16" office:value-type="float">
            <text:p>77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ruten</text:p>
            <office:annotation>
              <text:p>http://purl.org/linked-data/sdmx/2009/dimension#refArea=http://www.gemeentegeschiedenis.nl/amco/100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1" office:value-type="float">
            <text:p>63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bbeldam</text:p>
            <office:annotation>
              <text:p>http://purl.org/linked-data/sdmx/2009/dimension#refArea=http://www.gemeentegeschiedenis.nl/amco/107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uive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3" office:value-type="float">
            <text:p>25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</text:p>
            <office:annotation>
              <text:p>http://purl.org/linked-data/sdmx/2009/dimension#refArea=http://www.gemeentegeschiedenis.nl/amco/11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84" office:value-type="float">
            <text:p>4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ivendijke</text:p>
            <office:annotation>
              <text:p>http://purl.org/linked-data/sdmx/2009/dimension#refArea=http://www.gemeentegeschiedenis.nl/amco/10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n Dungen</text:p>
            <office:annotation>
              <text:p>http://purl.org/linked-data/sdmx/2009/dimension#refArea=http://www.gemeentegeschiedenis.nl/amco/104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7" office:value-type="float">
            <text:p>19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ussen</text:p>
            <office:annotation>
              <text:p>http://purl.org/linked-data/sdmx/2009/dimension#refArea=http://www.gemeentegeschiedenis.nl/amco/102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3" office:value-type="float">
            <text:p>28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wingeloo</text:p>
            <office:annotation>
              <text:p>http://purl.org/linked-data/sdmx/2009/dimension#refArea=http://www.gemeentegeschiedenis.nl/amco/10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1" office:value-type="float">
            <text:p>17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eld</text:p>
            <office:annotation>
              <text:p>http://purl.org/linked-data/sdmx/2009/dimension#refArea=http://www.gemeentegeschiedenis.nl/amco/108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7" office:value-type="float">
            <text:p>3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cht-Susteren</text:p>
            <office:annotation>
              <text:p>http://purl.org/linked-data/sdmx/2009/dimension#refArea=http://www.gemeentegeschiedenis.nl/amco/109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dam-Volendam</text:p>
            <office:annotation>
              <text:p>http://purl.org/linked-data/sdmx/2009/dimension#refArea=http://www.gemeentegeschiedenis.nl/amco/108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13" office:value-type="float">
            <text:p>11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de</text:p>
            <office:annotation>
              <text:p>http://purl.org/linked-data/sdmx/2009/dimension#refArea=http://www.gemeentegeschiedenis.nl/amco/107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7" office:value-type="float">
            <text:p>42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nes</text:p>
            <office:annotation>
              <text:p>http://purl.org/linked-data/sdmx/2009/dimension#refArea=http://www.gemeentegeschiedenis.nl/amco/102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8" office:value-type="float">
            <text:p>32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msmond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enrum</text:p>
            <office:annotation>
              <text:p>http://purl.org/linked-data/sdmx/2009/dimension#refArea=http://www.gemeentegeschiedenis.nl/amco/109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2" office:value-type="float">
            <text:p>1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rsel</text:p>
            <office:annotation>
              <text:p>http://purl.org/linked-data/sdmx/2009/dimension#refArea=http://www.gemeentegeschiedenis.nl/amco/107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03" office:value-type="float">
            <text:p>57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ethen</text:p>
            <office:annotation>
              <text:p>http://purl.org/linked-data/sdmx/2009/dimension#refArea=http://www.gemeentegeschiedenis.nl/amco/10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52" office:value-type="float">
            <text:p>53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gmond-Binnen</text:p>
            <office:annotation>
              <text:p>http://purl.org/linked-data/sdmx/2009/dimension#refArea=http://www.gemeentegeschiedenis.nl/amco/109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bergen</text:p>
            <office:annotation>
              <text:p>http://purl.org/linked-data/sdmx/2009/dimension#refArea=http://www.gemeentegeschiedenis.nl/amco/104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98" office:value-type="float">
            <text:p>78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gelshoven</text:p>
            <office:annotation>
              <text:p>http://purl.org/linked-data/sdmx/2009/dimension#refArea=http://www.gemeentegeschiedenis.nl/amco/109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06" office:value-type="float">
            <text:p>29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</text:p>
            <office:annotation>
              <text:p>http://purl.org/linked-data/sdmx/2009/dimension#refArea=http://www.gemeentegeschiedenis.nl/amco/10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64" office:value-type="float">
            <text:p>3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ijsden-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indhoven</text:p>
            <office:annotation>
              <text:p>http://purl.org/linked-data/sdmx/2009/dimension#refArea=http://www.gemeentegeschiedenis.nl/amco/11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035" office:value-type="float">
            <text:p>980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burg</text:p>
            <office:annotation>
              <text:p>http://purl.org/linked-data/sdmx/2009/dimension#refArea=http://www.gemeentegeschiedenis.nl/amco/111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59" office:value-type="float">
            <text:p>9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kerzee</text:p>
            <office:annotation>
              <text:p>http://purl.org/linked-data/sdmx/2009/dimension#refArea=http://www.gemeentegeschiedenis.nl/amco/101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meet</text:p>
            <office:annotation>
              <text:p>http://purl.org/linked-data/sdmx/2009/dimension#refArea=http://www.gemeentegeschiedenis.nl/amco/10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lewoutsdijk</text:p>
            <office:annotation>
              <text:p>http://purl.org/linked-data/sdmx/2009/dimension#refArea=http://www.gemeentegeschiedenis.nl/amco/11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lsloo</text:p>
            <office:annotation>
              <text:p>http://purl.org/linked-data/sdmx/2009/dimension#refArea=http://www.gemeentegeschiedenis.nl/amco/11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28" office:value-type="float">
            <text:p>40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st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4" office:value-type="float">
            <text:p>8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lten</text:p>
            <office:annotation>
              <text:p>http://purl.org/linked-data/sdmx/2009/dimension#refArea=http://www.gemeentegeschiedenis.nl/amco/101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95" office:value-type="float">
            <text:p>449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mpel en Meerwijk</text:p>
            <office:annotation>
              <text:p>http://purl.org/linked-data/sdmx/2009/dimension#refArea=http://www.gemeentegeschiedenis.nl/amco/102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gelen</text:p>
            <office:annotation>
              <text:p>http://purl.org/linked-data/sdmx/2009/dimension#refArea=http://www.gemeentegeschiedenis.nl/amco/10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nkhuizen</text:p>
            <office:annotation>
              <text:p>http://purl.org/linked-data/sdmx/2009/dimension#refArea=http://www.gemeentegeschiedenis.nl/amco/107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9" office:value-type="float">
            <text:p>77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nschede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36" office:value-type="float">
            <text:p>7213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pe</text:p>
            <office:annotation>
              <text:p>http://purl.org/linked-data/sdmx/2009/dimension#refArea=http://www.gemeentegeschiedenis.nl/amco/109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46" office:value-type="float">
            <text:p>167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melo</text:p>
            <office:annotation>
              <text:p>http://purl.org/linked-data/sdmx/2009/dimension#refArea=http://www.gemeentegeschiedenis.nl/amco/107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93" office:value-type="float">
            <text:p>12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rp</text:p>
            <office:annotation>
              <text:p>http://purl.org/linked-data/sdmx/2009/dimension#refArea=http://www.gemeentegeschiedenis.nl/amco/103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ch</text:p>
            <office:annotation>
              <text:p>http://purl.org/linked-data/sdmx/2009/dimension#refArea=http://www.gemeentegeschiedenis.nl/amco/107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5" office:value-type="float">
            <text:p>9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st en Opijnen</text:p>
            <office:annotation>
              <text:p>http://purl.org/linked-data/sdmx/2009/dimension#refArea=http://www.gemeentegeschiedenis.nl/amco/11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 en 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tten-Leur</text:p>
            <office:annotation>
              <text:p>http://purl.org/linked-data/sdmx/2009/dimension#refArea=http://www.gemeentegeschiedenis.nl/amco/107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41" office:value-type="float">
            <text:p>147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verdingen</text:p>
            <office:annotation>
              <text:p>http://purl.org/linked-data/sdmx/2009/dimension#refArea=http://www.gemeentegeschiedenis.nl/amco/106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7" office:value-type="float">
            <text:p>9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Ewijk</text:p>
            <office:annotation>
              <text:p>http://purl.org/linked-data/sdmx/2009/dimension#refArea=http://www.gemeentegeschiedenis.nl/amco/104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Ezinge</text:p>
            <office:annotation>
              <text:p>http://purl.org/linked-data/sdmx/2009/dimension#refArea=http://www.gemeentegeschiedenis.nl/amco/10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2" office:value-type="float">
            <text:p>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e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77" office:value-type="float">
            <text:p>4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erwerderadiel</text:p>
            <office:annotation>
              <text:p>http://purl.org/linked-data/sdmx/2009/dimension#refArea=http://www.gemeentegeschiedenis.nl/amco/11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Fijnaart en Heijningen</text:p>
            <office:annotation>
              <text:p>http://purl.org/linked-data/sdmx/2009/dimension#refArea=http://www.gemeentegeschiedenis.nl/amco/10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8" office:value-type="float">
            <text:p>29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insterwolde</text:p>
            <office:annotation>
              <text:p>http://purl.org/linked-data/sdmx/2009/dimension#refArea=http://www.gemeentegeschiedenis.nl/amco/10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4" office:value-type="float">
            <text:p>12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</text:p>
            <office:annotation>
              <text:p>http://purl.org/linked-data/sdmx/2009/dimension#refArea=http://www.gemeentegeschiedenis.nl/amco/112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80" office:value-type="float">
            <text:p>6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Franekeradeel</text:p>
            <office:annotation>
              <text:p>http://purl.org/linked-data/sdmx/2009/dimension#refArea=http://www.gemeentegeschiedenis.nl/amco/10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4" office:value-type="float">
            <text:p>19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Friese Me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Fryske Marre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asterland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7" office:value-type="float">
            <text:p>37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aasterlân-Sleat</text:p>
            <office:annotation>
              <text:p>http://purl.org/linked-data/sdmx/2009/dimension#refArea=http://www.gemeentegeschiedenis.nl/amco/100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8" office:value-type="float">
            <text:p>20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truidenberg</text:p>
            <office:annotation>
              <text:p>http://purl.org/linked-data/sdmx/2009/dimension#refArea=http://www.gemeentegeschiedenis.nl/amco/10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24" office:value-type="float">
            <text:p>32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ervliet</text:p>
            <office:annotation>
              <text:p>http://purl.org/linked-data/sdmx/2009/dimension#refArea=http://www.gemeentegeschiedenis.nl/amco/108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ffen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1" office:value-type="float">
            <text:p>22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ermalsen</text:p>
            <office:annotation>
              <text:p>http://purl.org/linked-data/sdmx/2009/dimension#refArea=http://www.gemeentegeschiedenis.nl/amco/108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147" office:value-type="float">
            <text:p>10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10" office:value-type="float">
            <text:p>13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ldrop-Mierlo</text:p>
            <office:annotation>
              <text:p>http://purl.org/linked-data/sdmx/2009/dimension#refArea=http://www.gemeentegeschiedenis.nl/amco/105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leen</text:p>
            <office:annotation>
              <text:p>http://purl.org/linked-data/sdmx/2009/dimension#refArea=http://www.gemeentegeschiedenis.nl/amco/10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9" office:value-type="float">
            <text:p>179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83" office:value-type="float">
            <text:p>79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mert-Bakel</text:p>
            <office:annotation>
              <text:p>http://purl.org/linked-data/sdmx/2009/dimension#refArea=http://www.gemeentegeschiedenis.nl/amco/10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endringen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1" office:value-type="float">
            <text:p>9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dt</text:p>
            <office:annotation>
              <text:p>http://purl.org/linked-data/sdmx/2009/dimension#refArea=http://www.gemeentegeschiedenis.nl/amco/104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12" office:value-type="float">
            <text:p>34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3" office:value-type="float">
            <text:p>33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nnep</text:p>
            <office:annotation>
              <text:p>http://purl.org/linked-data/sdmx/2009/dimension#refArea=http://www.gemeentegeschiedenis.nl/amco/105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30" office:value-type="float">
            <text:p>7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eulle</text:p>
            <office:annotation>
              <text:p>http://purl.org/linked-data/sdmx/2009/dimension#refArea=http://www.gemeentegeschiedenis.nl/amco/105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4" office:value-type="float">
            <text:p>1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</text:p>
            <office:annotation>
              <text:p>http://purl.org/linked-data/sdmx/2009/dimension#refArea=http://www.gemeentegeschiedenis.nl/amco/101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ssenburg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ssenlanden</text:p>
            <office:annotation>
              <text:p>http://purl.org/linked-data/sdmx/2009/dimension#refArea=http://www.gemeentegeschiedenis.nl/amco/102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30" office:value-type="float">
            <text:p>28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ilze en Rijen</text:p>
            <office:annotation>
              <text:p>http://purl.org/linked-data/sdmx/2009/dimension#refArea=http://www.gemeentegeschiedenis.nl/amco/11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23" office:value-type="float">
            <text:p>10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dereede</text:p>
            <office:annotation>
              <text:p>http://purl.org/linked-data/sdmx/2009/dimension#refArea=http://www.gemeentegeschiedenis.nl/amco/109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9" office:value-type="float">
            <text:p>50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eree-Overflakkee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es</text:p>
            <office:annotation>
              <text:p>http://purl.org/linked-data/sdmx/2009/dimension#refArea=http://www.gemeentegeschiedenis.nl/amco/106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72" office:value-type="float">
            <text:p>158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irle</text:p>
            <office:annotation>
              <text:p>http://purl.org/linked-data/sdmx/2009/dimension#refArea=http://www.gemeentegeschiedenis.nl/amco/109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8" office:value-type="float">
            <text:p>8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oise Meren</text:p>
            <office:annotation>
              <text:p>http://purl.org/linked-data/sdmx/2009/dimension#refArea=http://www.gemeentegeschiedenis.nl/amco/102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07" office:value-type="float">
            <text:p>60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inchem</text:p>
            <office:annotation>
              <text:p>http://purl.org/linked-data/sdmx/2009/dimension#refArea=http://www.gemeentegeschiedenis.nl/amco/109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23" office:value-type="float">
            <text:p>147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rssel</text:p>
            <office:annotation>
              <text:p>http://purl.org/linked-data/sdmx/2009/dimension#refArea=http://www.gemeentegeschiedenis.nl/amco/10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66" office:value-type="float">
            <text:p>7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a</text:p>
            <office:annotation>
              <text:p>http://purl.org/linked-data/sdmx/2009/dimension#refArea=http://www.gemeentegeschiedenis.nl/amco/103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52" office:value-type="float">
            <text:p>2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erak</text:p>
            <office:annotation>
              <text:p>http://purl.org/linked-data/sdmx/2009/dimension#refArea=http://www.gemeentegeschiedenis.nl/amco/11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29" office:value-type="float">
            <text:p>1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riaan</text:p>
            <office:annotation>
              <text:p>http://purl.org/linked-data/sdmx/2009/dimension#refArea=http://www.gemeentegeschiedenis.nl/amco/104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" office:value-type="float">
            <text:p>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oudswaard</text:p>
            <office:annotation>
              <text:p>http://purl.org/linked-data/sdmx/2009/dimension#refArea=http://www.gemeentegeschiedenis.nl/amco/109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8" office:value-type="float">
            <text:p>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afstroom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auw en Langendam</text:p>
            <office:annotation>
              <text:p>http://purl.org/linked-data/sdmx/2009/dimension#refArea=http://www.gemeentegeschiedenis.nl/amco/10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aft-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65" office:value-type="float">
            <text:p>2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5" office:value-type="float">
            <text:p>2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them</text:p>
            <office:annotation>
              <text:p>http://purl.org/linked-data/sdmx/2009/dimension#refArea=http://www.gemeentegeschiedenis.nl/amco/11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18" office:value-type="float">
            <text:p>13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ave</text:p>
            <office:annotation>
              <text:p>http://purl.org/linked-data/sdmx/2009/dimension#refArea=http://www.gemeentegeschiedenis.nl/amco/10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27" office:value-type="float">
            <text:p>50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land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64" office:value-type="float">
            <text:p>4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deel</text:p>
            <office:annotation>
              <text:p>http://purl.org/linked-data/sdmx/2009/dimension#refArea=http://www.gemeentegeschiedenis.nl/amco/10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" office:value-type="float">
            <text:p>3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hage (gemeente)</text:p>
            <office:annotation>
              <text:p>http://purl.org/linked-data/sdmx/2009/dimension#refArea=http://www.gemeentegeschiedenis.nl/amco/11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503" office:value-type="float">
            <text:p>2405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moer</text:p>
            <office:annotation>
              <text:p>http://purl.org/linked-data/sdmx/2009/dimension#refArea=http://www.gemeentegeschiedenis.nl/amco/104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3" office:value-type="float">
            <text:p>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Gravenpolder</text:p>
            <office:annotation>
              <text:p>http://purl.org/linked-data/sdmx/2009/dimension#refArea=http://www.gemeentegeschiedenis.nl/amco/110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Gravenzande</text:p>
            <office:annotation>
              <text:p>http://purl.org/linked-data/sdmx/2009/dimension#refArea=http://www.gemeentegeschiedenis.nl/amco/106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22" office:value-type="float">
            <text:p>85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evenbicht</text:p>
            <office:annotation>
              <text:p>http://purl.org/linked-data/sdmx/2009/dimension#refArea=http://www.gemeentegeschiedenis.nl/amco/106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0" office:value-type="float">
            <text:p>13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</text:p>
            <office:annotation>
              <text:p>http://purl.org/linked-data/sdmx/2009/dimension#refArea=http://www.gemeentegeschiedenis.nl/amco/10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ijpskerke</text:p>
            <office:annotation>
              <text:p>http://purl.org/linked-data/sdmx/2009/dimension#refArea=http://www.gemeentegeschiedenis.nl/amco/108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de</text:p>
            <office:annotation>
              <text:p>http://purl.org/linked-data/sdmx/2009/dimension#refArea=http://www.gemeentegeschiedenis.nl/amco/113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enlo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44" office:value-type="float">
            <text:p>44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esbeek</text:p>
            <office:annotation>
              <text:p>http://purl.org/linked-data/sdmx/2009/dimension#refArea=http://www.gemeentegeschiedenis.nl/amco/106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467" office:value-type="float">
            <text:p>9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ingen (gemeente)</text:p>
            <office:annotation>
              <text:p>http://purl.org/linked-data/sdmx/2009/dimension#refArea=http://www.gemeentegeschiedenis.nl/amco/104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534" office:value-type="float">
            <text:p>835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nsveld</text:p>
            <office:annotation>
              <text:p>http://purl.org/linked-data/sdmx/2009/dimension#refArea=http://www.gemeentegeschiedenis.nl/amco/103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8" office:value-type="float">
            <text:p>18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-Ammers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81" office:value-type="float">
            <text:p>1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Grootegast</text:p>
            <office:annotation>
              <text:p>http://purl.org/linked-data/sdmx/2009/dimension#refArea=http://www.gemeentegeschiedenis.nl/amco/110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33" office:value-type="float">
            <text:p>43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rubbenvorst</text:p>
            <office:annotation>
              <text:p>http://purl.org/linked-data/sdmx/2009/dimension#refArea=http://www.gemeentegeschiedenis.nl/amco/10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41" office:value-type="float">
            <text:p>3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0" office:value-type="float">
            <text:p>21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Gulpen-Wittem</text:p>
            <office:annotation>
              <text:p>http://purl.org/linked-data/sdmx/2009/dimension#refArea=http://www.gemeentegeschiedenis.nl/amco/110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ft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71" office:value-type="float">
            <text:p>10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mstede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aren</text:p>
            <office:annotation>
              <text:p>http://purl.org/linked-data/sdmx/2009/dimension#refArea=http://www.gemeentegeschiedenis.nl/amco/11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72" office:value-type="float">
            <text:p>24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</text:p>
            <office:annotation>
              <text:p>http://purl.org/linked-data/sdmx/2009/dimension#refArea=http://www.gemeentegeschiedenis.nl/amco/103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984" office:value-type="float">
            <text:p>81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liede en Spaarnwoude</text:p>
            <office:annotation>
              <text:p>http://purl.org/linked-data/sdmx/2009/dimension#refArea=http://www.gemeentegeschiedenis.nl/amco/105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5" office:value-type="float">
            <text:p>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rlemmermeer</text:p>
            <office:annotation>
              <text:p>http://purl.org/linked-data/sdmx/2009/dimension#refArea=http://www.gemeentegeschiedenis.nl/amco/11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659" office:value-type="float">
            <text:p>396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astrecht</text:p>
            <office:annotation>
              <text:p>http://purl.org/linked-data/sdmx/2009/dimension#refArea=http://www.gemeentegeschiedenis.nl/amco/110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34" office:value-type="float">
            <text:p>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elen</text:p>
            <office:annotation>
              <text:p>http://purl.org/linked-data/sdmx/2009/dimension#refArea=http://www.gemeentegeschiedenis.nl/amco/103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88" office:value-type="float">
            <text:p>2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gestein</text:p>
            <office:annotation>
              <text:p>http://purl.org/linked-data/sdmx/2009/dimension#refArea=http://www.gemeentegeschiedenis.nl/amco/10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7" office:value-type="float">
            <text:p>6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lderberge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alsteren</text:p>
            <office:annotation>
              <text:p>http://purl.org/linked-data/sdmx/2009/dimension#refArea=http://www.gemeentegeschiedenis.nl/amco/103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7" office:value-type="float">
            <text:p>62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96" office:value-type="float">
            <text:p>6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ps</text:p>
            <office:annotation>
              <text:p>http://purl.org/linked-data/sdmx/2009/dimension#refArea=http://www.gemeentegeschiedenis.nl/amco/11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42" office:value-type="float">
            <text:p>1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nberg</text:p>
            <office:annotation>
              <text:p>http://purl.org/linked-data/sdmx/2009/dimension#refArea=http://www.gemeentegeschiedenis.nl/amco/10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24" office:value-type="float">
            <text:p>154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erwijk</text:p>
            <office:annotation>
              <text:p>http://purl.org/linked-data/sdmx/2009/dimension#refArea=http://www.gemeentegeschiedenis.nl/amco/107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11" office:value-type="float">
            <text:p>155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dinxveld-Giessendam</text:p>
            <office:annotation>
              <text:p>http://purl.org/linked-data/sdmx/2009/dimension#refArea=http://www.gemeentegeschiedenis.nl/amco/10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56" office:value-type="float">
            <text:p>79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</text:p>
            <office:annotation>
              <text:p>http://purl.org/linked-data/sdmx/2009/dimension#refArea=http://www.gemeentegeschiedenis.nl/amco/11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85" office:value-type="float">
            <text:p>99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enkarspel</text:p>
            <office:annotation>
              <text:p>http://purl.org/linked-data/sdmx/2009/dimension#refArea=http://www.gemeentegeschiedenis.nl/amco/109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5" office:value-type="float">
            <text:p>2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lingen</text:p>
            <office:annotation>
              <text:p>http://purl.org/linked-data/sdmx/2009/dimension#refArea=http://www.gemeentegeschiedenis.nl/amco/109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73" office:value-type="float">
            <text:p>77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rmelen</text:p>
            <office:annotation>
              <text:p>http://purl.org/linked-data/sdmx/2009/dimension#refArea=http://www.gemeentegeschiedenis.nl/amco/101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8" office:value-type="float">
            <text:p>37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k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82" office:value-type="float">
            <text:p>7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06" office:value-type="float">
            <text:p>31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ttem</text:p>
            <office:annotation>
              <text:p>http://purl.org/linked-data/sdmx/2009/dimension#refArea=http://www.gemeentegeschiedenis.nl/amco/106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7" office:value-type="float">
            <text:p>57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63" office:value-type="float">
            <text:p>27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azers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349" office:value-type="float">
            <text:p>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del</text:p>
            <office:annotation>
              <text:p>http://purl.org/linked-data/sdmx/2009/dimension#refArea=http://www.gemeentegeschiedenis.nl/amco/109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" office:value-type="float">
            <text:p>1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l en Panheel</text:p>
            <office:annotation>
              <text:p>http://purl.org/linked-data/sdmx/2009/dimension#refArea=http://www.gemeentegeschiedenis.nl/amco/11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16" office:value-type="float">
            <text:p>2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848" office:value-type="float">
            <text:p>158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45" office:value-type="float">
            <text:p>14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nvliet</text:p>
            <office:annotation>
              <text:p>http://purl.org/linked-data/sdmx/2009/dimension#refArea=http://www.gemeentegeschiedenis.nl/amco/108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</text:p>
            <office:annotation>
              <text:p>http://purl.org/linked-data/sdmx/2009/dimension#refArea=http://www.gemeentegeschiedenis.nl/amco/11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btskerke</text:p>
            <office:annotation>
              <text:p>http://purl.org/linked-data/sdmx/2009/dimension#refArea=http://www.gemeentegeschiedenis.nl/amco/10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's-Heer-Arendskerke</text:p>
            <office:annotation>
              <text:p>http://purl.org/linked-data/sdmx/2009/dimension#refArea=http://www.gemeentegeschiedenis.nl/amco/108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de</text:p>
            <office:annotation>
              <text:p>http://purl.org/linked-data/sdmx/2009/dimension#refArea=http://www.gemeentegeschiedenis.nl/amco/102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78" office:value-type="float">
            <text:p>8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erenhoek</text:p>
            <office:annotation>
              <text:p>http://purl.org/linked-data/sdmx/2009/dimension#refArea=http://www.gemeentegeschiedenis.nl/amco/107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renveen</text:p>
            <office:annotation>
              <text:p>http://purl.org/linked-data/sdmx/2009/dimension#refArea=http://www.gemeentegeschiedenis.nl/amco/106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91" office:value-type="float">
            <text:p>186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ewaarden</text:p>
            <office:annotation>
              <text:p>http://purl.org/linked-data/sdmx/2009/dimension#refArea=http://www.gemeentegeschiedenis.nl/amco/10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5" office:value-type="float">
            <text:p>5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hugowaard</text:p>
            <office:annotation>
              <text:p>http://purl.org/linked-data/sdmx/2009/dimension#refArea=http://www.gemeentegeschiedenis.nl/amco/107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930" office:value-type="float">
            <text:p>15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jansdam</text:p>
            <office:annotation>
              <text:p>http://purl.org/linked-data/sdmx/2009/dimension#refArea=http://www.gemeentegeschiedenis.nl/amco/105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0" office:value-type="float">
            <text:p>16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rlen</text:p>
            <office:annotation>
              <text:p>http://purl.org/linked-data/sdmx/2009/dimension#refArea=http://www.gemeentegeschiedenis.nl/amco/109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94" office:value-type="float">
            <text:p>3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ch</text:p>
            <office:annotation>
              <text:p>http://purl.org/linked-data/sdmx/2009/dimension#refArea=http://www.gemeentegeschiedenis.nl/amco/101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5" office:value-type="float">
            <text:p>46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swijk</text:p>
            <office:annotation>
              <text:p>http://purl.org/linked-data/sdmx/2009/dimension#refArea=http://www.gemeentegeschiedenis.nl/amco/112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eswijk-Dinther</text:p>
            <office:annotation>
              <text:p>http://purl.org/linked-data/sdmx/2009/dimension#refArea=http://www.gemeentegeschiedenis.nl/amco/106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7" office:value-type="float">
            <text:p>38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98" office:value-type="float">
            <text:p>41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eze-Leende</text:p>
            <office:annotation>
              <text:p>http://purl.org/linked-data/sdmx/2009/dimension#refArea=http://www.gemeentegeschiedenis.nl/amco/104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fshuiz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5" office:value-type="float">
            <text:p>5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- en Boeicop</text:p>
            <office:annotation>
              <text:p>http://purl.org/linked-data/sdmx/2009/dimension#refArea=http://www.gemeentegeschiedenis.nl/amco/110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4" office:value-type="float">
            <text:p>4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loo</text:p>
            <office:annotation>
              <text:p>http://purl.org/linked-data/sdmx/2009/dimension#refArea=http://www.gemeentegeschiedenis.nl/amco/107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9" office:value-type="float">
            <text:p>104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enoord</text:p>
            <office:annotation>
              <text:p>http://purl.org/linked-data/sdmx/2009/dimension#refArea=http://www.gemeentegeschiedenis.nl/amco/108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7" office:value-type="float">
            <text:p>1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inkenszand</text:p>
            <office:annotation>
              <text:p>http://purl.org/linked-data/sdmx/2009/dimension#refArea=http://www.gemeentegeschiedenis.nl/amco/10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78" office:value-type="float">
            <text:p>3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kelingen</text:p>
            <office:annotation>
              <text:p>http://purl.org/linked-data/sdmx/2009/dimension#refArea=http://www.gemeentegeschiedenis.nl/amco/108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kendorp</text:p>
            <office:annotation>
              <text:p>http://purl.org/linked-data/sdmx/2009/dimension#refArea=http://www.gemeentegeschiedenis.nl/amco/102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lden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64" office:value-type="float">
            <text:p>79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n Helder</text:p>
            <office:annotation>
              <text:p>http://purl.org/linked-data/sdmx/2009/dimension#refArea=http://www.gemeentegeschiedenis.nl/amco/10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126" office:value-type="float">
            <text:p>301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53" office:value-type="float">
            <text:p>163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levoetsluis</text:p>
            <office:annotation>
              <text:p>http://purl.org/linked-data/sdmx/2009/dimension#refArea=http://www.gemeentegeschiedenis.nl/amco/11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75" office:value-type="float">
            <text:p>110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mond</text:p>
            <office:annotation>
              <text:p>http://purl.org/linked-data/sdmx/2009/dimension#refArea=http://www.gemeentegeschiedenis.nl/amco/109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133" office:value-type="float">
            <text:p>291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lvoirt</text:p>
            <office:annotation>
              <text:p>http://purl.org/linked-data/sdmx/2009/dimension#refArea=http://www.gemeentegeschiedenis.nl/amco/103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melumer Oldeferd</text:p>
            <office:annotation>
              <text:p>http://purl.org/linked-data/sdmx/2009/dimension#refArea=http://www.gemeentegeschiedenis.nl/amco/103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drik-Ido-Ambacht</text:p>
            <office:annotation>
              <text:p>http://purl.org/linked-data/sdmx/2009/dimension#refArea=http://www.gemeentegeschiedenis.nl/amco/10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06" office:value-type="float">
            <text:p>8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Gld.)</text:p>
            <office:annotation>
              <text:p>http://purl.org/linked-data/sdmx/2009/dimension#refArea=http://www.gemeentegeschiedenis.nl/amco/10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9" office:value-type="float">
            <text:p>38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gelo (O.)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582" office:value-type="float">
            <text:p>385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naarderadeel</text:p>
            <office:annotation>
              <text:p>http://purl.org/linked-data/sdmx/2009/dimension#refArea=http://www.gemeentegeschiedenis.nl/amco/108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0" office:value-type="float">
            <text:p>2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kingen</text:p>
            <office:annotation>
              <text:p>http://purl.org/linked-data/sdmx/2009/dimension#refArea=http://www.gemeentegeschiedenis.nl/amco/102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erten</text:p>
            <office:annotation>
              <text:p>http://purl.org/linked-data/sdmx/2009/dimension#refArea=http://www.gemeentegeschiedenis.nl/amco/101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3" office:value-type="float">
            <text:p>16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s-Hertogenbosch</text:p>
            <office:annotation>
              <text:p>http://purl.org/linked-data/sdmx/2009/dimension#refArea=http://www.gemeentegeschiedenis.nl/amco/100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32" office:value-type="float">
            <text:p>45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en en Aerdt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1" office:value-type="float">
            <text:p>3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rwijnen</text:p>
            <office:annotation>
              <text:p>http://purl.org/linked-data/sdmx/2009/dimension#refArea=http://www.gemeentegeschiedenis.nl/amco/11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7" office:value-type="float">
            <text:p>11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teren</text:p>
            <office:annotation>
              <text:p>http://purl.org/linked-data/sdmx/2009/dimension#refArea=http://www.gemeentegeschiedenis.nl/amco/102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60" office:value-type="float">
            <text:p>41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kelum</text:p>
            <office:annotation>
              <text:p>http://purl.org/linked-data/sdmx/2009/dimension#refArea=http://www.gemeentegeschiedenis.nl/amco/11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men</text:p>
            <office:annotation>
              <text:p>http://purl.org/linked-data/sdmx/2009/dimension#refArea=http://www.gemeentegeschiedenis.nl/amco/106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4" office:value-type="float">
            <text:p>57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usd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0" office:value-type="float">
            <text:p>2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eythuysen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legom</text:p>
            <office:annotation>
              <text:p>http://purl.org/linked-data/sdmx/2009/dimension#refArea=http://www.gemeentegeschiedenis.nl/amco/112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47" office:value-type="float">
            <text:p>9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arenbeek</text:p>
            <office:annotation>
              <text:p>http://purl.org/linked-data/sdmx/2009/dimension#refArea=http://www.gemeentegeschiedenis.nl/amco/112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82" office:value-type="float">
            <text:p>43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27" office:value-type="float">
            <text:p>481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indeloopen</text:p>
            <office:annotation>
              <text:p>http://purl.org/linked-data/sdmx/2009/dimension#refArea=http://www.gemeentegeschiedenis.nl/amco/106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2" office:value-type="float">
            <text:p>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dekenskerke</text:p>
            <office:annotation>
              <text:p>http://purl.org/linked-data/sdmx/2009/dimension#refArea=http://www.gemeentegeschiedenis.nl/amco/11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k</text:p>
            <office:annotation>
              <text:p>http://purl.org/linked-data/sdmx/2009/dimension#refArea=http://www.gemeentegeschiedenis.nl/amco/10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koop</text:p>
            <office:annotation>
              <text:p>http://purl.org/linked-data/sdmx/2009/dimension#refArea=http://www.gemeentegeschiedenis.nl/amco/106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ensbroek</text:p>
            <office:annotation>
              <text:p>http://purl.org/linked-data/sdmx/2009/dimension#refArea=http://www.gemeentegeschiedenis.nl/amco/111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97" office:value-type="float">
            <text:p>112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laken</text:p>
            <office:annotation>
              <text:p>http://purl.org/linked-data/sdmx/2009/dimension#refArea=http://www.gemeentegeschiedenis.nl/amco/11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0" office:value-type="float">
            <text:p>37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even</text:p>
            <office:annotation>
              <text:p>http://purl.org/linked-data/sdmx/2009/dimension#refArea=http://www.gemeentegeschiedenis.nl/amco/100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35" office:value-type="float">
            <text:p>36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f van Twente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lands Kroon</text:p>
            <office:annotation>
              <text:p>http://purl.org/linked-data/sdmx/2009/dimension#refArea=http://www.gemeentegeschiedenis.nl/amco/103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51" office:value-type="float">
            <text:p>43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ntenisse</text:p>
            <office:annotation>
              <text:p>http://purl.org/linked-data/sdmx/2009/dimension#refArea=http://www.gemeentegeschiedenis.nl/amco/111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2" office:value-type="float">
            <text:p>3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fdplaat</text:p>
            <office:annotation>
              <text:p>http://purl.org/linked-data/sdmx/2009/dimension#refArea=http://www.gemeentegeschiedenis.nl/amco/101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blokland</text:p>
            <office:annotation>
              <text:p>http://purl.org/linked-data/sdmx/2009/dimension#refArea=http://www.gemeentegeschiedenis.nl/amco/11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9" office:value-type="float">
            <text:p>7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Mierde</text:p>
            <office:annotation>
              <text:p>http://purl.org/linked-data/sdmx/2009/dimension#refArea=http://www.gemeentegeschiedenis.nl/amco/104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18" office:value-type="float">
            <text:p>16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 en Lage Zwaluwe</text:p>
            <office:annotation>
              <text:p>http://purl.org/linked-data/sdmx/2009/dimension#refArea=http://www.gemeentegeschiedenis.nl/amco/11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53" office:value-type="float">
            <text:p>2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loon, Hapert en Casteren</text:p>
            <office:annotation>
              <text:p>http://purl.org/linked-data/sdmx/2009/dimension#refArea=http://www.gemeentegeschiedenis.nl/amco/106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2" office:value-type="float">
            <text:p>3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63" office:value-type="float">
            <text:p>2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ezand-Sappemeer</text:p>
            <office:annotation>
              <text:p>http://purl.org/linked-data/sdmx/2009/dimension#refArea=http://www.gemeentegeschiedenis.nl/amco/104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08" office:value-type="float">
            <text:p>179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gkarspel</text:p>
            <office:annotation>
              <text:p>http://purl.org/linked-data/sdmx/2009/dimension#refArea=http://www.gemeentegeschiedenis.nl/amco/106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kerk</text:p>
            <office:annotation>
              <text:p>http://purl.org/linked-data/sdmx/2009/dimension#refArea=http://www.gemeentegeschiedenis.nl/amco/109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land</text:p>
            <office:annotation>
              <text:p>http://purl.org/linked-data/sdmx/2009/dimension#refArea=http://www.gemeentegeschiedenis.nl/amco/105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orn</text:p>
            <office:annotation>
              <text:p>http://purl.org/linked-data/sdmx/2009/dimension#refArea=http://www.gemeentegeschiedenis.nl/amco/11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783" office:value-type="float">
            <text:p>20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ornaar</text:p>
            <office:annotation>
              <text:p>http://purl.org/linked-data/sdmx/2009/dimension#refArea=http://www.gemeentegeschiedenis.nl/amco/105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5" office:value-type="float">
            <text:p>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n</text:p>
            <office:annotation>
              <text:p>http://purl.org/linked-data/sdmx/2009/dimension#refArea=http://www.gemeentegeschiedenis.nl/amco/111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7" office:value-type="float">
            <text:p>20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sen</text:p>
            <office:annotation>
              <text:p>http://purl.org/linked-data/sdmx/2009/dimension#refArea=http://www.gemeentegeschiedenis.nl/amco/106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" office:value-type="float">
            <text:p>6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292" office:value-type="float">
            <text:p>8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orst aan de Maas</text:p>
            <office:annotation>
              <text:p>http://purl.org/linked-data/sdmx/2009/dimension#refArea=http://www.gemeentegeschiedenis.nl/amco/111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Houten</text:p>
            <office:annotation>
              <text:p>http://purl.org/linked-data/sdmx/2009/dimension#refArea=http://www.gemeentegeschiedenis.nl/amco/10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88" office:value-type="float">
            <text:p>45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jbergen</text:p>
            <office:annotation>
              <text:p>http://purl.org/linked-data/sdmx/2009/dimension#refArea=http://www.gemeentegeschiedenis.nl/amco/104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9" office:value-type="float">
            <text:p>9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ssen</text:p>
            <office:annotation>
              <text:p>http://purl.org/linked-data/sdmx/2009/dimension#refArea=http://www.gemeentegeschiedenis.nl/amco/110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07" office:value-type="float">
            <text:p>69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izen</text:p>
            <office:annotation>
              <text:p>http://purl.org/linked-data/sdmx/2009/dimension#refArea=http://www.gemeentegeschiedenis.nl/amco/111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86" office:value-type="float">
            <text:p>15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berg</text:p>
            <office:annotation>
              <text:p>http://purl.org/linked-data/sdmx/2009/dimension#refArea=http://www.gemeentegeschiedenis.nl/amco/112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9" office:value-type="float">
            <text:p>22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lst</text:p>
            <office:annotation>
              <text:p>http://purl.org/linked-data/sdmx/2009/dimension#refArea=http://www.gemeentegeschiedenis.nl/amco/11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26" office:value-type="float">
            <text:p>9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mmelo en Keppel</text:p>
            <office:annotation>
              <text:p>http://purl.org/linked-data/sdmx/2009/dimension#refArea=http://www.gemeentegeschiedenis.nl/amco/112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52" office:value-type="float">
            <text:p>21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Hunsel</text:p>
            <office:annotation>
              <text:p>http://purl.org/linked-data/sdmx/2009/dimension#refArea=http://www.gemeentegeschiedenis.nl/amco/107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3" office:value-type="float">
            <text:p>25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daarderadeel</text:p>
            <office:annotation>
              <text:p>http://purl.org/linked-data/sdmx/2009/dimension#refArea=http://www.gemeentegeschiedenis.nl/amco/108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3" office:value-type="float">
            <text:p>44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lst</text:p>
            <office:annotation>
              <text:p>http://purl.org/linked-data/sdmx/2009/dimension#refArea=http://www.gemeentegeschiedenis.nl/amco/110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0" office:value-type="float">
            <text:p>14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ham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7" office:value-type="float">
            <text:p>24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73" office:value-type="float">
            <text:p>58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sselstein</text:p>
            <office:annotation>
              <text:p>http://purl.org/linked-data/sdmx/2009/dimension#refArea=http://www.gemeentegeschiedenis.nl/amco/10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41" office:value-type="float">
            <text:p>8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Jzendijke</text:p>
            <office:annotation>
              <text:p>http://purl.org/linked-data/sdmx/2009/dimension#refArea=http://www.gemeentegeschiedenis.nl/amco/106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2" office:value-type="float">
            <text:p>1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Itteren</text:p>
            <office:annotation>
              <text:p>http://purl.org/linked-data/sdmx/2009/dimension#refArea=http://www.gemeentegeschiedenis.nl/amco/104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abeek</text:p>
            <office:annotation>
              <text:p>http://purl.org/linked-data/sdmx/2009/dimension#refArea=http://www.gemeentegeschiedenis.nl/amco/10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" office:value-type="float">
            <text:p>3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acobswoud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" office:value-type="float">
            <text:p>4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Jutphaas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ag en Braassem</text:p>
            <office:annotation>
              <text:p>http://purl.org/linked-data/sdmx/2009/dimension#refArea=http://www.gemeentegeschiedenis.nl/amco/103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merik</text:p>
            <office:annotation>
              <text:p>http://purl.org/linked-data/sdmx/2009/dimension#refArea=http://www.gemeentegeschiedenis.nl/amco/105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0" office:value-type="float">
            <text:p>17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72" office:value-type="float">
            <text:p>15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ntens</text:p>
            <office:annotation>
              <text:p>http://purl.org/linked-data/sdmx/2009/dimension#refArea=http://www.gemeentegeschiedenis.nl/amco/103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99" office:value-type="float">
            <text:p>8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pelle</text:p>
            <office:annotation>
              <text:p>http://purl.org/linked-data/sdmx/2009/dimension#refArea=http://www.gemeentegeschiedenis.nl/amco/112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54" office:value-type="float">
            <text:p>4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tendijke</text:p>
            <office:annotation>
              <text:p>http://purl.org/linked-data/sdmx/2009/dimension#refArea=http://www.gemeentegeschiedenis.nl/amco/11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atwijk</text:p>
            <office:annotation>
              <text:p>http://purl.org/linked-data/sdmx/2009/dimension#refArea=http://www.gemeentegeschiedenis.nl/amco/107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20" office:value-type="float">
            <text:p>193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" office:value-type="float">
            <text:p>1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dichem</text:p>
            <office:annotation>
              <text:p>http://purl.org/linked-data/sdmx/2009/dimension#refArea=http://www.gemeentegeschiedenis.nl/amco/10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" office:value-type="float">
            <text:p>5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rade</text:p>
            <office:annotation>
              <text:p>http://purl.org/linked-data/sdmx/2009/dimension#refArea=http://www.gemeentegeschiedenis.nl/amco/10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37" office:value-type="float">
            <text:p>236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rkwerve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erkwijk</text:p>
            <office:annotation>
              <text:p>http://purl.org/linked-data/sdmx/2009/dimension#refArea=http://www.gemeentegeschiedenis.nl/amco/107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21" office:value-type="float">
            <text:p>28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sel</text:p>
            <office:annotation>
              <text:p>http://purl.org/linked-data/sdmx/2009/dimension#refArea=http://www.gemeentegeschiedenis.nl/amco/108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9" office:value-type="float">
            <text:p>18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esteren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42" office:value-type="float">
            <text:p>43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aaswaal</text:p>
            <office:annotation>
              <text:p>http://purl.org/linked-data/sdmx/2009/dimension#refArea=http://www.gemeentegeschiedenis.nl/amco/102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2" office:value-type="float">
            <text:p>17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immen</text:p>
            <office:annotation>
              <text:p>http://purl.org/linked-data/sdmx/2009/dimension#refArea=http://www.gemeentegeschiedenis.nl/amco/109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7" office:value-type="float">
            <text:p>20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oetinge</text:p>
            <office:annotation>
              <text:p>http://purl.org/linked-data/sdmx/2009/dimension#refArea=http://www.gemeentegeschiedenis.nl/amco/101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loosterburen</text:p>
            <office:annotation>
              <text:p>http://purl.org/linked-data/sdmx/2009/dimension#refArea=http://www.gemeentegeschiedenis.nl/amco/106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97" office:value-type="float">
            <text:p>7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lundert</text:p>
            <office:annotation>
              <text:p>http://purl.org/linked-data/sdmx/2009/dimension#refArea=http://www.gemeentegeschiedenis.nl/amco/106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5" office:value-type="float">
            <text:p>31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ckengen</text:p>
            <office:annotation>
              <text:p>http://purl.org/linked-data/sdmx/2009/dimension#refArea=http://www.gemeentegeschiedenis.nl/amco/107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0" office:value-type="float">
            <text:p>1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ewacht</text:p>
            <office:annotation>
              <text:p>http://purl.org/linked-data/sdmx/2009/dimension#refArea=http://www.gemeentegeschiedenis.nl/amco/108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llumerland en Nieuwkruisland</text:p>
            <office:annotation>
              <text:p>http://purl.org/linked-data/sdmx/2009/dimension#refArea=http://www.gemeentegeschiedenis.nl/amco/109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88" office:value-type="float">
            <text:p>6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endijk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ortgene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45" office:value-type="float">
            <text:p>17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 aan den Rijn</text:p>
            <office:annotation>
              <text:p>http://purl.org/linked-data/sdmx/2009/dimension#refArea=http://www.gemeentegeschiedenis.nl/amco/100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13" office:value-type="float">
            <text:p>2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oudekerke</text:p>
            <office:annotation>
              <text:p>http://purl.org/linked-data/sdmx/2009/dimension#refArea=http://www.gemeentegeschiedenis.nl/amco/114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abbendijke</text:p>
            <office:annotation>
              <text:p>http://purl.org/linked-data/sdmx/2009/dimension#refArea=http://www.gemeentegeschiedenis.nl/amco/110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 Lek</text:p>
            <office:annotation>
              <text:p>http://purl.org/linked-data/sdmx/2009/dimension#refArea=http://www.gemeentegeschiedenis.nl/amco/106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59" office:value-type="float">
            <text:p>3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 aan den IJssel</text:p>
            <office:annotation>
              <text:p>http://purl.org/linked-data/sdmx/2009/dimension#refArea=http://www.gemeentegeschiedenis.nl/amco/108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30" office:value-type="float">
            <text:p>141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Krimpenerwaard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ommenie</text:p>
            <office:annotation>
              <text:p>http://purl.org/linked-data/sdmx/2009/dimension#refArea=http://www.gemeentegeschiedenis.nl/amco/103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ruiningen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arbeek</text:p>
            <office:annotation>
              <text:p>http://purl.org/linked-data/sdmx/2009/dimension#refArea=http://www.gemeentegeschiedenis.nl/amco/10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erd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graaf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6" office:value-type="float">
            <text:p>40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broek</text:p>
            <office:annotation>
              <text:p>http://purl.org/linked-data/sdmx/2009/dimension#refArea=http://www.gemeentegeschiedenis.nl/amco/114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" office:value-type="float">
            <text:p>9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 Ruige Weide</text:p>
            <office:annotation>
              <text:p>http://purl.org/linked-data/sdmx/2009/dimension#refArea=http://www.gemeentegeschiedenis.nl/amco/109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ngedijk</text:p>
            <office:annotation>
              <text:p>http://purl.org/linked-data/sdmx/2009/dimension#refArea=http://www.gemeentegeschiedenis.nl/amco/109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571" office:value-type="float">
            <text:p>6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gerak</text:p>
            <office:annotation>
              <text:p>http://purl.org/linked-data/sdmx/2009/dimension#refArea=http://www.gemeentegeschiedenis.nl/amco/11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4" office:value-type="float">
            <text:p>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ansingerland</text:p>
            <office:annotation>
              <text:p>http://purl.org/linked-data/sdmx/2009/dimension#refArea=http://www.gemeentegeschiedenis.nl/amco/10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Gld.)</text:p>
            <office:annotation>
              <text:p>http://purl.org/linked-data/sdmx/2009/dimension#refArea=http://www.gemeentegeschiedenis.nl/amco/100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aren (NH.)</text:p>
            <office:annotation>
              <text:p>http://purl.org/linked-data/sdmx/2009/dimension#refArea=http://www.gemeentegeschiedenis.nl/amco/106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78" office:value-type="float">
            <text:p>6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k</text:p>
            <office:annotation>
              <text:p>http://purl.org/linked-data/sdmx/2009/dimension#refArea=http://www.gemeentegeschiedenis.nl/amco/106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69" office:value-type="float">
            <text:p>8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de</text:p>
            <office:annotation>
              <text:p>http://purl.org/linked-data/sdmx/2009/dimension#refArea=http://www.gemeentegeschiedenis.nl/amco/11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92" office:value-type="float">
            <text:p>1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ns</text:p>
            <office:annotation>
              <text:p>http://purl.org/linked-data/sdmx/2009/dimension#refArea=http://www.gemeentegeschiedenis.nl/amco/11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55" office:value-type="float">
            <text:p>17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broek</text:p>
            <office:annotation>
              <text:p>http://purl.org/linked-data/sdmx/2009/dimension#refArea=http://www.gemeentegeschiedenis.nl/amco/104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8" office:value-type="float">
            <text:p>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dam</text:p>
            <office:annotation>
              <text:p>http://purl.org/linked-data/sdmx/2009/dimension#refArea=http://www.gemeentegeschiedenis.nl/amco/106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42" office:value-type="float">
            <text:p>8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rsum</text:p>
            <office:annotation>
              <text:p>http://purl.org/linked-data/sdmx/2009/dimension#refArea=http://www.gemeentegeschiedenis.nl/amco/11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1" office:value-type="float">
            <text:p>32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n</text:p>
            <office:annotation>
              <text:p>http://purl.org/linked-data/sdmx/2009/dimension#refArea=http://www.gemeentegeschiedenis.nl/amco/112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27" office:value-type="float">
            <text:p>43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euwarderadeel</text:p>
            <office:annotation>
              <text:p>http://purl.org/linked-data/sdmx/2009/dimension#refArea=http://www.gemeentegeschiedenis.nl/amco/108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0" office:value-type="float">
            <text:p>43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n</text:p>
            <office:annotation>
              <text:p>http://purl.org/linked-data/sdmx/2009/dimension#refArea=http://www.gemeentegeschiedenis.nl/amco/107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817" office:value-type="float">
            <text:p>528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erdorp</text:p>
            <office:annotation>
              <text:p>http://purl.org/linked-data/sdmx/2009/dimension#refArea=http://www.gemeentegeschiedenis.nl/amco/100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74" office:value-type="float">
            <text:p>10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</text:p>
            <office:annotation>
              <text:p>http://purl.org/linked-data/sdmx/2009/dimension#refArea=http://www.gemeentegeschiedenis.nl/amco/107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49" office:value-type="float">
            <text:p>153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idschendam-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imuiden</text:p>
            <office:annotation>
              <text:p>http://purl.org/linked-data/sdmx/2009/dimension#refArea=http://www.gemeentegeschiedenis.nl/amco/113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9" office:value-type="float">
            <text:p>20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kkerker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7" office:value-type="float">
            <text:p>36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lystad</text:p>
            <office:annotation>
              <text:p>http://purl.org/linked-data/sdmx/2009/dimension#refArea=http://www.gemeentegeschiedenis.nl/amco/111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5" office:value-type="float">
            <text:p>214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msterland</text:p>
            <office:annotation>
              <text:p>http://purl.org/linked-data/sdmx/2009/dimension#refArea=http://www.gemeentegeschiedenis.nl/amco/101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59" office:value-type="float">
            <text:p>52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udal</text:p>
            <office:annotation>
              <text:p>http://purl.org/linked-data/sdmx/2009/dimension#refArea=http://www.gemeentegeschiedenis.nl/amco/108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eusden</text:p>
            <office:annotation>
              <text:p>http://purl.org/linked-data/sdmx/2009/dimension#refArea=http://www.gemeentegeschiedenis.nl/amco/109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0" office:value-type="float">
            <text:p>104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exmond</text:p>
            <office:annotation>
              <text:p>http://purl.org/linked-data/sdmx/2009/dimension#refArea=http://www.gemeentegeschiedenis.nl/amco/109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chtenvoorde</text:p>
            <office:annotation>
              <text:p>http://purl.org/linked-data/sdmx/2009/dimension#refArea=http://www.gemeentegeschiedenis.nl/amco/102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3" office:value-type="float">
            <text:p>84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meer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empde</text:p>
            <office:annotation>
              <text:p>http://purl.org/linked-data/sdmx/2009/dimension#refArea=http://www.gemeentegeschiedenis.nl/amco/103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53" office:value-type="float">
            <text:p>19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nden</text:p>
            <office:annotation>
              <text:p>http://purl.org/linked-data/sdmx/2009/dimension#refArea=http://www.gemeentegeschiedenis.nl/amco/11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65" office:value-type="float">
            <text:p>30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Lier</text:p>
            <office:annotation>
              <text:p>http://purl.org/linked-data/sdmx/2009/dimension#refArea=http://www.gemeentegeschiedenis.nl/amco/10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05" office:value-type="float">
            <text:p>4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hout</text:p>
            <office:annotation>
              <text:p>http://purl.org/linked-data/sdmx/2009/dimension#refArea=http://www.gemeentegeschiedenis.nl/amco/106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3" office:value-type="float">
            <text:p>2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esveld</text:p>
            <office:annotation>
              <text:p>http://purl.org/linked-data/sdmx/2009/dimension#refArea=http://www.gemeentegeschiedenis.nl/amco/11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mbricht</text:p>
            <office:annotation>
              <text:p>http://purl.org/linked-data/sdmx/2009/dimension#refArea=http://www.gemeentegeschiedenis.nl/amco/111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9" office:value-type="float">
            <text:p>26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0" office:value-type="float">
            <text:p>2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gewaal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gewaard</text:p>
            <office:annotation>
              <text:p>http://purl.org/linked-data/sdmx/2009/dimension#refArea=http://www.gemeentegeschiedenis.nl/amco/107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nne</text:p>
            <office:annotation>
              <text:p>http://purl.org/linked-data/sdmx/2009/dimension#refArea=http://www.gemeentegeschiedenis.nl/amco/109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38" office:value-type="float">
            <text:p>18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nschoten</text:p>
            <office:annotation>
              <text:p>http://purl.org/linked-data/sdmx/2009/dimension#refArea=http://www.gemeentegeschiedenis.nl/amco/11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0" office:value-type="float">
            <text:p>20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sse</text:p>
            <office:annotation>
              <text:p>http://purl.org/linked-data/sdmx/2009/dimension#refArea=http://www.gemeentegeschiedenis.nl/amco/101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854" office:value-type="float">
            <text:p>98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h</text:p>
            <office:annotation>
              <text:p>http://purl.org/linked-data/sdmx/2009/dimension#refArea=http://www.gemeentegeschiedenis.nl/amco/112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74" office:value-type="float">
            <text:p>2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e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ittenseradiel</text:p>
            <office:annotation>
              <text:p>http://purl.org/linked-data/sdmx/2009/dimension#refArea=http://www.gemeentegeschiedenis.nl/amco/10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chem</text:p>
            <office:annotation>
              <text:p>http://purl.org/linked-data/sdmx/2009/dimension#refArea=http://www.gemeentegeschiedenis.nl/amco/11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69" office:value-type="float">
            <text:p>8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n</text:p>
            <office:annotation>
              <text:p>http://purl.org/linked-data/sdmx/2009/dimension#refArea=http://www.gemeentegeschiedenis.nl/amco/112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98" office:value-type="float">
            <text:p>34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enersloot</text:p>
            <office:annotation>
              <text:p>http://purl.org/linked-data/sdmx/2009/dimension#refArea=http://www.gemeentegeschiedenis.nl/amco/102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Loon op Zand</text:p>
            <office:annotation>
              <text:p>http://purl.org/linked-data/sdmx/2009/dimension#refArea=http://www.gemeentegeschiedenis.nl/amco/112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77" office:value-type="float">
            <text:p>9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osdrecht</text:p>
            <office:annotation>
              <text:p>http://purl.org/linked-data/sdmx/2009/dimension#refArea=http://www.gemeentegeschiedenis.nl/amco/106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9" office:value-type="float">
            <text:p>414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ik</text:p>
            <office:annotation>
              <text:p>http://purl.org/linked-data/sdmx/2009/dimension#refArea=http://www.gemeentegeschiedenis.nl/amco/10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3" office:value-type="float">
            <text:p>38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ppersum</text:p>
            <office:annotation>
              <text:p>http://purl.org/linked-data/sdmx/2009/dimension#refArea=http://www.gemeentegeschiedenis.nl/amco/109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7" office:value-type="float">
            <text:p>19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86" office:value-type="float">
            <text:p>10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Luyksgestel</text:p>
            <office:annotation>
              <text:p>http://purl.org/linked-data/sdmx/2009/dimension#refArea=http://www.gemeentegeschiedenis.nl/amco/100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7" office:value-type="float">
            <text:p>12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heeze</text:p>
            <office:annotation>
              <text:p>http://purl.org/linked-data/sdmx/2009/dimension#refArea=http://www.gemeentegeschiedenis.nl/amco/111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07" office:value-type="float">
            <text:p>42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n</text:p>
            <office:annotation>
              <text:p>http://purl.org/linked-data/sdmx/2009/dimension#refArea=http://www.gemeentegeschiedenis.nl/amco/103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96" office:value-type="float">
            <text:p>29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ssen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731" office:value-type="float">
            <text:p>14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rtensdijk</text:p>
            <office:annotation>
              <text:p>http://purl.org/linked-data/sdmx/2009/dimension#refArea=http://www.gemeentegeschiedenis.nl/amco/106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9" office:value-type="float">
            <text:p>45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acht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69" office:value-type="float">
            <text:p>3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bree</text:p>
            <office:annotation>
              <text:p>http://purl.org/linked-data/sdmx/2009/dimension#refArea=http://www.gemeentegeschiedenis.nl/amco/11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83" office:value-type="float">
            <text:p>51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am</text:p>
            <office:annotation>
              <text:p>http://purl.org/linked-data/sdmx/2009/dimension#refArea=http://www.gemeentegeschiedenis.nl/amco/11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1" office:value-type="float">
            <text:p>1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donk</text:p>
            <office:annotation>
              <text:p>http://purl.org/linked-data/sdmx/2009/dimension#refArea=http://www.gemeentegeschiedenis.nl/amco/103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driel</text:p>
            <office:annotation>
              <text:p>http://purl.org/linked-data/sdmx/2009/dimension#refArea=http://www.gemeentegeschiedenis.nl/amco/10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96" office:value-type="float">
            <text:p>3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gouw</text:p>
            <office:annotation>
              <text:p>http://purl.org/linked-data/sdmx/2009/dimension#refArea=http://www.gemeentegeschiedenis.nl/amco/109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asland</text:p>
            <office:annotation>
              <text:p>http://purl.org/linked-data/sdmx/2009/dimension#refArea=http://www.gemeentegeschiedenis.nl/amco/103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90" office:value-type="float">
            <text:p>28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sluis</text:p>
            <office:annotation>
              <text:p>http://purl.org/linked-data/sdmx/2009/dimension#refArea=http://www.gemeentegeschiedenis.nl/amco/108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77" office:value-type="float">
            <text:p>16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astricht</text:p>
            <office:annotation>
              <text:p>http://purl.org/linked-data/sdmx/2009/dimension#refArea=http://www.gemeentegeschiedenis.nl/amco/101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6556" office:value-type="float">
            <text:p>565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de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de en Drimmelen</text:p>
            <office:annotation>
              <text:p>http://purl.org/linked-data/sdmx/2009/dimension#refArea=http://www.gemeentegeschiedenis.nl/amco/102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80" office:value-type="float">
            <text:p>57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graten</text:p>
            <office:annotation>
              <text:p>http://purl.org/linked-data/sdmx/2009/dimension#refArea=http://www.gemeentegeschiedenis.nl/amco/11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1" office:value-type="float">
            <text:p>17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ie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8" office:value-type="float">
            <text:p>16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95" office:value-type="float">
            <text:p>33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rken</text:p>
            <office:annotation>
              <text:p>http://purl.org/linked-data/sdmx/2009/dimension#refArea=http://www.gemeentegeschiedenis.nl/amco/109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Marne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arum</text:p>
            <office:annotation>
              <text:p>http://purl.org/linked-data/sdmx/2009/dimension#refArea=http://www.gemeentegeschiedenis.nl/amco/114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81" office:value-type="float">
            <text:p>4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aurik</text:p>
            <office:annotation>
              <text:p>http://purl.org/linked-data/sdmx/2009/dimension#refArea=http://www.gemeentegeschiedenis.nl/amco/103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44" office:value-type="float">
            <text:p>28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demblik</text:p>
            <office:annotation>
              <text:p>http://purl.org/linked-data/sdmx/2009/dimension#refArea=http://www.gemeentegeschiedenis.nl/amco/11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8" office:value-type="float">
            <text:p>34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den</text:p>
            <office:annotation>
              <text:p>http://purl.org/linked-data/sdmx/2009/dimension#refArea=http://www.gemeentegeschiedenis.nl/amco/103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3" office:value-type="float">
            <text:p>8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ker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" office:value-type="float">
            <text:p>14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lo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erlo-Wanssum</text:p>
            <office:annotation>
              <text:p>http://purl.org/linked-data/sdmx/2009/dimension#refArea=http://www.gemeentegeschiedenis.nl/amco/114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0" office:value-type="float">
            <text:p>34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erssen</text:p>
            <office:annotation>
              <text:p>http://purl.org/linked-data/sdmx/2009/dimension#refArea=http://www.gemeentegeschiedenis.nl/amco/104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4" office:value-type="float">
            <text:p>4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gen, Haren en Macharen</text:p>
            <office:annotation>
              <text:p>http://purl.org/linked-data/sdmx/2009/dimension#refArea=http://www.gemeentegeschiedenis.nl/amco/109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8" office:value-type="float">
            <text:p>14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ijel</text:p>
            <office:annotation>
              <text:p>http://purl.org/linked-data/sdmx/2009/dimension#refArea=http://www.gemeentegeschiedenis.nl/amco/109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6" office:value-type="float">
            <text:p>25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ck en Herkenbosch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77" office:value-type="float">
            <text:p>34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liskerke</text:p>
            <office:annotation>
              <text:p>http://purl.org/linked-data/sdmx/2009/dimension#refArea=http://www.gemeentegeschiedenis.nl/amco/11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lissant</text:p>
            <office:annotation>
              <text:p>http://purl.org/linked-data/sdmx/2009/dimension#refArea=http://www.gemeentegeschiedenis.nl/amco/109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aldumade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26" office:value-type="float">
            <text:p>6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nameradiel</text:p>
            <office:annotation>
              <text:p>http://purl.org/linked-data/sdmx/2009/dimension#refArea=http://www.gemeentegeschiedenis.nl/amco/11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nterwolde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8" office:value-type="float">
            <text:p>116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erkelbeek</text:p>
            <office:annotation>
              <text:p>http://purl.org/linked-data/sdmx/2009/dimension#refArea=http://www.gemeentegeschiedenis.nl/amco/107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2" office:value-type="float">
            <text:p>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heer</text:p>
            <office:annotation>
              <text:p>http://purl.org/linked-data/sdmx/2009/dimension#refArea=http://www.gemeentegeschiedenis.nl/amco/105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82" office:value-type="float">
            <text:p>8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burg (Z.)</text:p>
            <office:annotation>
              <text:p>http://purl.org/linked-data/sdmx/2009/dimension#refArea=http://www.gemeentegeschiedenis.nl/amco/104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951" office:value-type="float">
            <text:p>199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harnis</text:p>
            <office:annotation>
              <text:p>http://purl.org/linked-data/sdmx/2009/dimension#refArea=http://www.gemeentegeschiedenis.nl/amco/110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5" office:value-type="float">
            <text:p>76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lstum</text:p>
            <office:annotation>
              <text:p>http://purl.org/linked-data/sdmx/2009/dimension#refArea=http://www.gemeentegeschiedenis.nl/amco/111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" office:value-type="float">
            <text:p>13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-Delfland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-Drenthe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denschouwen</text:p>
            <office:annotation>
              <text:p>http://purl.org/linked-data/sdmx/2009/dimension#refArea=http://www.gemeentegeschiedenis.nl/amco/108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7" office:value-type="float">
            <text:p>11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denveld</text:p>
            <office:annotation>
              <text:p>http://purl.org/linked-data/sdmx/2009/dimension#refArea=http://www.gemeentegeschiedenis.nl/amco/105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dwolda</text:p>
            <office:annotation>
              <text:p>http://purl.org/linked-data/sdmx/2009/dimension#refArea=http://www.gemeentegeschiedenis.nl/amco/103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63" office:value-type="float">
            <text:p>20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ierlo</text:p>
            <office:annotation>
              <text:p>http://purl.org/linked-data/sdmx/2009/dimension#refArea=http://www.gemeentegeschiedenis.nl/amco/102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39" office:value-type="float">
            <text:p>46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drecht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64" office:value-type="float">
            <text:p>63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jnsheerenland</text:p>
            <office:annotation>
              <text:p>http://purl.org/linked-data/sdmx/2009/dimension#refArea=http://www.gemeentegeschiedenis.nl/amco/111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55" office:value-type="float">
            <text:p>20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 en Sint Hubert</text:p>
            <office:annotation>
              <text:p>http://purl.org/linked-data/sdmx/2009/dimension#refArea=http://www.gemeentegeschiedenis.nl/amco/105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04" office:value-type="float">
            <text:p>49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illingen aan de Rijn</text:p>
            <office:annotation>
              <text:p>http://purl.org/linked-data/sdmx/2009/dimension#refArea=http://www.gemeentegeschiedenis.nl/amco/100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6" office:value-type="float">
            <text:p>2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dijk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gestel</text:p>
            <office:annotation>
              <text:p>http://purl.org/linked-data/sdmx/2009/dimension#refArea=http://www.gemeentegeschiedenis.nl/amco/11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71" office:value-type="float">
            <text:p>26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er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erkapelle</text:p>
            <office:annotation>
              <text:p>http://purl.org/linked-data/sdmx/2009/dimension#refArea=http://www.gemeentegeschiedenis.nl/amco/113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17" office:value-type="float">
            <text:p>14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aarsgraaf</text:p>
            <office:annotation>
              <text:p>http://purl.org/linked-data/sdmx/2009/dimension#refArea=http://www.gemeentegeschiedenis.nl/amco/101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3" office:value-type="float">
            <text:p>4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lenwaard</text:p>
            <office:annotation>
              <text:p>http://purl.org/linked-data/sdmx/2009/dimension#refArea=http://www.gemeentegeschiedenis.nl/amco/1045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nickendam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53" office:value-type="float">
            <text:p>45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ster</text:p>
            <office:annotation>
              <text:p>http://purl.org/linked-data/sdmx/2009/dimension#refArea=http://www.gemeentegeschiedenis.nl/amco/100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00" office:value-type="float">
            <text:p>93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erland</text:p>
            <office:annotation>
              <text:p>http://purl.org/linked-data/sdmx/2009/dimension#refArea=http://www.gemeentegeschiedenis.nl/amco/103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Montfoort</text:p>
            <office:annotation>
              <text:p>http://purl.org/linked-data/sdmx/2009/dimension#refArea=http://www.gemeentegeschiedenis.nl/amco/10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08" office:value-type="float">
            <text:p>3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ntfort</text:p>
            <office:annotation>
              <text:p>http://purl.org/linked-data/sdmx/2009/dimension#refArea=http://www.gemeentegeschiedenis.nl/amco/102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7" office:value-type="float">
            <text:p>14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k en Middelaar</text:p>
            <office:annotation>
              <text:p>http://purl.org/linked-data/sdmx/2009/dimension#refArea=http://www.gemeentegeschiedenis.nl/amco/102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81" office:value-type="float">
            <text:p>31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oordrecht</text:p>
            <office:annotation>
              <text:p>http://purl.org/linked-data/sdmx/2009/dimension#refArea=http://www.gemeentegeschiedenis.nl/amco/10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20" office:value-type="float">
            <text:p>312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iden</text:p>
            <office:annotation>
              <text:p>http://purl.org/linked-data/sdmx/2009/dimension#refArea=http://www.gemeentegeschiedenis.nl/amco/109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23" office:value-type="float">
            <text:p>35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stergeleen</text:p>
            <office:annotation>
              <text:p>http://purl.org/linked-data/sdmx/2009/dimension#refArea=http://www.gemeentegeschiedenis.nl/amco/102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72" office:value-type="float">
            <text:p>25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Muntendam</text:p>
            <office:annotation>
              <text:p>http://purl.org/linked-data/sdmx/2009/dimension#refArea=http://www.gemeentegeschiedenis.nl/amco/105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ldwijk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519" office:value-type="float">
            <text:p>12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aarden</text:p>
            <office:annotation>
              <text:p>http://purl.org/linked-data/sdmx/2009/dimension#refArea=http://www.gemeentegeschiedenis.nl/amco/101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5" office:value-type="float">
            <text:p>865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-Betuwe</text:p>
            <office:annotation>
              <text:p>http://purl.org/linked-data/sdmx/2009/dimension#refArea=http://www.gemeentegeschiedenis.nl/amco/109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25" office:value-type="float">
            <text:p>24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derlek</text:p>
            <office:annotation>
              <text:p>http://purl.org/linked-data/sdmx/2009/dimension#refArea=http://www.gemeentegeschiedenis.nl/amco/100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ederweert</text:p>
            <office:annotation>
              <text:p>http://purl.org/linked-data/sdmx/2009/dimension#refArea=http://www.gemeentegeschiedenis.nl/amco/106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048" office:value-type="float">
            <text:p>7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de</text:p>
            <office:annotation>
              <text:p>http://purl.org/linked-data/sdmx/2009/dimension#refArea=http://www.gemeentegeschiedenis.nl/amco/103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64" office:value-type="float">
            <text:p>54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</text:p>
            <office:annotation>
              <text:p>http://purl.org/linked-data/sdmx/2009/dimension#refArea=http://www.gemeentegeschiedenis.nl/amco/106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eerijnen</text:p>
            <office:annotation>
              <text:p>http://purl.org/linked-data/sdmx/2009/dimension#refArea=http://www.gemeentegeschiedenis.nl/amco/101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42" office:value-type="float">
            <text:p>50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dorp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81" office:value-type="float">
            <text:p>38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 en Sint Joos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Beijerland</text:p>
            <office:annotation>
              <text:p>http://purl.org/linked-data/sdmx/2009/dimension#refArea=http://www.gemeentegeschiedenis.nl/amco/100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26" office:value-type="float">
            <text:p>14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Pekela</text:p>
            <office:annotation>
              <text:p>http://purl.org/linked-data/sdmx/2009/dimension#refArea=http://www.gemeentegeschiedenis.nl/amco/109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86" office:value-type="float">
            <text:p>25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 Tonge</text:p>
            <office:annotation>
              <text:p>http://purl.org/linked-data/sdmx/2009/dimension#refArea=http://www.gemeentegeschiedenis.nl/amco/105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gein</text:p>
            <office:annotation>
              <text:p>http://purl.org/linked-data/sdmx/2009/dimension#refArea=http://www.gemeentegeschiedenis.nl/amco/103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023" office:value-type="float">
            <text:p>210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nhagen</text:p>
            <office:annotation>
              <text:p>http://purl.org/linked-data/sdmx/2009/dimension#refArea=http://www.gemeentegeschiedenis.nl/amco/10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08" office:value-type="float">
            <text:p>50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-Niedorp</text:p>
            <office:annotation>
              <text:p>http://purl.org/linked-data/sdmx/2009/dimension#refArea=http://www.gemeentegeschiedenis.nl/amco/10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-Amstel</text:p>
            <office:annotation>
              <text:p>http://purl.org/linked-data/sdmx/2009/dimension#refArea=http://www.gemeentegeschiedenis.nl/amco/107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</text:p>
            <office:annotation>
              <text:p>http://purl.org/linked-data/sdmx/2009/dimension#refArea=http://www.gemeentegeschiedenis.nl/amco/109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erkerk aan den IJssel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19" office:value-type="float">
            <text:p>6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eschans</text:p>
            <office:annotation>
              <text:p>http://purl.org/linked-data/sdmx/2009/dimension#refArea=http://www.gemeentegeschiedenis.nl/amco/100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3" office:value-type="float">
            <text:p>9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Ginneken</text:p>
            <office:annotation>
              <text:p>http://purl.org/linked-data/sdmx/2009/dimension#refArea=http://www.gemeentegeschiedenis.nl/amco/104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27" office:value-type="float">
            <text:p>52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koop</text:p>
            <office:annotation>
              <text:p>http://purl.org/linked-data/sdmx/2009/dimension#refArea=http://www.gemeentegeschiedenis.nl/amco/107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26" office:value-type="float">
            <text:p>47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and</text:p>
            <office:annotation>
              <text:p>http://purl.org/linked-data/sdmx/2009/dimension#refArea=http://www.gemeentegeschiedenis.nl/amco/113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7" office:value-type="float">
            <text:p>3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-Lekkerland</text:p>
            <office:annotation>
              <text:p>http://purl.org/linked-data/sdmx/2009/dimension#refArea=http://www.gemeentegeschiedenis.nl/amco/105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7" office:value-type="float">
            <text:p>38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leusen</text:p>
            <office:annotation>
              <text:p>http://purl.org/linked-data/sdmx/2009/dimension#refArea=http://www.gemeentegeschiedenis.nl/amco/103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3" office:value-type="float">
            <text:p>37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olda</text:p>
            <office:annotation>
              <text:p>http://purl.org/linked-data/sdmx/2009/dimension#refArea=http://www.gemeentegeschiedenis.nl/amco/10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2" office:value-type="float">
            <text:p>7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poort</text:p>
            <office:annotation>
              <text:p>http://purl.org/linked-data/sdmx/2009/dimension#refArea=http://www.gemeentegeschiedenis.nl/amco/107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1" office:value-type="float">
            <text:p>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stadt</text:p>
            <office:annotation>
              <text:p>http://purl.org/linked-data/sdmx/2009/dimension#refArea=http://www.gemeentegeschiedenis.nl/amco/11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05" office:value-type="float">
            <text:p>17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een</text:p>
            <office:annotation>
              <text:p>http://purl.org/linked-data/sdmx/2009/dimension#refArea=http://www.gemeentegeschiedenis.nl/amco/104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04" office:value-type="float">
            <text:p>16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euwvliet</text:p>
            <office:annotation>
              <text:p>http://purl.org/linked-data/sdmx/2009/dimension#refArea=http://www.gemeentegeschiedenis.nl/amco/111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euw-Vossemeer</text:p>
            <office:annotation>
              <text:p>http://purl.org/linked-data/sdmx/2009/dimension#refArea=http://www.gemeentegeschiedenis.nl/amco/104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9" office:value-type="float">
            <text:p>10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gtevecht</text:p>
            <office:annotation>
              <text:p>http://purl.org/linked-data/sdmx/2009/dimension#refArea=http://www.gemeentegeschiedenis.nl/amco/101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4" office:value-type="float">
            <text:p>6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efurd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74" office:value-type="float">
            <text:p>13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kerk</text:p>
            <office:annotation>
              <text:p>http://purl.org/linked-data/sdmx/2009/dimension#refArea=http://www.gemeentegeschiedenis.nl/amco/104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68" office:value-type="float">
            <text:p>11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jmegen</text:p>
            <office:annotation>
              <text:p>http://purl.org/linked-data/sdmx/2009/dimension#refArea=http://www.gemeentegeschiedenis.nl/amco/112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654" office:value-type="float">
            <text:p>75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isse</text:p>
            <office:annotation>
              <text:p>http://purl.org/linked-data/sdmx/2009/dimension#refArea=http://www.gemeentegeschiedenis.nl/amco/110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sewaard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istelrode</text:p>
            <office:annotation>
              <text:p>http://purl.org/linked-data/sdmx/2009/dimension#refArea=http://www.gemeentegeschiedenis.nl/amco/10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13" office:value-type="float">
            <text:p>32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beek</text:p>
            <office:annotation>
              <text:p>http://purl.org/linked-data/sdmx/2009/dimension#refArea=http://www.gemeentegeschiedenis.nl/amco/102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6" office:value-type="float">
            <text:p>5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-Beveland</text:p>
            <office:annotation>
              <text:p>http://purl.org/linked-data/sdmx/2009/dimension#refArea=http://www.gemeentegeschiedenis.nl/amco/10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broek</text:p>
            <office:annotation>
              <text:p>http://purl.org/linked-data/sdmx/2009/dimension#refArea=http://www.gemeentegeschiedenis.nl/amco/108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dijk</text:p>
            <office:annotation>
              <text:p>http://purl.org/linked-data/sdmx/2009/dimension#refArea=http://www.gemeentegeschiedenis.nl/amco/109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loos</text:p>
            <office:annotation>
              <text:p>http://purl.org/linked-data/sdmx/2009/dimension#refArea=http://www.gemeentegeschiedenis.nl/amco/102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4" office:value-type="float">
            <text:p>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enveld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er-Koggenland</text:p>
            <office:annotation>
              <text:p>http://purl.org/linked-data/sdmx/2009/dimension#refArea=http://www.gemeentegeschiedenis.nl/amco/109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31" office:value-type="float">
            <text:p>45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gouwe</text:p>
            <office:annotation>
              <text:p>http://purl.org/linked-data/sdmx/2009/dimension#refArea=http://www.gemeentegeschiedenis.nl/amco/111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Noordoostelijke 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oostpolder</text:p>
            <office:annotation>
              <text:p>http://purl.org/linked-data/sdmx/2009/dimension#refArea=http://www.gemeentegeschiedenis.nl/amco/101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234" office:value-type="float">
            <text:p>18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elle</text:p>
            <office:annotation>
              <text:p>http://purl.org/linked-data/sdmx/2009/dimension#refArea=http://www.gemeentegeschiedenis.nl/amco/100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Noordwijk</text:p>
            <office:annotation>
              <text:p>http://purl.org/linked-data/sdmx/2009/dimension#refArea=http://www.gemeentegeschiedenis.nl/amco/107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34" office:value-type="float">
            <text:p>12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rdwijkerhout</text:p>
            <office:annotation>
              <text:p>http://purl.org/linked-data/sdmx/2009/dimension#refArea=http://www.gemeentegeschiedenis.nl/amco/11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96" office:value-type="float">
            <text:p>68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otdorp</text:p>
            <office:annotation>
              <text:p>http://purl.org/linked-data/sdmx/2009/dimension#refArea=http://www.gemeentegeschiedenis.nl/amco/106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64" office:value-type="float">
            <text:p>31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78" office:value-type="float">
            <text:p>29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enen, Gerwen en Nederwetten</text:p>
            <office:annotation>
              <text:p>http://purl.org/linked-data/sdmx/2009/dimension#refArea=http://www.gemeentegeschiedenis.nl/amco/107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50" office:value-type="float">
            <text:p>8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land</text:p>
            <office:annotation>
              <text:p>http://purl.org/linked-data/sdmx/2009/dimension#refArea=http://www.gemeentegeschiedenis.nl/amco/10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79" office:value-type="float">
            <text:p>1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mansdorp</text:p>
            <office:annotation>
              <text:p>http://purl.org/linked-data/sdmx/2009/dimension#refArea=http://www.gemeentegeschiedenis.nl/amco/113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1" office:value-type="float">
            <text:p>38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nspeet</text:p>
            <office:annotation>
              <text:p>http://purl.org/linked-data/sdmx/2009/dimension#refArea=http://www.gemeentegeschiedenis.nl/amco/105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48" office:value-type="float">
            <text:p>114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Nuth</text:p>
            <office:annotation>
              <text:p>http://purl.org/linked-data/sdmx/2009/dimension#refArea=http://www.gemeentegeschiedenis.nl/amco/101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03" office:value-type="float">
            <text:p>38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bicht en Papenhoven</text:p>
            <office:annotation>
              <text:p>http://purl.org/linked-data/sdmx/2009/dimension#refArea=http://www.gemeentegeschiedenis.nl/amco/103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70" office:value-type="float">
            <text:p>12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9" office:value-type="float">
            <text:p>27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dijk</text:p>
            <office:annotation>
              <text:p>http://purl.org/linked-data/sdmx/2009/dimension#refArea=http://www.gemeentegeschiedenis.nl/amco/110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76" office:value-type="float">
            <text:p>59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ffelt</text:p>
            <office:annotation>
              <text:p>http://purl.org/linked-data/sdmx/2009/dimension#refArea=http://www.gemeentegeschiedenis.nl/amco/103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egstgeest</text:p>
            <office:annotation>
              <text:p>http://purl.org/linked-data/sdmx/2009/dimension#refArea=http://www.gemeentegeschiedenis.nl/amco/102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56" office:value-type="float">
            <text:p>81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hé en Laak</text:p>
            <office:annotation>
              <text:p>http://purl.org/linked-data/sdmx/2009/dimension#refArea=http://www.gemeentegeschiedenis.nl/amco/104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1" office:value-type="float">
            <text:p>40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beek</text:p>
            <office:annotation>
              <text:p>http://purl.org/linked-data/sdmx/2009/dimension#refArea=http://www.gemeentegeschiedenis.nl/amco/105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0" office:value-type="float">
            <text:p>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rschot</text:p>
            <office:annotation>
              <text:p>http://purl.org/linked-data/sdmx/2009/dimension#refArea=http://www.gemeentegeschiedenis.nl/amco/102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66" office:value-type="float">
            <text:p>52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isterwijk</text:p>
            <office:annotation>
              <text:p>http://purl.org/linked-data/sdmx/2009/dimension#refArea=http://www.gemeentegeschiedenis.nl/amco/10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14" office:value-type="float">
            <text:p>8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ambt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broek</text:p>
            <office:annotation>
              <text:p>http://purl.org/linked-data/sdmx/2009/dimension#refArea=http://www.gemeentegeschiedenis.nl/amco/11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82" office:value-type="float">
            <text:p>97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hove</text:p>
            <office:annotation>
              <text:p>http://purl.org/linked-data/sdmx/2009/dimension#refArea=http://www.gemeentegeschiedenis.nl/amco/102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9" office:value-type="float">
            <text:p>12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kerk</text:p>
            <office:annotation>
              <text:p>http://purl.org/linked-data/sdmx/2009/dimension#refArea=http://www.gemeentegeschiedenis.nl/amco/113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96" office:value-type="float">
            <text:p>1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29" office:value-type="float">
            <text:p>143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97" office:value-type="float">
            <text:p>44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lst-Wijhe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34" office:value-type="float">
            <text:p>86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nderbanken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nstwedde</text:p>
            <office:annotation>
              <text:p>http://purl.org/linked-data/sdmx/2009/dimension#refArea=http://www.gemeentegeschiedenis.nl/amco/106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ltgensplaat</text:p>
            <office:annotation>
              <text:p>http://purl.org/linked-data/sdmx/2009/dimension#refArea=http://www.gemeentegeschiedenis.nl/amco/111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 Gelre</text:p>
            <office:annotation>
              <text:p>http://purl.org/linked-data/sdmx/2009/dimension#refArea=http://www.gemeentegeschiedenis.nl/amco/110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 en West-Souburg</text:p>
            <office:annotation>
              <text:p>http://purl.org/linked-data/sdmx/2009/dimension#refArea=http://www.gemeentegeschiedenis.nl/amco/113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-, West- en Middelbeers</text:p>
            <office:annotation>
              <text:p>http://purl.org/linked-data/sdmx/2009/dimension#refArea=http://www.gemeentegeschiedenis.nl/amco/10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5" office:value-type="float">
            <text:p>21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burg</text:p>
            <office:annotation>
              <text:p>http://purl.org/linked-data/sdmx/2009/dimension#refArea=http://www.gemeentegeschiedenis.nl/amco/107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295" office:value-type="float">
            <text:p>92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dongeradeel</text:p>
            <office:annotation>
              <text:p>http://purl.org/linked-data/sdmx/2009/dimension#refArea=http://www.gemeentegeschiedenis.nl/amco/111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9" office:value-type="float">
            <text:p>3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broek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98" office:value-type="float">
            <text:p>25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92" office:value-type="float">
            <text:p>22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hout</text:p>
            <office:annotation>
              <text:p>http://purl.org/linked-data/sdmx/2009/dimension#refArea=http://www.gemeentegeschiedenis.nl/amco/112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946" office:value-type="float">
            <text:p>219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erland</text:p>
            <office:annotation>
              <text:p>http://purl.org/linked-data/sdmx/2009/dimension#refArea=http://www.gemeentegeschiedenis.nl/amco/11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flakke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97" office:value-type="float">
            <text:p>4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kapelle</text:p>
            <office:annotation>
              <text:p>http://purl.org/linked-data/sdmx/2009/dimension#refArea=http://www.gemeentegeschiedenis.nl/amco/107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stellingwerf</text:p>
            <office:annotation>
              <text:p>http://purl.org/linked-data/sdmx/2009/dimension#refArea=http://www.gemeentegeschiedenis.nl/amco/1083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10" office:value-type="float">
            <text:p>1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79" office:value-type="float">
            <text:p>33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69" office:value-type="float">
            <text:p>21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enbaar Lichaam Z.IJ.P.</text:p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50" office:value-type="float">
            <text:p>60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hemert</text:p>
            <office:annotation>
              <text:p>http://purl.org/linked-data/sdmx/2009/dimension#refArea=http://www.gemeentegeschiedenis.nl/amco/108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loo, Sint Anthonis en Ledeacker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56" office:value-type="float">
            <text:p>3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64" office:value-type="float">
            <text:p>5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psterland</text:p>
            <office:annotation>
              <text:p>http://purl.org/linked-data/sdmx/2009/dimension#refArea=http://www.gemeentegeschiedenis.nl/amco/100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824" office:value-type="float">
            <text:p>1282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</text:p>
            <office:annotation>
              <text:p>http://purl.org/linked-data/sdmx/2009/dimension#refArea=http://www.gemeentegeschiedenis.nl/amco/108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076" office:value-type="float">
            <text:p>240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ssendrecht</text:p>
            <office:annotation>
              <text:p>http://purl.org/linked-data/sdmx/2009/dimension#refArea=http://www.gemeentegeschiedenis.nl/amco/109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47" office:value-type="float">
            <text:p>2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ersum</text:p>
            <office:annotation>
              <text:p>http://purl.org/linked-data/sdmx/2009/dimension#refArea=http://www.gemeentegeschiedenis.nl/amco/108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ttoland</text:p>
            <office:annotation>
              <text:p>http://purl.org/linked-data/sdmx/2009/dimension#refArea=http://www.gemeentegeschiedenis.nl/amco/10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" office:value-type="float">
            <text:p>4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 en Nieuw Gastel</text:p>
            <office:annotation>
              <text:p>http://purl.org/linked-data/sdmx/2009/dimension#refArea=http://www.gemeentegeschiedenis.nl/amco/11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40" office:value-type="float">
            <text:p>38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Alblas</text:p>
            <office:annotation>
              <text:p>http://purl.org/linked-data/sdmx/2009/dimension#refArea=http://www.gemeentegeschiedenis.nl/amco/108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0" office:value-type="float">
            <text:p>9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-Beijerland</text:p>
            <office:annotation>
              <text:p>http://purl.org/linked-data/sdmx/2009/dimension#refArea=http://www.gemeentegeschiedenis.nl/amco/113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08" office:value-type="float">
            <text:p>77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dorp</text:p>
            <office:annotation>
              <text:p>http://purl.org/linked-data/sdmx/2009/dimension#refArea=http://www.gemeentegeschiedenis.nl/amco/111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IJsselstreek</text:p>
            <office:annotation>
              <text:p>http://purl.org/linked-data/sdmx/2009/dimension#refArea=http://www.gemeentegeschiedenis.nl/amco/10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 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72" office:value-type="float">
            <text:p>40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lande</text:p>
            <office:annotation>
              <text:p>http://purl.org/linked-data/sdmx/2009/dimension#refArea=http://www.gemeentegeschiedenis.nl/amco/111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bosch</text:p>
            <office:annotation>
              <text:p>http://purl.org/linked-data/sdmx/2009/dimension#refArea=http://www.gemeentegeschiedenis.nl/amco/103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91" office:value-type="float">
            <text:p>5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nhoorn</text:p>
            <office:annotation>
              <text:p>http://purl.org/linked-data/sdmx/2009/dimension#refArea=http://www.gemeentegeschiedenis.nl/amco/103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-Niedorp</text:p>
            <office:annotation>
              <text:p>http://purl.org/linked-data/sdmx/2009/dimension#refArea=http://www.gemeentegeschiedenis.nl/amco/108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-Amstel</text:p>
            <office:annotation>
              <text:p>http://purl.org/linked-data/sdmx/2009/dimension#refArea=http://www.gemeentegeschiedenis.nl/amco/109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00" office:value-type="float">
            <text:p>58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rkerk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rkerk aan den IJssel</text:p>
            <office:annotation>
              <text:p>http://purl.org/linked-data/sdmx/2009/dimension#refArea=http://www.gemeentegeschiedenis.nl/amco/10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8" office:value-type="float">
            <text:p>27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e-Tonge</text:p>
            <office:annotation>
              <text:p>http://purl.org/linked-data/sdmx/2009/dimension#refArea=http://www.gemeentegeschiedenis.nl/amco/107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ewater</text:p>
            <office:annotation>
              <text:p>http://purl.org/linked-data/sdmx/2009/dimension#refArea=http://www.gemeentegeschiedenis.nl/amco/10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65" office:value-type="float">
            <text:p>35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d-Vossemeer</text:p>
            <office:annotation>
              <text:p>http://purl.org/linked-data/sdmx/2009/dimension#refArea=http://www.gemeentegeschiedenis.nl/amco/101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uwerkerk</text:p>
            <office:annotation>
              <text:p>http://purl.org/linked-data/sdmx/2009/dimension#refArea=http://www.gemeentegeschiedenis.nl/amco/109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asselt</text:p>
            <office:annotation>
              <text:p>http://purl.org/linked-data/sdmx/2009/dimension#refArea=http://www.gemeentegeschiedenis.nl/amco/109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betuwe</text:p>
            <office:annotation>
              <text:p>http://purl.org/linked-data/sdmx/2009/dimension#refArea=http://www.gemeentegeschiedenis.nl/amco/111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rslag</text:p>
            <office:annotation>
              <text:p>http://purl.org/linked-data/sdmx/2009/dimension#refArea=http://www.gemeentegeschiedenis.nl/amco/107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Ovezande</text:p>
            <office:annotation>
              <text:p>http://purl.org/linked-data/sdmx/2009/dimension#refArea=http://www.gemeentegeschiedenis.nl/amco/114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nnerden</text:p>
            <office:annotation>
              <text:p>http://purl.org/linked-data/sdmx/2009/dimension#refArea=http://www.gemeentegeschiedenis.nl/amco/105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apekop</text:p>
            <office:annotation>
              <text:p>http://purl.org/linked-data/sdmx/2009/dimension#refArea=http://www.gemeentegeschiedenis.nl/amco/112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apendrecht</text:p>
            <office:annotation>
              <text:p>http://purl.org/linked-data/sdmx/2009/dimension#refArea=http://www.gemeentegeschiedenis.nl/amco/10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02" office:value-type="float">
            <text:p>124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el en Maas</text:p>
            <office:annotation>
              <text:p>http://purl.org/linked-data/sdmx/2009/dimension#refArea=http://www.gemeentegeschiedenis.nl/amco/102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88" office:value-type="float">
            <text:p>23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ekela</text:p>
            <office:annotation>
              <text:p>http://purl.org/linked-data/sdmx/2009/dimension#refArea=http://www.gemeentegeschiedenis.nl/amco/108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hilippine</text:p>
            <office:annotation>
              <text:p>http://purl.org/linked-data/sdmx/2009/dimension#refArea=http://www.gemeentegeschiedenis.nl/amco/104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iershil</text:p>
            <office:annotation>
              <text:p>http://purl.org/linked-data/sdmx/2009/dimension#refArea=http://www.gemeentegeschiedenis.nl/amco/101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0" office:value-type="float">
            <text:p>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71" office:value-type="float">
            <text:p>80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ijnacker-Nootdorp</text:p>
            <office:annotation>
              <text:p>http://purl.org/linked-data/sdmx/2009/dimension#refArea=http://www.gemeentegeschiedenis.nl/amco/10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lsbroek</text:p>
            <office:annotation>
              <text:p>http://purl.org/linked-data/sdmx/2009/dimension#refArea=http://www.gemeentegeschiedenis.nl/amco/109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2" office:value-type="float">
            <text:p>5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ugaal</text:p>
            <office:annotation>
              <text:p>http://purl.org/linked-data/sdmx/2009/dimension#refArea=http://www.gemeentegeschiedenis.nl/amco/113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3" office:value-type="float">
            <text:p>106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oortvliet</text:p>
            <office:annotation>
              <text:p>http://purl.org/linked-data/sdmx/2009/dimension#refArea=http://www.gemeentegeschiedenis.nl/amco/111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Posterholt</text:p>
            <office:annotation>
              <text:p>http://purl.org/linked-data/sdmx/2009/dimension#refArea=http://www.gemeentegeschiedenis.nl/amco/104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7" office:value-type="float">
            <text:p>2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rinsenbeek</text:p>
            <office:annotation>
              <text:p>http://purl.org/linked-data/sdmx/2009/dimension#refArea=http://www.gemeentegeschiedenis.nl/amco/11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17" office:value-type="float">
            <text:p>491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rmerend</text:p>
            <office:annotation>
              <text:p>http://purl.org/linked-data/sdmx/2009/dimension#refArea=http://www.gemeentegeschiedenis.nl/amco/11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15" office:value-type="float">
            <text:p>188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</text:p>
            <office:annotation>
              <text:p>http://purl.org/linked-data/sdmx/2009/dimension#refArea=http://www.gemeentegeschiedenis.nl/amco/100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2" office:value-type="float">
            <text:p>1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n</text:p>
            <office:annotation>
              <text:p>http://purl.org/linked-data/sdmx/2009/dimension#refArea=http://www.gemeentegeschiedenis.nl/amco/111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654" office:value-type="float">
            <text:p>96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Puttershoek</text:p>
            <office:annotation>
              <text:p>http://purl.org/linked-data/sdmx/2009/dimension#refArea=http://www.gemeentegeschiedenis.nl/amco/10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69" office:value-type="float">
            <text:p>28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74" office:value-type="float">
            <text:p>120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amsdonk</text:p>
            <office:annotation>
              <text:p>http://purl.org/linked-data/sdmx/2009/dimension#refArea=http://www.gemeentegeschiedenis.nl/amco/113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4" office:value-type="float">
            <text:p>59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uwerderhem</text:p>
            <office:annotation>
              <text:p>http://purl.org/linked-data/sdmx/2009/dimension#refArea=http://www.gemeentegeschiedenis.nl/amco/103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87" office:value-type="float">
            <text:p>3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euwijk</text:p>
            <office:annotation>
              <text:p>http://purl.org/linked-data/sdmx/2009/dimension#refArea=http://www.gemeentegeschiedenis.nl/amco/104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10" office:value-type="float">
            <text:p>44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iderland</text:p>
            <office:annotation>
              <text:p>http://purl.org/linked-data/sdmx/2009/dimension#refArea=http://www.gemeentegeschiedenis.nl/amco/110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imerswaal</text:p>
            <office:annotation>
              <text:p>http://purl.org/linked-data/sdmx/2009/dimension#refArea=http://www.gemeentegeschiedenis.nl/amco/100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509" office:value-type="float">
            <text:p>95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esse</text:p>
            <office:annotation>
              <text:p>http://purl.org/linked-data/sdmx/2009/dimension#refArea=http://www.gemeentegeschiedenis.nl/amco/104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nkum</text:p>
            <office:annotation>
              <text:p>http://purl.org/linked-data/sdmx/2009/dimension#refArea=http://www.gemeentegeschiedenis.nl/amco/113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79" office:value-type="float">
            <text:p>181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nswoude</text:p>
            <office:annotation>
              <text:p>http://purl.org/linked-data/sdmx/2009/dimension#refArea=http://www.gemeentegeschiedenis.nl/amco/102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40" office:value-type="float">
            <text:p>15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tranchement</text:p>
            <office:annotation>
              <text:p>http://purl.org/linked-data/sdmx/2009/dimension#refArea=http://www.gemeentegeschiedenis.nl/amco/104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eusel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7" office:value-type="float">
            <text:p>3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eusel-De Mierden</text:p>
            <office:annotation>
              <text:p>http://purl.org/linked-data/sdmx/2009/dimension#refArea=http://www.gemeentegeschiedenis.nl/amco/101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heden</text:p>
            <office:annotation>
              <text:p>http://purl.org/linked-data/sdmx/2009/dimension#refArea=http://www.gemeentegeschiedenis.nl/amco/11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375" office:value-type="float">
            <text:p>253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enen</text:p>
            <office:annotation>
              <text:p>http://purl.org/linked-data/sdmx/2009/dimension#refArea=http://www.gemeentegeschiedenis.nl/amco/103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62" office:value-type="float">
            <text:p>85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hoon</text:p>
            <office:annotation>
              <text:p>http://purl.org/linked-data/sdmx/2009/dimension#refArea=http://www.gemeentegeschiedenis.nl/amco/109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86" office:value-type="float">
            <text:p>34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dderkerk</text:p>
            <office:annotation>
              <text:p>http://purl.org/linked-data/sdmx/2009/dimension#refArea=http://www.gemeentegeschiedenis.nl/amco/106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3" office:value-type="float">
            <text:p>232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hoven</text:p>
            <office:annotation>
              <text:p>http://purl.org/linked-data/sdmx/2009/dimension#refArea=http://www.gemeentegeschiedenis.nl/amco/104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9" office:value-type="float">
            <text:p>10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etveld</text:p>
            <office:annotation>
              <text:p>http://purl.org/linked-data/sdmx/2009/dimension#refArea=http://www.gemeentegeschiedenis.nl/amco/108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eveld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saterwoude</text:p>
            <office:annotation>
              <text:p>http://purl.org/linked-data/sdmx/2009/dimension#refArea=http://www.gemeentegeschiedenis.nl/amco/11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" office:value-type="float">
            <text:p>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sburg</text:p>
            <office:annotation>
              <text:p>http://purl.org/linked-data/sdmx/2009/dimension#refArea=http://www.gemeentegeschiedenis.nl/amco/111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26" office:value-type="float">
            <text:p>58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nwaarden</text:p>
            <office:annotation>
              <text:p>http://purl.org/linked-data/sdmx/2009/dimension#refArea=http://www.gemeentegeschiedenis.nl/amco/108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nwoude</text:p>
            <office:annotation>
              <text:p>http://purl.org/linked-data/sdmx/2009/dimension#refArea=http://www.gemeentegeschiedenis.nl/amco/112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De Rijp</text:p>
            <office:annotation>
              <text:p>http://purl.org/linked-data/sdmx/2009/dimension#refArea=http://www.gemeentegeschiedenis.nl/amco/114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bergen</text:p>
            <office:annotation>
              <text:p>http://purl.org/linked-data/sdmx/2009/dimension#refArea=http://www.gemeentegeschiedenis.nl/amco/108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7" office:value-type="float">
            <text:p>26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62" office:value-type="float">
            <text:p>1086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jssen-Holt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NB.)</text:p>
            <office:annotation>
              <text:p>http://purl.org/linked-data/sdmx/2009/dimension#refArea=http://www.gemeentegeschiedenis.nl/amco/110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jswijk (ZH.)</text:p>
            <office:annotation>
              <text:p>http://purl.org/linked-data/sdmx/2009/dimension#refArea=http://www.gemeentegeschiedenis.nl/amco/111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223" office:value-type="float">
            <text:p>2722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illand-Bath</text:p>
            <office:annotation>
              <text:p>http://purl.org/linked-data/sdmx/2009/dimension#refArea=http://www.gemeentegeschiedenis.nl/amco/104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itthem</text:p>
            <office:annotation>
              <text:p>http://purl.org/linked-data/sdmx/2009/dimension#refArea=http://www.gemeentegeschiedenis.nl/amco/106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ckanje</text:p>
            <office:annotation>
              <text:p>http://purl.org/linked-data/sdmx/2009/dimension#refArea=http://www.gemeentegeschiedenis.nl/amco/104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27" office:value-type="float">
            <text:p>86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erdalen</text:p>
            <office:annotation>
              <text:p>http://purl.org/linked-data/sdmx/2009/dimension#refArea=http://www.gemeentegeschiedenis.nl/amco/101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ermond</text:p>
            <office:annotation>
              <text:p>http://purl.org/linked-data/sdmx/2009/dimension#refArea=http://www.gemeentegeschiedenis.nl/amco/113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305" office:value-type="float">
            <text:p>1930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81" office:value-type="float">
            <text:p>19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ggel en Neer</text:p>
            <office:annotation>
              <text:p>http://purl.org/linked-data/sdmx/2009/dimension#refArea=http://www.gemeentegeschiedenis.nl/amco/105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4" office:value-type="float">
            <text:p>28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Ronde Venen</text:p>
            <office:annotation>
              <text:p>http://purl.org/linked-data/sdmx/2009/dimension#refArea=http://www.gemeentegeschiedenis.nl/amco/113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Roosendaal en Nispen</text:p>
            <office:annotation>
              <text:p>http://purl.org/linked-data/sdmx/2009/dimension#refArea=http://www.gemeentegeschiedenis.nl/amco/104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919" office:value-type="float">
            <text:p>279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osteren</text:p>
            <office:annotation>
              <text:p>http://purl.org/linked-data/sdmx/2009/dimension#refArea=http://www.gemeentegeschiedenis.nl/amco/109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7" office:value-type="float">
            <text:p>7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malen</text:p>
            <office:annotation>
              <text:p>http://purl.org/linked-data/sdmx/2009/dimension#refArea=http://www.gemeentegeschiedenis.nl/amco/109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846" office:value-type="float">
            <text:p>118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ssum</text:p>
            <office:annotation>
              <text:p>http://purl.org/linked-data/sdmx/2009/dimension#refArea=http://www.gemeentegeschiedenis.nl/amco/108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35" office:value-type="float">
            <text:p>1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tterdam</text:p>
            <office:annotation>
              <text:p>http://purl.org/linked-data/sdmx/2009/dimension#refArea=http://www.gemeentegeschiedenis.nl/amco/103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6466" office:value-type="float">
            <text:p>2964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burg</text:p>
            <office:annotation>
              <text:p>http://purl.org/linked-data/sdmx/2009/dimension#refArea=http://www.gemeentegeschiedenis.nl/amco/113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5" office:value-type="float">
            <text:p>72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ozendaal</text:p>
            <office:annotation>
              <text:p>http://purl.org/linked-data/sdmx/2009/dimension#refArea=http://www.gemeentegeschiedenis.nl/amco/106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6" office:value-type="float">
            <text:p>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cphen</text:p>
            <office:annotation>
              <text:p>http://purl.org/linked-data/sdmx/2009/dimension#refArea=http://www.gemeentegeschiedenis.nl/amco/111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13" office:value-type="float">
            <text:p>9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90" office:value-type="float">
            <text:p>319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81" office:value-type="float">
            <text:p>16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urlo</text:p>
            <office:annotation>
              <text:p>http://purl.org/linked-data/sdmx/2009/dimension#refArea=http://www.gemeentegeschiedenis.nl/amco/108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81" office:value-type="float">
            <text:p>35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Ruwiel</text:p>
            <office:annotation>
              <text:p>http://purl.org/linked-data/sdmx/2009/dimension#refArea=http://www.gemeentegeschiedenis.nl/amco/1052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as van Gent</text:p>
            <office:annotation>
              <text:p>http://purl.org/linked-data/sdmx/2009/dimension#refArea=http://www.gemeentegeschiedenis.nl/amco/11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768" office:value-type="float">
            <text:p>47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assenheim</text:p>
            <office:annotation>
              <text:p>http://purl.org/linked-data/sdmx/2009/dimension#refArea=http://www.gemeentegeschiedenis.nl/amco/106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32" office:value-type="float">
            <text:p>64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esberg</text:p>
            <office:annotation>
              <text:p>http://purl.org/linked-data/sdmx/2009/dimension#refArea=http://www.gemeentegeschiedenis.nl/amco/113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644" office:value-type="float">
            <text:p>8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5" office:value-type="float">
            <text:p>84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ijk</text:p>
            <office:annotation>
              <text:p>http://purl.org/linked-data/sdmx/2009/dimension#refArea=http://www.gemeentegeschiedenis.nl/amco/102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91" office:value-type="float">
            <text:p>35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alkwijk</text:p>
            <office:annotation>
              <text:p>http://purl.org/linked-data/sdmx/2009/dimension#refArea=http://www.gemeentegeschiedenis.nl/amco/103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arsterland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emda</text:p>
            <office:annotation>
              <text:p>http://purl.org/linked-data/sdmx/2009/dimension#refArea=http://www.gemeentegeschiedenis.nl/amco/107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31" office:value-type="float">
            <text:p>37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lluinen</text:p>
            <office:annotation>
              <text:p>http://purl.org/linked-data/sdmx/2009/dimension#refArea=http://www.gemeentegeschiedenis.nl/amco/11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" office:value-type="float">
            <text:p>5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28" office:value-type="float">
            <text:p>19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isse</text:p>
            <office:annotation>
              <text:p>http://purl.org/linked-data/sdmx/2009/dimension#refArea=http://www.gemeentegeschiedenis.nl/amco/103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erpenzeel</text:p>
            <office:annotation>
              <text:p>http://purl.org/linked-data/sdmx/2009/dimension#refArea=http://www.gemeentegeschiedenis.nl/amco/11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6" office:value-type="float">
            <text:p>39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dam</text:p>
            <office:annotation>
              <text:p>http://purl.org/linked-data/sdmx/2009/dimension#refArea=http://www.gemeentegeschiedenis.nl/amco/112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764" office:value-type="float">
            <text:p>377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ermonnikoog</text:p>
            <office:annotation>
              <text:p>http://purl.org/linked-data/sdmx/2009/dimension#refArea=http://www.gemeentegeschiedenis.nl/amco/103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40" office:value-type="float">
            <text:p>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jndel</text:p>
            <office:annotation>
              <text:p>http://purl.org/linked-data/sdmx/2009/dimension#refArea=http://www.gemeentegeschiedenis.nl/amco/111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60" office:value-type="float">
            <text:p>976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mmert</text:p>
            <office:annotation>
              <text:p>http://purl.org/linked-data/sdmx/2009/dimension#refArea=http://www.gemeentegeschiedenis.nl/amco/110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0" office:value-type="float">
            <text:p>17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nen</text:p>
            <office:annotation>
              <text:p>http://purl.org/linked-data/sdmx/2009/dimension#refArea=http://www.gemeentegeschiedenis.nl/amco/1013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37" office:value-type="float">
            <text:p>303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nveld</text:p>
            <office:annotation>
              <text:p>http://purl.org/linked-data/sdmx/2009/dimension#refArea=http://www.gemeentegeschiedenis.nl/amco/104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30" office:value-type="float">
            <text:p>24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ipluiden</text:p>
            <office:annotation>
              <text:p>http://purl.org/linked-data/sdmx/2009/dimension#refArea=http://www.gemeentegeschiedenis.nl/amco/101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3" office:value-type="float">
            <text:p>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dijke</text:p>
            <office:annotation>
              <text:p>http://purl.org/linked-data/sdmx/2009/dimension#refArea=http://www.gemeentegeschiedenis.nl/amco/101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choonebeek</text:p>
            <office:annotation>
              <text:p>http://purl.org/linked-data/sdmx/2009/dimension#refArea=http://www.gemeentegeschiedenis.nl/amco/10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11" office:value-type="float">
            <text:p>38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hoven</text:p>
            <office:annotation>
              <text:p>http://purl.org/linked-data/sdmx/2009/dimension#refArea=http://www.gemeentegeschiedenis.nl/amco/109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22" office:value-type="float">
            <text:p>54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nrewoerd</text:p>
            <office:annotation>
              <text:p>http://purl.org/linked-data/sdmx/2009/dimension#refArea=http://www.gemeentegeschiedenis.nl/amco/102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1" office:value-type="float">
            <text:p>7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9" office:value-type="float">
            <text:p>32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chouwen-Duiveland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Schouwen-Duivenland)</text:p>
            <office:annotation>
              <text:p>http://purl.org/linked-data/sdmx/2009/dimension#refArea=http://www.gemeentegeschiedenis.nl/amco/110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rooskerke (Walcheren)</text:p>
            <office:annotation>
              <text:p>http://purl.org/linked-data/sdmx/2009/dimension#refArea=http://www.gemeentegeschiedenis.nl/amco/112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evenum</text:p>
            <office:annotation>
              <text:p>http://purl.org/linked-data/sdmx/2009/dimension#refArea=http://www.gemeentegeschiedenis.nl/amco/100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21" office:value-type="float">
            <text:p>33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jbekarspel</text:p>
            <office:annotation>
              <text:p>http://purl.org/linked-data/sdmx/2009/dimension#refArea=http://www.gemeentegeschiedenis.nl/amco/111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mpelveld</text:p>
            <office:annotation>
              <text:p>http://purl.org/linked-data/sdmx/2009/dimension#refArea=http://www.gemeentegeschiedenis.nl/amco/105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07" office:value-type="float">
            <text:p>34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Geertruid</text:p>
            <office:annotation>
              <text:p>http://purl.org/linked-data/sdmx/2009/dimension#refArea=http://www.gemeentegeschiedenis.nl/amco/102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13" office:value-type="float">
            <text:p>7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Jansteen</text:p>
            <office:annotation>
              <text:p>http://purl.org/linked-data/sdmx/2009/dimension#refArea=http://www.gemeentegeschiedenis.nl/amco/108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Laurens</text:p>
            <office:annotation>
              <text:p>http://purl.org/linked-data/sdmx/2009/dimension#refArea=http://www.gemeentegeschiedenis.nl/amco/101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 Maarten</text:p>
            <office:annotation>
              <text:p>http://purl.org/linked-data/sdmx/2009/dimension#refArea=http://www.gemeentegeschiedenis.nl/amco/107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5" office:value-type="float">
            <text:p>10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Odilienberg</text:p>
            <office:annotation>
              <text:p>http://purl.org/linked-data/sdmx/2009/dimension#refArea=http://www.gemeentegeschiedenis.nl/amco/102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4" office:value-type="float">
            <text:p>17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ancras</text:p>
            <office:annotation>
              <text:p>http://purl.org/linked-data/sdmx/2009/dimension#refArea=http://www.gemeentegeschiedenis.nl/amco/105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47" office:value-type="float">
            <text:p>25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 Philipsland</text:p>
            <office:annotation>
              <text:p>http://purl.org/linked-data/sdmx/2009/dimension#refArea=http://www.gemeentegeschiedenis.nl/amco/103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14" office:value-type="float">
            <text:p>11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Annaland</text:p>
            <office:annotation>
              <text:p>http://purl.org/linked-data/sdmx/2009/dimension#refArea=http://www.gemeentegeschiedenis.nl/amco/112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aartensdijk</text:p>
            <office:annotation>
              <text:p>http://purl.org/linked-data/sdmx/2009/dimension#refArea=http://www.gemeentegeschiedenis.nl/amco/107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int-Michielsgestel</text:p>
            <office:annotation>
              <text:p>http://purl.org/linked-data/sdmx/2009/dimension#refArea=http://www.gemeentegeschiedenis.nl/amco/104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48" office:value-type="float">
            <text:p>59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nt-Oedenrode</text:p>
            <office:annotation>
              <text:p>http://purl.org/linked-data/sdmx/2009/dimension#refArea=http://www.gemeentegeschiedenis.nl/amco/103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22" office:value-type="float">
            <text:p>78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134" office:value-type="float">
            <text:p>171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ittard-Geleen</text:p>
            <office:annotation>
              <text:p>http://purl.org/linked-data/sdmx/2009/dimension#refArea=http://www.gemeentegeschiedenis.nl/amco/112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karsterlân</text:p>
            <office:annotation>
              <text:p>http://purl.org/linked-data/sdmx/2009/dimension#refArea=http://www.gemeentegeschiedenis.nl/amco/10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0" office:value-type="float">
            <text:p>4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enaken</text:p>
            <office:annotation>
              <text:p>http://purl.org/linked-data/sdmx/2009/dimension#refArea=http://www.gemeentegeschiedenis.nl/amco/112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" office:value-type="float">
            <text:p>3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iedrecht</text:p>
            <office:annotation>
              <text:p>http://purl.org/linked-data/sdmx/2009/dimension#refArea=http://www.gemeentegeschiedenis.nl/amco/113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543" office:value-type="float">
            <text:p>1154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chteren</text:p>
            <office:annotation>
              <text:p>http://purl.org/linked-data/sdmx/2009/dimension#refArea=http://www.gemeentegeschiedenis.nl/amco/107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888" office:value-type="float">
            <text:p>68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oten (F.)</text:p>
            <office:annotation>
              <text:p>http://purl.org/linked-data/sdmx/2009/dimension#refArea=http://www.gemeentegeschiedenis.nl/amco/1086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1" office:value-type="float">
            <text:p>3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luis (oud)</text:p>
            <office:annotation>
              <text:p>http://purl.org/linked-data/sdmx/2009/dimension#refArea=http://www.gemeentegeschiedenis.nl/amco/108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27" office:value-type="float">
            <text:p>15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luis-Aardenburg</text:p>
            <office:annotation>
              <text:p>http://purl.org/linked-data/sdmx/2009/dimension#refArea=http://www.gemeentegeschiedenis.nl/amco/110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mallingerland</text:p>
            <office:annotation>
              <text:p>http://purl.org/linked-data/sdmx/2009/dimension#refArea=http://www.gemeentegeschiedenis.nl/amco/104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5032" office:value-type="float">
            <text:p>250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6" office:value-type="float">
            <text:p>42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ek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89" office:value-type="float">
            <text:p>145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nelrewaard</text:p>
            <office:annotation>
              <text:p>http://purl.org/linked-data/sdmx/2009/dimension#refArea=http://www.gemeentegeschiedenis.nl/amco/108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3" office:value-type="float">
            <text:p>38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est</text:p>
            <office:annotation>
              <text:p>http://purl.org/linked-data/sdmx/2009/dimension#refArea=http://www.gemeentegeschiedenis.nl/amco/11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921" office:value-type="float">
            <text:p>209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eren</text:p>
            <office:annotation>
              <text:p>http://purl.org/linked-data/sdmx/2009/dimension#refArea=http://www.gemeentegeschiedenis.nl/amco/10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10" office:value-type="float">
            <text:p>7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ommelsdijk</text:p>
            <office:annotation>
              <text:p>http://purl.org/linked-data/sdmx/2009/dimension#refArea=http://www.gemeentegeschiedenis.nl/amco/110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on en Breugel</text:p>
            <office:annotation>
              <text:p>http://purl.org/linked-data/sdmx/2009/dimension#refArea=http://www.gemeentegeschiedenis.nl/amco/105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40" office:value-type="float">
            <text:p>72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aubeek</text:p>
            <office:annotation>
              <text:p>http://purl.org/linked-data/sdmx/2009/dimension#refArea=http://www.gemeentegeschiedenis.nl/amco/105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61" office:value-type="float">
            <text:p>18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ijkenisse</text:p>
            <office:annotation>
              <text:p>http://purl.org/linked-data/sdmx/2009/dimension#refArea=http://www.gemeentegeschiedenis.nl/amco/107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484" office:value-type="float">
            <text:p>20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prang-Capelle</text:p>
            <office:annotation>
              <text:p>http://purl.org/linked-data/sdmx/2009/dimension#refArea=http://www.gemeentegeschiedenis.nl/amco/112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88" office:value-type="float">
            <text:p>40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. Anthonis</text:p>
            <office:annotation>
              <text:p>http://purl.org/linked-data/sdmx/2009/dimension#refArea=http://www.gemeentegeschiedenis.nl/amco/114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aan 't Haringvliet</text:p>
            <office:annotation>
              <text:p>http://purl.org/linked-data/sdmx/2009/dimension#refArea=http://www.gemeentegeschiedenis.nl/amco/11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d 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16" office:value-type="float">
            <text:p>361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dskanaal</text:p>
            <office:annotation>
              <text:p>http://purl.org/linked-data/sdmx/2009/dimension#refArea=http://www.gemeentegeschiedenis.nl/amco/112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222" office:value-type="float">
            <text:p>17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nddaarbuiten</text:p>
            <office:annotation>
              <text:p>http://purl.org/linked-data/sdmx/2009/dimension#refArea=http://www.gemeentegeschiedenis.nl/amco/112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68" office:value-type="float">
            <text:p>126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93" office:value-type="float">
            <text:p>61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avenisse</text:p>
            <office:annotation>
              <text:p>http://purl.org/linked-data/sdmx/2009/dimension#refArea=http://www.gemeentegeschiedenis.nl/amco/106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avoren</text:p>
            <office:annotation>
              <text:p>http://purl.org/linked-data/sdmx/2009/dimension#refArea=http://www.gemeentegeschiedenis.nl/amco/102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4" office:value-type="float">
            <text:p>4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e Broec</text:p>
            <office:annotation>
              <text:p>http://purl.org/linked-data/sdmx/2009/dimension#refArea=http://www.gemeentegeschiedenis.nl/amco/113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26" office:value-type="float">
            <text:p>9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dum</text:p>
            <office:annotation>
              <text:p>http://purl.org/linked-data/sdmx/2009/dimension#refArea=http://www.gemeentegeschiedenis.nl/amco/107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79" office:value-type="float">
            <text:p>97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722" office:value-type="float">
            <text:p>67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bergen en Kruisland</text:p>
            <office:annotation>
              <text:p>http://purl.org/linked-data/sdmx/2009/dimension#refArea=http://www.gemeentegeschiedenis.nl/amco/107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deren</text:p>
            <office:annotation>
              <text:p>http://purl.org/linked-data/sdmx/2009/dimension#refArea=http://www.gemeentegeschiedenis.nl/amco/104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2" office:value-type="float">
            <text:p>22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63" office:value-type="float">
            <text:p>105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land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in (L.)</text:p>
            <office:annotation>
              <text:p>http://purl.org/linked-data/sdmx/2009/dimension#refArea=http://www.gemeentegeschiedenis.nl/amco/11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46" office:value-type="float">
            <text:p>6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ellendam</text:p>
            <office:annotation>
              <text:p>http://purl.org/linked-data/sdmx/2009/dimension#refArea=http://www.gemeentegeschiedenis.nl/amco/10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evensweert</text:p>
            <office:annotation>
              <text:p>http://purl.org/linked-data/sdmx/2009/dimension#refArea=http://www.gemeentegeschiedenis.nl/amco/112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54" office:value-type="float">
            <text:p>75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ichtse Vecht</text:p>
            <office:annotation>
              <text:p>http://purl.org/linked-data/sdmx/2009/dimension#refArea=http://www.gemeentegeschiedenis.nl/amco/101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iphout</text:p>
            <office:annotation>
              <text:p>http://purl.org/linked-data/sdmx/2009/dimension#refArea=http://www.gemeentegeschiedenis.nl/amco/113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olwijk</text:p>
            <office:annotation>
              <text:p>http://purl.org/linked-data/sdmx/2009/dimension#refArea=http://www.gemeentegeschiedenis.nl/amco/1125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82" office:value-type="float">
            <text:p>21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outenburg</text:p>
            <office:annotation>
              <text:p>http://purl.org/linked-data/sdmx/2009/dimension#refArea=http://www.gemeentegeschiedenis.nl/amco/104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tramproy</text:p>
            <office:annotation>
              <text:p>http://purl.org/linked-data/sdmx/2009/dimension#refArea=http://www.gemeentegeschiedenis.nl/amco/11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14" office:value-type="float">
            <text:p>23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eefkerk</text:p>
            <office:annotation>
              <text:p>http://purl.org/linked-data/sdmx/2009/dimension#refArea=http://www.gemeentegeschiedenis.nl/amco/11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8" office:value-type="float">
            <text:p>12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trijen</text:p>
            <office:annotation>
              <text:p>http://purl.org/linked-data/sdmx/2009/dimension#refArea=http://www.gemeentegeschiedenis.nl/amco/105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142" office:value-type="float">
            <text:p>41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údwest-Fryslân</text:p>
            <office:annotation>
              <text:p>http://purl.org/linked-data/sdmx/2009/dimension#refArea=http://www.gemeentegeschiedenis.nl/amco/114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Susteren</text:p>
            <office:annotation>
              <text:p>http://purl.org/linked-data/sdmx/2009/dimension#refArea=http://www.gemeentegeschiedenis.nl/amco/104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25" office:value-type="float">
            <text:p>37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Swalmen</text:p>
            <office:annotation>
              <text:p>http://purl.org/linked-data/sdmx/2009/dimension#refArea=http://www.gemeentegeschiedenis.nl/amco/104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85" office:value-type="float">
            <text:p>4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gelen</text:p>
            <office:annotation>
              <text:p>http://purl.org/linked-data/sdmx/2009/dimension#refArea=http://www.gemeentegeschiedenis.nl/amco/113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89" office:value-type="float">
            <text:p>908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heijden</text:p>
            <office:annotation>
              <text:p>http://purl.org/linked-data/sdmx/2009/dimension#refArea=http://www.gemeentegeschiedenis.nl/amco/109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94" office:value-type="float">
            <text:p>40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munten</text:p>
            <office:annotation>
              <text:p>http://purl.org/linked-data/sdmx/2009/dimension#refArea=http://www.gemeentegeschiedenis.nl/amco/110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6" office:value-type="float">
            <text:p>2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neuzen</text:p>
            <office:annotation>
              <text:p>http://purl.org/linked-data/sdmx/2009/dimension#refArea=http://www.gemeentegeschiedenis.nl/amco/107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786" office:value-type="float">
            <text:p>177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rschelling</text:p>
            <office:annotation>
              <text:p>http://purl.org/linked-data/sdmx/2009/dimension#refArea=http://www.gemeentegeschiedenis.nl/amco/112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8" office:value-type="float">
            <text:p>225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teringen</text:p>
            <office:annotation>
              <text:p>http://purl.org/linked-data/sdmx/2009/dimension#refArea=http://www.gemeentegeschiedenis.nl/amco/106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740" office:value-type="float">
            <text:p>27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18" office:value-type="float">
            <text:p>62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eylingen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holen</text:p>
            <office:annotation>
              <text:p>http://purl.org/linked-data/sdmx/2009/dimension#refArea=http://www.gemeentegeschiedenis.nl/amco/10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380" office:value-type="float">
            <text:p>938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horn</text:p>
            <office:annotation>
              <text:p>http://purl.org/linked-data/sdmx/2009/dimension#refArea=http://www.gemeentegeschiedenis.nl/amco/111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06" office:value-type="float">
            <text:p>13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l</text:p>
            <office:annotation>
              <text:p>http://purl.org/linked-data/sdmx/2009/dimension#refArea=http://www.gemeentegeschiedenis.nl/amco/100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653" office:value-type="float">
            <text:p>146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nhoven (ZH.)</text:p>
            <office:annotation>
              <text:p>http://purl.org/linked-data/sdmx/2009/dimension#refArea=http://www.gemeentegeschiedenis.nl/amco/107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0" office:value-type="float">
            <text:p>2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etjerksterade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63" office:value-type="float">
            <text:p>149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ilburg</text:p>
            <office:annotation>
              <text:p>http://purl.org/linked-data/sdmx/2009/dimension#refArea=http://www.gemeentegeschiedenis.nl/amco/107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834" office:value-type="float">
            <text:p>76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396" office:value-type="float">
            <text:p>83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Tudderen (Drostambt)</text:p>
            <office:annotation>
              <text:p>http://purl.org/linked-data/sdmx/2009/dimension#refArea=http://www.gemeentegeschiedenis.nl/amco/1079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ull en 't Waal</text:p>
            <office:annotation>
              <text:p>http://purl.org/linked-data/sdmx/2009/dimension#refArea=http://www.gemeentegeschiedenis.nl/amco/110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enterand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naarlo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Tytsjerksteradiel</text:p>
            <office:annotation>
              <text:p>http://purl.org/linked-data/sdmx/2009/dimension#refArea=http://www.gemeentegeschiedenis.nl/amco/112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bach over Worms</text:p>
            <office:annotation>
              <text:p>http://purl.org/linked-data/sdmx/2009/dimension#refArea=http://www.gemeentegeschiedenis.nl/amco/101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39" office:value-type="float">
            <text:p>573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bbergen</text:p>
            <office:annotation>
              <text:p>http://purl.org/linked-data/sdmx/2009/dimension#refArea=http://www.gemeentegeschiedenis.nl/amco/104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011" office:value-type="float">
            <text:p>50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</text:p>
            <office:annotation>
              <text:p>http://purl.org/linked-data/sdmx/2009/dimension#refArea=http://www.gemeentegeschiedenis.nl/amco/111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12" office:value-type="float">
            <text:p>163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denhout</text:p>
            <office:annotation>
              <text:p>http://purl.org/linked-data/sdmx/2009/dimension#refArea=http://www.gemeentegeschiedenis.nl/amco/112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11" office:value-type="float">
            <text:p>39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geest</text:p>
            <office:annotation>
              <text:p>http://purl.org/linked-data/sdmx/2009/dimension#refArea=http://www.gemeentegeschiedenis.nl/amco/11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86" office:value-type="float">
            <text:p>468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221" office:value-type="float">
            <text:p>112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ithuizen</text:p>
            <office:annotation>
              <text:p>http://purl.org/linked-data/sdmx/2009/dimension#refArea=http://www.gemeentegeschiedenis.nl/amco/111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ithuizermeeden</text:p>
            <office:annotation>
              <text:p>http://purl.org/linked-data/sdmx/2009/dimension#refArea=http://www.gemeentegeschiedenis.nl/amco/102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lestraten</text:p>
            <office:annotation>
              <text:p>http://purl.org/linked-data/sdmx/2009/dimension#refArea=http://www.gemeentegeschiedenis.nl/amco/112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918" office:value-type="float">
            <text:p>191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lrum</text:p>
            <office:annotation>
              <text:p>http://purl.org/linked-data/sdmx/2009/dimension#refArea=http://www.gemeentegeschiedenis.nl/amco/1018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10" office:value-type="float">
            <text:p>18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22" office:value-type="float">
            <text:p>5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mond</text:p>
            <office:annotation>
              <text:p>http://purl.org/linked-data/sdmx/2009/dimension#refArea=http://www.gemeentegeschiedenis.nl/amco/107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69" office:value-type="float">
            <text:p>236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rsem</text:p>
            <office:annotation>
              <text:p>http://purl.org/linked-data/sdmx/2009/dimension#refArea=http://www.gemeentegeschiedenis.nl/amco/1069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Usquert</text:p>
            <office:annotation>
              <text:p>http://purl.org/linked-data/sdmx/2009/dimension#refArea=http://www.gemeentegeschiedenis.nl/amco/110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74" office:value-type="float">
            <text:p>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ingeradeel</text:p>
            <office:annotation>
              <text:p>http://purl.org/linked-data/sdmx/2009/dimension#refArea=http://www.gemeentegeschiedenis.nl/amco/101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33" office:value-type="float">
            <text:p>263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 (gemeente)</text:p>
            <office:annotation>
              <text:p>http://purl.org/linked-data/sdmx/2009/dimension#refArea=http://www.gemeentegeschiedenis.nl/amco/107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519" office:value-type="float">
            <text:p>12151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Utrechtse Heuvelrug</text:p>
            <office:annotation>
              <text:p>http://purl.org/linked-data/sdmx/2009/dimension#refArea=http://www.gemeentegeschiedenis.nl/amco/107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als</text:p>
            <office:annotation>
              <text:p>http://purl.org/linked-data/sdmx/2009/dimension#refArea=http://www.gemeentegeschiedenis.nl/amco/1000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212" office:value-type="float">
            <text:p>52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burg</text:p>
            <office:annotation>
              <text:p>http://purl.org/linked-data/sdmx/2009/dimension#refArea=http://www.gemeentegeschiedenis.nl/amco/11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4" office:value-type="float">
            <text:p>57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(ZH.)</text:p>
            <office:annotation>
              <text:p>http://purl.org/linked-data/sdmx/2009/dimension#refArea=http://www.gemeentegeschiedenis.nl/amco/1002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7" office:value-type="float">
            <text:p>14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burg aan de Geul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alkenburg-Houthem</text:p>
            <office:annotation>
              <text:p>http://purl.org/linked-data/sdmx/2009/dimension#refArea=http://www.gemeentegeschiedenis.nl/amco/111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41" office:value-type="float">
            <text:p>63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isse</text:p>
            <office:annotation>
              <text:p>http://purl.org/linked-data/sdmx/2009/dimension#refArea=http://www.gemeentegeschiedenis.nl/amco/114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82" office:value-type="float">
            <text:p>29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lkenswaard</text:p>
            <office:annotation>
              <text:p>http://purl.org/linked-data/sdmx/2009/dimension#refArea=http://www.gemeentegeschiedenis.nl/amco/110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28" office:value-type="float">
            <text:p>136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arik</text:p>
            <office:annotation>
              <text:p>http://purl.org/linked-data/sdmx/2009/dimension#refArea=http://www.gemeentegeschiedenis.nl/amco/110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</text:p>
            <office:annotation>
              <text:p>http://purl.org/linked-data/sdmx/2009/dimension#refArea=http://www.gemeentegeschiedenis.nl/amco/100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eendam</text:p>
            <office:annotation>
              <text:p>http://purl.org/linked-data/sdmx/2009/dimension#refArea=http://www.gemeentegeschiedenis.nl/amco/112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56" office:value-type="float">
            <text:p>1445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nendaal</text:p>
            <office:annotation>
              <text:p>http://purl.org/linked-data/sdmx/2009/dimension#refArea=http://www.gemeentegeschiedenis.nl/amco/110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359" office:value-type="float">
            <text:p>2035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ere</text:p>
            <office:annotation>
              <text:p>http://purl.org/linked-data/sdmx/2009/dimension#refArea=http://www.gemeentegeschiedenis.nl/amco/1036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8" office:value-type="float">
            <text:p>232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ghel</text:p>
            <office:annotation>
              <text:p>http://purl.org/linked-data/sdmx/2009/dimension#refArea=http://www.gemeentegeschiedenis.nl/amco/109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310" office:value-type="float">
            <text:p>123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dhoven</text:p>
            <office:annotation>
              <text:p>http://purl.org/linked-data/sdmx/2009/dimension#refArea=http://www.gemeentegeschiedenis.nl/amco/100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732" office:value-type="float">
            <text:p>167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42" office:value-type="float">
            <text:p>3074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61" office:value-type="float">
            <text:p>3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lo</text:p>
            <office:annotation>
              <text:p>http://purl.org/linked-data/sdmx/2009/dimension#refArea=http://www.gemeentegeschiedenis.nl/amco/104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1578" office:value-type="float">
            <text:p>315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nray</text:p>
            <office:annotation>
              <text:p>http://purl.org/linked-data/sdmx/2009/dimension#refArea=http://www.gemeentegeschiedenis.nl/amco/112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394" office:value-type="float">
            <text:p>1639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essem, Wintelre en Knegsel</text:p>
            <office:annotation>
              <text:p>http://purl.org/linked-data/sdmx/2009/dimension#refArea=http://www.gemeentegeschiedenis.nl/amco/1141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04" office:value-type="float">
            <text:p>22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anen</text:p>
            <office:annotation>
              <text:p>http://purl.org/linked-data/sdmx/2009/dimension#refArea=http://www.gemeentegeschiedenis.nl/amco/108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326" office:value-type="float">
            <text:p>73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lingsbeek</text:p>
            <office:annotation>
              <text:p>http://purl.org/linked-data/sdmx/2009/dimension#refArea=http://www.gemeentegeschiedenis.nl/amco/100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1" office:value-type="float">
            <text:p>36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ierpolders</text:p>
            <office:annotation>
              <text:p>http://purl.org/linked-data/sdmx/2009/dimension#refArea=http://www.gemeentegeschiedenis.nl/amco/110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inkeveen en Waverveen</text:p>
            <office:annotation>
              <text:p>http://purl.org/linked-data/sdmx/2009/dimension#refArea=http://www.gemeentegeschiedenis.nl/amco/110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41" office:value-type="float">
            <text:p>42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ardingen</text:p>
            <office:annotation>
              <text:p>http://purl.org/linked-data/sdmx/2009/dimension#refArea=http://www.gemeentegeschiedenis.nl/amco/108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998" office:value-type="float">
            <text:p>3999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agtwedde</text:p>
            <office:annotation>
              <text:p>http://purl.org/linked-data/sdmx/2009/dimension#refArea=http://www.gemeentegeschiedenis.nl/amco/112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188" office:value-type="float">
            <text:p>81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50" office:value-type="float">
            <text:p>16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euten-De Meern</text:p>
            <office:annotation>
              <text:p>http://purl.org/linked-data/sdmx/2009/dimension#refArea=http://www.gemeentegeschiedenis.nl/amco/106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085" office:value-type="float">
            <text:p>80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10" office:value-type="float">
            <text:p>51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jmen</text:p>
            <office:annotation>
              <text:p>http://purl.org/linked-data/sdmx/2009/dimension#refArea=http://www.gemeentegeschiedenis.nl/amco/112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930" office:value-type="float">
            <text:p>693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singen</text:p>
            <office:annotation>
              <text:p>http://purl.org/linked-data/sdmx/2009/dimension#refArea=http://www.gemeentegeschiedenis.nl/amco/10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834" office:value-type="float">
            <text:p>228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ist</text:p>
            <office:annotation>
              <text:p>http://purl.org/linked-data/sdmx/2009/dimension#refArea=http://www.gemeentegeschiedenis.nl/amco/111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7" office:value-type="float">
            <text:p>30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lodrop</text:p>
            <office:annotation>
              <text:p>http://purl.org/linked-data/sdmx/2009/dimension#refArea=http://www.gemeentegeschiedenis.nl/amco/106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64" office:value-type="float">
            <text:p>106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erendaal</text:p>
            <office:annotation>
              <text:p>http://purl.org/linked-data/sdmx/2009/dimension#refArea=http://www.gemeentegeschiedenis.nl/amco/113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34" office:value-type="float">
            <text:p>423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gelwaarde</text:p>
            <office:annotation>
              <text:p>http://purl.org/linked-data/sdmx/2009/dimension#refArea=http://www.gemeentegeschiedenis.nl/amco/1010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oorburg</text:p>
            <office:annotation>
              <text:p>http://purl.org/linked-data/sdmx/2009/dimension#refArea=http://www.gemeentegeschiedenis.nl/amco/111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3231" office:value-type="float">
            <text:p>232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hout</text:p>
            <office:annotation>
              <text:p>http://purl.org/linked-data/sdmx/2009/dimension#refArea=http://www.gemeentegeschiedenis.nl/amco/100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7" office:value-type="float">
            <text:p>342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choten</text:p>
            <office:annotation>
              <text:p>http://purl.org/linked-data/sdmx/2009/dimension#refArea=http://www.gemeentegeschiedenis.nl/amco/105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004" office:value-type="float">
            <text:p>1100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orst</text:p>
            <office:annotation>
              <text:p>http://purl.org/linked-data/sdmx/2009/dimension#refArea=http://www.gemeentegeschiedenis.nl/amco/109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409" office:value-type="float">
            <text:p>1140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orden</text:p>
            <office:annotation>
              <text:p>http://purl.org/linked-data/sdmx/2009/dimension#refArea=http://www.gemeentegeschiedenis.nl/amco/109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03" office:value-type="float">
            <text:p>36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eeland</text:p>
            <office:annotation>
              <text:p>http://purl.org/linked-data/sdmx/2009/dimension#refArea=http://www.gemeentegeschiedenis.nl/amco/108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eeswijk</text:p>
            <office:annotation>
              <text:p>http://purl.org/linked-data/sdmx/2009/dimension#refArea=http://www.gemeentegeschiedenis.nl/amco/104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674" office:value-type="float">
            <text:p>46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21" office:value-type="float">
            <text:p>842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rouwenpolder</text:p>
            <office:annotation>
              <text:p>http://purl.org/linked-data/sdmx/2009/dimension#refArea=http://www.gemeentegeschiedenis.nl/amco/106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Vught</text:p>
            <office:annotation>
              <text:p>http://purl.org/linked-data/sdmx/2009/dimension#refArea=http://www.gemeentegeschiedenis.nl/amco/112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991" office:value-type="float">
            <text:p>119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Vuren</text:p>
            <office:annotation>
              <text:p>http://purl.org/linked-data/sdmx/2009/dimension#refArea=http://www.gemeentegeschiedenis.nl/amco/113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46" office:value-type="float">
            <text:p>144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re</text:p>
            <office:annotation>
              <text:p>http://purl.org/linked-data/sdmx/2009/dimension#refArea=http://www.gemeentegeschiedenis.nl/amco/109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293" office:value-type="float">
            <text:p>7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lwijk</text:p>
            <office:annotation>
              <text:p>http://purl.org/linked-data/sdmx/2009/dimension#refArea=http://www.gemeentegeschiedenis.nl/amco/113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502" office:value-type="float">
            <text:p>145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arde</text:p>
            <office:annotation>
              <text:p>http://purl.org/linked-data/sdmx/2009/dimension#refArea=http://www.gemeentegeschiedenis.nl/amco/100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nburg</text:p>
            <office:annotation>
              <text:p>http://purl.org/linked-data/sdmx/2009/dimension#refArea=http://www.gemeentegeschiedenis.nl/amco/102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arder</text:p>
            <office:annotation>
              <text:p>http://purl.org/linked-data/sdmx/2009/dimension#refArea=http://www.gemeentegeschiedenis.nl/amco/1083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ddinxveen</text:p>
            <office:annotation>
              <text:p>http://purl.org/linked-data/sdmx/2009/dimension#refArea=http://www.gemeentegeschiedenis.nl/amco/10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814" office:value-type="float">
            <text:p>10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geningen</text:p>
            <office:annotation>
              <text:p>http://purl.org/linked-data/sdmx/2009/dimension#refArea=http://www.gemeentegeschiedenis.nl/amco/110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938" office:value-type="float">
            <text:p>149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me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25" office:value-type="float">
            <text:p>4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nroij</text:p>
            <office:annotation>
              <text:p>http://purl.org/linked-data/sdmx/2009/dimension#refArea=http://www.gemeentegeschiedenis.nl/amco/102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52" office:value-type="float">
            <text:p>22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nssum</text:p>
            <office:annotation>
              <text:p>http://purl.org/linked-data/sdmx/2009/dimension#refArea=http://www.gemeentegeschiedenis.nl/amco/1099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rffum</text:p>
            <office:annotation>
              <text:p>http://purl.org/linked-data/sdmx/2009/dimension#refArea=http://www.gemeentegeschiedenis.nl/amco/104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02" office:value-type="float">
            <text:p>120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5" office:value-type="float">
            <text:p>201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mond</text:p>
            <office:annotation>
              <text:p>http://purl.org/linked-data/sdmx/2009/dimension#refArea=http://www.gemeentegeschiedenis.nl/amco/102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00" office:value-type="float">
            <text:p>26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rnsveld</text:p>
            <office:annotation>
              <text:p>http://purl.org/linked-data/sdmx/2009/dimension#refArea=http://www.gemeentegeschiedenis.nl/amco/108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825" office:value-type="float">
            <text:p>38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7" office:value-type="float">
            <text:p>214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ssenaar</text:p>
            <office:annotation>
              <text:p>http://purl.org/linked-data/sdmx/2009/dimension#refArea=http://www.gemeentegeschiedenis.nl/amco/10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4031" office:value-type="float">
            <text:p>1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ingen</text:p>
            <office:annotation>
              <text:p>http://purl.org/linked-data/sdmx/2009/dimension#refArea=http://www.gemeentegeschiedenis.nl/amco/113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699" office:value-type="float">
            <text:p>669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aterland</text:p>
            <office:annotation>
              <text:p>http://purl.org/linked-data/sdmx/2009/dimension#refArea=http://www.gemeentegeschiedenis.nl/amco/1098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aterlandkerkje</text:p>
            <office:annotation>
              <text:p>http://purl.org/linked-data/sdmx/2009/dimension#refArea=http://www.gemeentegeschiedenis.nl/amco/1035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dde</text:p>
            <office:annotation>
              <text:p>http://purl.org/linked-data/sdmx/2009/dimension#refArea=http://www.gemeentegeschiedenis.nl/amco/10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erselo</text:p>
            <office:annotation>
              <text:p>http://purl.org/linked-data/sdmx/2009/dimension#refArea=http://www.gemeentegeschiedenis.nl/amco/108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66" office:value-type="float">
            <text:p>40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rt</text:p>
            <office:annotation>
              <text:p>http://purl.org/linked-data/sdmx/2009/dimension#refArea=http://www.gemeentegeschiedenis.nl/amco/110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8884" office:value-type="float">
            <text:p>1888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</text:p>
            <office:annotation>
              <text:p>http://purl.org/linked-data/sdmx/2009/dimension#refArea=http://www.gemeentegeschiedenis.nl/amco/107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53" office:value-type="float">
            <text:p>84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esperkarspel</text:p>
            <office:annotation>
              <text:p>http://purl.org/linked-data/sdmx/2009/dimension#refArea=http://www.gemeentegeschiedenis.nl/amco/10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hl</text:p>
            <office:annotation>
              <text:p>http://purl.org/linked-data/sdmx/2009/dimension#refArea=http://www.gemeentegeschiedenis.nl/amco/111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96" office:value-type="float">
            <text:p>30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meldinge</text:p>
            <office:annotation>
              <text:p>http://purl.org/linked-data/sdmx/2009/dimension#refArea=http://www.gemeentegeschiedenis.nl/amco/1114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440" office:value-type="float">
            <text:p>844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rkhoven</text:p>
            <office:annotation>
              <text:p>http://purl.org/linked-data/sdmx/2009/dimension#refArea=http://www.gemeentegeschiedenis.nl/amco/1129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77" office:value-type="float">
            <text:p>35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sem</text:p>
            <office:annotation>
              <text:p>http://purl.org/linked-data/sdmx/2009/dimension#refArea=http://www.gemeentegeschiedenis.nl/amco/101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48" office:value-type="float">
            <text:p>10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 Maas en Waal</text:p>
            <office:annotation>
              <text:p>http://purl.org/linked-data/sdmx/2009/dimension#refArea=http://www.gemeentegeschiedenis.nl/amco/1004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dongeradeel</text:p>
            <office:annotation>
              <text:p>http://purl.org/linked-data/sdmx/2009/dimension#refArea=http://www.gemeentegeschiedenis.nl/amco/1012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044" office:value-type="float">
            <text:p>30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dorpe</text:p>
            <office:annotation>
              <text:p>http://purl.org/linked-data/sdmx/2009/dimension#refArea=http://www.gemeentegeschiedenis.nl/amco/1091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51" office:value-type="float">
            <text:p>355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hoven</text:p>
            <office:annotation>
              <text:p>http://purl.org/linked-data/sdmx/2009/dimension#refArea=http://www.gemeentegeschiedenis.nl/amco/1104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88" office:value-type="float">
            <text:p>78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-Koggenland</text:p>
            <office:annotation>
              <text:p>http://purl.org/linked-data/sdmx/2009/dimension#refArea=http://www.gemeentegeschiedenis.nl/amco/103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067" office:value-type="float">
            <text:p>60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schouwen</text:p>
            <office:annotation>
              <text:p>http://purl.org/linked-data/sdmx/2009/dimension#refArea=http://www.gemeentegeschiedenis.nl/amco/107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461" office:value-type="float">
            <text:p>246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erveld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ervoort</text:p>
            <office:annotation>
              <text:p>http://purl.org/linked-data/sdmx/2009/dimension#refArea=http://www.gemeentegeschiedenis.nl/amco/1108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45" office:value-type="float">
            <text:p>39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kapelle</text:p>
            <office:annotation>
              <text:p>http://purl.org/linked-data/sdmx/2009/dimension#refArea=http://www.gemeentegeschiedenis.nl/amco/109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48" office:value-type="float">
            <text:p>1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land</text:p>
            <office:annotation>
              <text:p>http://purl.org/linked-data/sdmx/2009/dimension#refArea=http://www.gemeentegeschiedenis.nl/amco/114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maas</text:p>
            <office:annotation>
              <text:p>http://purl.org/linked-data/sdmx/2009/dimension#refArea=http://www.gemeentegeschiedenis.nl/amco/1069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26" office:value-type="float">
            <text:p>102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stellingwerf</text:p>
            <office:annotation>
              <text:p>http://purl.org/linked-data/sdmx/2009/dimension#refArea=http://www.gemeentegeschiedenis.nl/amco/1132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122" office:value-type="float">
            <text:p>1212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voorne</text:p>
            <office:annotation>
              <text:p>http://purl.org/linked-data/sdmx/2009/dimension#refArea=http://www.gemeentegeschiedenis.nl/amco/1000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65" office:value-type="float">
            <text:p>646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estwoud</text:p>
            <office:annotation>
              <text:p>http://purl.org/linked-data/sdmx/2009/dimension#refArea=http://www.gemeentegeschiedenis.nl/amco/1110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593" office:value-type="float">
            <text:p>105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031" office:value-type="float">
            <text:p>403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meer</text:p>
            <office:annotation>
              <text:p>http://purl.org/linked-data/sdmx/2009/dimension#refArea=http://www.gemeentegeschiedenis.nl/amco/1023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987" office:value-type="float">
            <text:p>59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chen</text:p>
            <office:annotation>
              <text:p>http://purl.org/linked-data/sdmx/2009/dimension#refArea=http://www.gemeentegeschiedenis.nl/amco/107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48" office:value-type="float">
            <text:p>1224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demeren</text:p>
            <office:annotation>
              <text:p>http://purl.org/linked-data/sdmx/2009/dimension#refArea=http://www.gemeentegeschiedenis.nl/amco/105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dewormer</text:p>
            <office:annotation>
              <text:p>http://purl.org/linked-data/sdmx/2009/dimension#refArea=http://www.gemeentegeschiedenis.nl/amco/1043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11" office:value-type="float">
            <text:p>61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541" office:value-type="float">
            <text:p>354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ijk</text:p>
            <office:annotation>
              <text:p>http://purl.org/linked-data/sdmx/2009/dimension#refArea=http://www.gemeentegeschiedenis.nl/amco/107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5" office:value-type="float">
            <text:p>22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bij Duurstede</text:p>
            <office:annotation>
              <text:p>http://purl.org/linked-data/sdmx/2009/dimension#refArea=http://www.gemeentegeschiedenis.nl/amco/1076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13" office:value-type="float">
            <text:p>55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k en Aalburg</text:p>
            <office:annotation>
              <text:p>http://purl.org/linked-data/sdmx/2009/dimension#refArea=http://www.gemeentegeschiedenis.nl/amco/1108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jlre</text:p>
            <office:annotation>
              <text:p>http://purl.org/linked-data/sdmx/2009/dimension#refArea=http://www.gemeentegeschiedenis.nl/amco/1013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795" office:value-type="float">
            <text:p>17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andsrade</text:p>
            <office:annotation>
              <text:p>http://purl.org/linked-data/sdmx/2009/dimension#refArea=http://www.gemeentegeschiedenis.nl/amco/109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75" office:value-type="float">
            <text:p>87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jngaarden</text:p>
            <office:annotation>
              <text:p>http://purl.org/linked-data/sdmx/2009/dimension#refArea=http://www.gemeentegeschiedenis.nl/amco/1026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38" office:value-type="float">
            <text:p>33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dervank</text:p>
            <office:annotation>
              <text:p>http://purl.org/linked-data/sdmx/2009/dimension#refArea=http://www.gemeentegeschiedenis.nl/amco/1082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llemstad</text:p>
            <office:annotation>
              <text:p>http://purl.org/linked-data/sdmx/2009/dimension#refArea=http://www.gemeentegeschiedenis.nl/amco/108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50" office:value-type="float">
            <text:p>15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leskop</text:p>
            <office:annotation>
              <text:p>http://purl.org/linked-data/sdmx/2009/dimension#refArea=http://www.gemeentegeschiedenis.nl/amco/1075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96" office:value-type="float">
            <text:p>49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lnis</text:p>
            <office:annotation>
              <text:p>http://purl.org/linked-data/sdmx/2009/dimension#refArea=http://www.gemeentegeschiedenis.nl/amco/1036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95" office:value-type="float">
            <text:p>269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inschoten</text:p>
            <office:annotation>
              <text:p>http://purl.org/linked-data/sdmx/2009/dimension#refArea=http://www.gemeentegeschiedenis.nl/amco/1045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0753" office:value-type="float">
            <text:p>1075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sum</text:p>
            <office:annotation>
              <text:p>http://purl.org/linked-data/sdmx/2009/dimension#refArea=http://www.gemeentegeschiedenis.nl/amco/1113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944" office:value-type="float">
            <text:p>29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nterswijk</text:p>
            <office:annotation>
              <text:p>http://purl.org/linked-data/sdmx/2009/dimension#refArea=http://www.gemeentegeschiedenis.nl/amco/1111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850" office:value-type="float">
            <text:p>1385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ch</text:p>
            <office:annotation>
              <text:p>http://purl.org/linked-data/sdmx/2009/dimension#refArea=http://www.gemeentegeschiedenis.nl/amco/103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952" office:value-type="float">
            <text:p>995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ssenkerke</text:p>
            <office:annotation>
              <text:p>http://purl.org/linked-data/sdmx/2009/dimension#refArea=http://www.gemeentegeschiedenis.nl/amco/102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532" office:value-type="float">
            <text:p>15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ittem</text:p>
            <office:annotation>
              <text:p>http://purl.org/linked-data/sdmx/2009/dimension#refArea=http://www.gemeentegeschiedenis.nl/amco/1137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35" office:value-type="float">
            <text:p>343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nsdrecht</text:p>
            <office:annotation>
              <text:p>http://purl.org/linked-data/sdmx/2009/dimension#refArea=http://www.gemeentegeschiedenis.nl/amco/106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14" office:value-type="float">
            <text:p>481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erden</text:p>
            <office:annotation>
              <text:p>http://purl.org/linked-data/sdmx/2009/dimension#refArea=http://www.gemeentegeschiedenis.nl/amco/109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2285" office:value-type="float">
            <text:p>122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82" office:value-type="float">
            <text:p>328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De Wolden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lphaartsdijk</text:p>
            <office:annotation>
              <text:p>http://purl.org/linked-data/sdmx/2009/dimension#refArea=http://www.gemeentegeschiedenis.nl/amco/105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nserade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776" office:value-type="float">
            <text:p>577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kum</text:p>
            <office:annotation>
              <text:p>http://purl.org/linked-data/sdmx/2009/dimension#refArea=http://www.gemeentegeschiedenis.nl/amco/107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29" office:value-type="float">
            <text:p>2229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587" office:value-type="float">
            <text:p>558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rmerland</text:p>
            <office:annotation>
              <text:p>http://purl.org/linked-data/sdmx/2009/dimension#refArea=http://www.gemeentegeschiedenis.nl/amco/1064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oubrugge</text:p>
            <office:annotation>
              <text:p>http://purl.org/linked-data/sdmx/2009/dimension#refArea=http://www.gemeentegeschiedenis.nl/amco/1046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267" office:value-type="float">
            <text:p>22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enberg</text:p>
            <office:annotation>
              <text:p>http://purl.org/linked-data/sdmx/2009/dimension#refArea=http://www.gemeentegeschiedenis.nl/amco/1139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571" office:value-type="float">
            <text:p>457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drichem</text:p>
            <office:annotation>
              <text:p>http://purl.org/linked-data/sdmx/2009/dimension#refArea=http://www.gemeentegeschiedenis.nl/amco/10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373" office:value-type="float">
            <text:p>637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ouw</text:p>
            <office:annotation>
              <text:p>http://purl.org/linked-data/sdmx/2009/dimension#refArea=http://www.gemeentegeschiedenis.nl/amco/1080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925" office:value-type="float">
            <text:p>392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ûnseradiel</text:p>
            <office:annotation>
              <text:p>http://purl.org/linked-data/sdmx/2009/dimension#refArea=http://www.gemeentegeschiedenis.nl/amco/104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e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892" office:value-type="float">
            <text:p>589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Wymbritseradiel</text:p>
            <office:annotation>
              <text:p>http://purl.org/linked-data/sdmx/2009/dimension#refArea=http://www.gemeentegeschiedenis.nl/amco/1142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Yerseke</text:p>
            <office:annotation>
              <text:p>http://purl.org/linked-data/sdmx/2009/dimension#refArea=http://www.gemeentegeschiedenis.nl/amco/1124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mslag</text:p>
            <office:annotation>
              <text:p>http://purl.org/linked-data/sdmx/2009/dimension#refArea=http://www.gemeentegeschiedenis.nl/amco/1117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am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aanstad</text:p>
            <office:annotation>
              <text:p>http://purl.org/linked-data/sdmx/2009/dimension#refArea=http://www.gemeentegeschiedenis.nl/amco/1104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4767" office:value-type="float">
            <text:p>6476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ltbommel</text:p>
            <office:annotation>
              <text:p>http://purl.org/linked-data/sdmx/2009/dimension#refArea=http://www.gemeentegeschiedenis.nl/amco/1055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293" office:value-type="float">
            <text:p>429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't Zandt</text:p>
            <office:annotation>
              <text:p>http://purl.org/linked-data/sdmx/2009/dimension#refArea=http://www.gemeentegeschiedenis.nl/amco/1095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78" office:value-type="float">
            <text:p>11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8574" office:value-type="float">
            <text:p>85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derik</text:p>
            <office:annotation>
              <text:p>http://purl.org/linked-data/sdmx/2009/dimension#refArea=http://www.gemeentegeschiedenis.nl/amco/106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eland</text:p>
            <office:annotation>
              <text:p>http://purl.org/linked-data/sdmx/2009/dimension#refArea=http://www.gemeentegeschiedenis.nl/amco/107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644" office:value-type="float">
            <text:p>264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vang</text:p>
            <office:annotation>
              <text:p>http://purl.org/linked-data/sdmx/2009/dimension#refArea=http://www.gemeentegeschiedenis.nl/amco/111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06" office:value-type="float">
            <text:p>280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ewolde</text:p>
            <office:annotation>
              <text:p>http://purl.org/linked-data/sdmx/2009/dimension#refArea=http://www.gemeentegeschiedenis.nl/amco/1001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egveld</text:p>
            <office:annotation>
              <text:p>http://purl.org/linked-data/sdmx/2009/dimension#refArea=http://www.gemeentegeschiedenis.nl/amco/1094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903" office:value-type="float">
            <text:p>90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ist</text:p>
            <office:annotation>
              <text:p>http://purl.org/linked-data/sdmx/2009/dimension#refArea=http://www.gemeentegeschiedenis.nl/amco/1032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2778" office:value-type="float">
            <text:p>3277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lhem</text:p>
            <office:annotation>
              <text:p>http://purl.org/linked-data/sdmx/2009/dimension#refArea=http://www.gemeentegeschiedenis.nl/amco/1115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5481" office:value-type="float">
            <text:p>548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aar</text:p>
            <office:annotation>
              <text:p>http://purl.org/linked-data/sdmx/2009/dimension#refArea=http://www.gemeentegeschiedenis.nl/amco/1093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613" office:value-type="float">
            <text:p>1361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bergen</text:p>
            <office:annotation>
              <text:p>http://purl.org/linked-data/sdmx/2009/dimension#refArea=http://www.gemeentegeschiedenis.nl/amco/100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7670" office:value-type="float">
            <text:p>767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oven</text:p>
            <office:annotation>
              <text:p>http://purl.org/linked-data/sdmx/2009/dimension#refArea=http://www.gemeentegeschiedenis.nl/amco/113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163" office:value-type="float">
            <text:p>1163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874" office:value-type="float">
            <text:p>2874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evenhuizen-Moerkapelle</text:p>
            <office:annotation>
              <text:p>http://purl.org/linked-data/sdmx/2009/dimension#refArea=http://www.gemeentegeschiedenis.nl/amco/1137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ierikzee</text:p>
            <office:annotation>
              <text:p>http://purl.org/linked-data/sdmx/2009/dimension#refArea=http://www.gemeentegeschiedenis.nl/amco/1084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08" office:value-type="float">
            <text:p>4808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72" office:value-type="float">
            <text:p>437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len</text:p>
            <office:annotation>
              <text:p>http://purl.org/linked-data/sdmx/2009/dimension#refArea=http://www.gemeentegeschiedenis.nl/amco/1089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etermeer</text:p>
            <office:annotation>
              <text:p>http://purl.org/linked-data/sdmx/2009/dimension#refArea=http://www.gemeentegeschiedenis.nl/amco/1076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4232" office:value-type="float">
            <text:p>342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eterwoude</text:p>
            <office:annotation>
              <text:p>http://purl.org/linked-data/sdmx/2009/dimension#refArea=http://www.gemeentegeschiedenis.nl/amco/1107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712" office:value-type="float">
            <text:p>371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onnemaire</text:p>
            <office:annotation>
              <text:p>http://purl.org/linked-data/sdmx/2009/dimension#refArea=http://www.gemeentegeschiedenis.nl/amco/10040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outelande</text:p>
            <office:annotation>
              <text:p>http://purl.org/linked-data/sdmx/2009/dimension#refArea=http://www.gemeentegeschiedenis.nl/amco/10779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 en Noord-Schermer</text:p>
            <office:annotation>
              <text:p>http://purl.org/linked-data/sdmx/2009/dimension#refArea=http://www.gemeentegeschiedenis.nl/amco/1131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-Beijerland</text:p>
            <office:annotation>
              <text:p>http://purl.org/linked-data/sdmx/2009/dimension#refArea=http://www.gemeentegeschiedenis.nl/amco/1091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97" office:value-type="float">
            <text:p>169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broek (Gr.)</text:p>
            <office:annotation>
              <text:p>http://purl.org/linked-data/sdmx/2009/dimension#refArea=http://www.gemeentegeschiedenis.nl/amco/1128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dorpe</text:p>
            <office:annotation>
              <text:p>http://purl.org/linked-data/sdmx/2009/dimension#refArea=http://www.gemeentegeschiedenis.nl/amco/1108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horn</text:p>
            <office:annotation>
              <text:p>http://purl.org/linked-data/sdmx/2009/dimension#refArea=http://www.gemeentegeschiedenis.nl/amco/10021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3657" office:value-type="float">
            <text:p>365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land</text:p>
            <office:annotation>
              <text:p>http://purl.org/linked-data/sdmx/2009/dimension#refArea=http://www.gemeentegeschiedenis.nl/amco/1031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866" office:value-type="float">
            <text:p>4866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plas</text:p>
            <office:annotation>
              <text:p>http://purl.org/linked-data/sdmx/2009/dimension#refArea=http://www.gemeentegeschiedenis.nl/amco/1085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91" office:value-type="float">
            <text:p>4391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idzande</text:p>
            <office:annotation>
              <text:p>http://purl.org/linked-data/sdmx/2009/dimension#refArea=http://www.gemeentegeschiedenis.nl/amco/10437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undert</text:p>
            <office:annotation>
              <text:p>http://purl.org/linked-data/sdmx/2009/dimension#refArea=http://www.gemeentegeschiedenis.nl/amco/1119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6277" office:value-type="float">
            <text:p>6277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utphen</text:p>
            <office:annotation>
              <text:p>http://purl.org/linked-data/sdmx/2009/dimension#refArea=http://www.gemeentegeschiedenis.nl/amco/10254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6485" office:value-type="float">
            <text:p>1648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mmerdam</text:p>
            <office:annotation>
              <text:p>http://purl.org/linked-data/sdmx/2009/dimension#refArea=http://www.gemeentegeschiedenis.nl/amco/10675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al</text:p>
            <office:annotation>
              <text:p>http://purl.org/linked-data/sdmx/2009/dimension#refArea=http://www.gemeentegeschiedenis.nl/amco/107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ewaterland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2"/>
          <table:table-cell table:number-columns-repeated="1021"/>
        </table:table-row>
        <table:table-row table:style-name="ro2">
          <table:table-cell ns42:value-type="string" table:style-name="ce4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145" office:value-type="float">
            <text:p>2145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eeloo</text:p>
            <office:annotation>
              <text:p>http://purl.org/linked-data/sdmx/2009/dimension#refArea=http://www.gemeentegeschiedenis.nl/amco/10872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1332" office:value-type="float">
            <text:p>1332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ijndrecht</text:p>
            <office:annotation>
              <text:p>http://purl.org/linked-data/sdmx/2009/dimension#refArea=http://www.gemeentegeschiedenis.nl/amco/10468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20100" office:value-type="float">
            <text:p>20100</text:p>
          </table:table-cell>
          <table:table-cell table:number-columns-repeated="1021"/>
        </table:table-row>
        <table:table-row table:style-name="ro2">
          <table:table-cell ns42:value-type="string" table:style-name="ce4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9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float" table:style-name="ce12" office:value="43174" office:value-type="float">
            <text:p>43174</text:p>
          </table:table-cell>
          <table:table-cell table:number-columns-repeated="1021"/>
        </table:table-row>
        <table:table-row table:style-name="ro2">
          <table:table-cell ns42:value-type="string" table:style-name="ce5" office:value-type="string">
            <text:p>Zwollerkerspel</text:p>
            <office:annotation>
              <text:p>http://purl.org/linked-data/sdmx/2009/dimension#refArea=http://www.gemeentegeschiedenis.nl/amco/10654</text:p>
            </office:annotation>
          </table:table-cell>
          <table:table-cell ns42:value-type="string" table:style-name="ce10" office:value-type="string">
            <text:p>Vrouwen</text:p>
            <office:annotation>
              <text:p>http://purl.org/linked-data/sdmx/2009/dimension#sex=http://purl.org/linked-data/sdmx/2009/code#sex-F</text:p>
            </office:annotation>
          </table:table-cell>
          <table:table-cell table:style-name="ce13"/>
          <table:table-cell table:number-columns-repeated="1021"/>
        </table:table-row>
        <table:table-row table:style-name="ro4" table:number-rows-repeated="104624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font-face-decls>
    <style:font-face svg:font-family="Calibri" style:name="Calibri"/>
    <style:font-face svg:font-family="'Liberation Sans'" style:font-family-generic="swiss" style:name="Liberation Sans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6pt"/>
      <style:text-properties fo:language="en" style:font-name="Liberation Sans" fo:country="US" style:language-complex="hi" style:language-asian="zh" style:country-complex="IN" style:country-asian="CN" style:font-name-asian="Tahoma" style:font-name-complex="Tahoma"/>
    </style:default-style>
    <number:number-style style:name="N0">
      <number:number number:min-integer-digits="1"/>
    </number:number-style>
    <number:currency-style style:volatile="true" number:country="US" style:name="N10104P0" number:language="en">
      <number:currency-symbol number:country="US" number:language="en">$</number:currency-symbol>
      <number:number number:grouping="true" number:decimal-places="2" number:min-integer-digits="1"/>
    </number:currency-style>
    <number:currency-style number:country="US" style:name="N10104" number:language="en">
      <style:text-properties fo:color="#ff0000"/>
      <number:text>-</number:text>
      <number:currency-symbol number:country="US" number:language="en">$</number:currency-symbol>
      <number:number number:grouping="true" number:decimal-places="2" number:min-integer-digits="1"/>
      <style:map style:condition="value()&gt;=0" style:apply-style-name="N10104P0"/>
    </number:currency-style>
    <number:currency-style number:country="US" style:name="N10120" number:language="en">
      <number:currency-symbol number:country="US" number:language="en">$</number:currency-symbol>
      <number:number number:grouping="true" number:decimal-places="2" number:min-integer-digits="1"/>
    </number:currency-style>
    <style:style style:data-style-name="N0" style:family="table-cell" style:name="Default">
      <style:table-cell-properties style:vertical-align="automatic" fo:background-color="transparent"/>
      <style:text-properties style:font-name="Calibri" style:font-size-complex="11pt" fo:color="#000000" style:font-family-complex="Calibri" style:font-size-asian="11pt" style:font-name-complex="Calibri" style:font-family-asian="Calibri" fo:font-size="11pt" style:font-name-asian="Calibri" fo:font-family="Calibri"/>
    </style:style>
    <style:style style:data-style-name="N0" style:family="table-cell" style:parent-style-name="Default" style:name="Result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10104" style:family="table-cell" style:parent-style-name="Default" style:name="Result2">
      <style:table-cell-properties style:vertical-align="automatic" fo:background-color="transparent"/>
      <style:text-properties fo:font-style="italic" style:font-style-asian="italic" style:text-underline-color="font-color" style:font-style-complex="italic" style:font-weight-complex="bold" style:font-weight-asian="bold" style:text-underline-width="auto" style:text-underline-style="solid" fo:font-weight="bold"/>
    </style:style>
    <style:style style:data-style-name="N0" style:family="table-cell" style:parent-style-name="Default" style:name="Heading">
      <style:table-cell-properties style:vertical-align="automatic" style:repeat-content="false" fo:background-color="transparent" style:text-align-source="fix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Heading1">
      <style:table-cell-properties style:vertical-align="automatic" style:repeat-content="false" fo:background-color="transparent" style:text-align-source="fix" style:rotation-angle="90"/>
      <style:paragraph-properties fo:text-align="center"/>
      <style:text-properties fo:font-style="italic" style:font-style-asian="italic" style:font-size-complex="16pt" style:font-size-asian="16pt" style:font-style-complex="italic" style:font-weight-complex="bold" style:font-weight-asian="bold" fo:font-size="16pt" fo:font-weight="bold"/>
    </style:style>
    <style:style style:data-style-name="N0" style:family="table-cell" style:parent-style-name="Default" style:name="TabLinker">
      <style:table-cell-properties style:vertical-align="automatic" fo:background-color="transparent"/>
    </style:style>
    <style:style style:data-style-name="N0" style:family="table-cell" style:parent-style-name="Default" style:name="TL_20_ColHeader" style:display-name="TL ColHeader">
      <style:table-cell-properties style:vertical-align="automatic" fo:background-color="#69d2e7"/>
    </style:style>
    <style:style style:data-style-name="N0" style:family="table-cell" style:parent-style-name="Default" style:name="TL_20_Data" style:display-name="TL Data">
      <style:table-cell-properties style:vertical-align="automatic" fo:background-color="#c8c8a9"/>
    </style:style>
    <style:style style:data-style-name="N0" style:family="table-cell" style:parent-style-name="Default" style:name="TL_20_RowHeader" style:display-name="TL RowHeader">
      <style:table-cell-properties style:vertical-align="automatic" fo:background-color="#fae600"/>
    </style:style>
    <style:style style:data-style-name="N0" style:family="table-cell" style:parent-style-name="Default" style:name="TL_20_RowProperty" style:display-name="TL RowProperty">
      <style:table-cell-properties style:vertical-align="automatic" fo:background-color="#fa6900"/>
    </style:style>
  </office:styles>
  <office:automatic-styles>
    <style:page-layout style:name="Mpm1">
      <style:page-layout-properties style:writing-mode="lr-tb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0.4pt" style:print="charts drawings objects" fo:margin-top="54pt" fo:margin-left="50.4pt" style:print-page-order="ttb" style:num-format="1" style:print-orientation="portrait" style:scale-to="100%" fo:margin-bottom="54pt" style:first-page-number="continue"/>
      <style:header-style>
        <style:header-footer-properties fo:margin-left="0pt" fo:margin-right="0pt" fo:margin-bottom="0pt" fo:min-height="28.35pt"/>
      </style:header-style>
      <style:footer-style>
        <style:header-footer-properties fo:margin-left="0pt" fo:margin-right="0pt" fo:min-height="28.35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2="urn:org:documentfoundation:names:experimental:calc:xmlns:calcext:1.0" xmlns:svg="urn:oasis:names:tc:opendocument:xmlns:svg-compatible:1.0" xmlns:xlink="http://www.w3.org/1999/xlink" office:version="1.2">
  <office:meta>
    <meta:initial-creator>Ashkan Ashkpour</meta:initial-creator>
    <meta:creation-date>2017-12-07T12:17:16Z</meta:creation-date>
    <dc:date>2017-12-08T13:36:08.277934000</dc:date>
    <meta:editing-cycles>3</meta:editing-cycles>
    <meta:editing-duration>PT7M42S</meta:editing-duration>
    <meta:document-statistic meta:object-count="0" meta:cell-count="6284" meta:table-count="1"/>
    <meta:user-defined meta:name="AppVersion">16.0300</meta:user-defined>
    <meta:user-defined meta:name="Company">KNA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37df58ef-2f7f-4886-afb8-d34d3b0d0029</meta:user-defined>
    <meta:generator>ODFPY/1.3.5</meta:generator>
  </office:meta>
</office:document-meta>
</file>